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7.0154in"/>
    </style:style>
    <style:style style:name="co20" style:family="table-column">
      <style:table-column-properties fo:break-before="auto" style:column-width="2.5118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3.766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2866in"/>
    </style:style>
    <style:style style:name="co25" style:family="table-column">
      <style:table-column-properties fo:break-before="auto" style:column-width="2.1583in"/>
    </style:style>
    <style:style style:name="co26" style:family="table-column">
      <style:table-column-properties fo:break-before="auto" style:column-width="1.8689in"/>
    </style:style>
    <style:style style:name="co27" style:family="table-column">
      <style:table-column-properties fo:break-before="auto" style:column-width="0.9035in"/>
    </style:style>
    <style:style style:name="co28" style:family="table-column">
      <style:table-column-properties fo:break-before="auto" style:column-width="0.7217in"/>
    </style:style>
    <style:style style:name="co29" style:family="table-column">
      <style:table-column-properties fo:break-before="auto" style:column-width="1.472in"/>
    </style:style>
    <style:style style:name="co30" style:family="table-column">
      <style:table-column-properties fo:break-before="auto" style:column-width="1.0535in"/>
    </style:style>
    <style:style style:name="co31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0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2" style:family="table-cell" style:parent-style-name="Pivot_20_Table_20_Category" style:data-style-name="N0">
      <style:table-cell-properties fo:border="0.99pt solid #000000"/>
    </style:style>
    <style:style style:name="ce9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9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0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6" style:family="table-cell" style:parent-style-name="Pivot_20_Table_20_Field">
      <style:table-cell-properties fo:border="0.99pt solid #000000"/>
    </style:style>
    <style:style style:name="ce10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9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10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11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11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1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4" style:family="table-cell" style:parent-style-name="Pivot_20_Table_20_Value">
      <style:table-cell-properties fo:border-bottom="none" fo:border-left="0.99pt solid #000000" fo:border-right="none" fo:border-top="none"/>
    </style:style>
    <style:style style:name="ce115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1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2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1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122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12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24" style:family="table-cell" style:parent-style-name="Pivot_20_Table_20_Value">
      <style:table-cell-properties fo:border-bottom="none" fo:border-left="none" fo:border-right="2.01pt solid #000000" fo:border-top="none"/>
    </style:style>
    <style:style style:name="ce1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4"/>
    <style:style style:name="ce191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0"/>
    <style:style style:name="ce193" style:family="table-cell" style:parent-style-name="Default">
      <style:table-cell-properties fo:background-color="#3faf46"/>
    </style:style>
    <style:style style:name="ce194" style:family="table-cell" style:parent-style-name="Default">
      <style:table-cell-properties fo:background-color="transparent"/>
    </style:style>
    <style:style style:name="ce195" style:family="table-cell" style:parent-style-name="Default">
      <style:table-cell-properties fo:background-color="#81d41a"/>
    </style:style>
    <style:style style:name="ce196" style:family="table-cell" style:parent-style-name="Default">
      <style:table-cell-properties fo:background-color="#666666"/>
    </style:style>
    <style:style style:name="ce197" style:family="table-cell" style:parent-style-name="Default">
      <style:table-cell-properties fo:background-color="#ffbf00"/>
    </style:style>
    <style:style style:name="ce198" style:family="table-cell" style:parent-style-name="Default">
      <style:table-cell-properties fo:background-color="#ff3838"/>
    </style:style>
    <style:style style:name="ce199" style:family="table-cell" style:parent-style-name="Default">
      <style:text-properties style:text-line-through-style="solid" style:text-line-through-type="single"/>
    </style:style>
    <style:style style:name="ce7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81d41a" style:vertical-align="top"/>
    </style:style>
    <style:style style:name="ce13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8" style:family="table-cell" style:parent-style-name="Default">
      <style:table-cell-properties fo:background-color="transparent" style:vertical-align="top"/>
      <style:text-properties style:text-line-through-style="solid" style:text-line-through-type="single"/>
    </style:style>
    <style:style style:name="ce81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4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129" style:family="table-cell" style:parent-style-name="Default" style:data-style-name="N4"/>
    <style:style style:name="ce35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138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133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39" style:family="table-cell" style:parent-style-name="Voltage_20_Loss">
      <style:table-cell-properties fo:background-color="transparent" style:vertical-align="top"/>
    </style:style>
    <style:style style:name="ce143" style:family="table-cell" style:parent-style-name="Default" style:data-style-name="N11">
      <style:table-cell-properties style:vertical-align="top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13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4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4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7" style:family="table-cell" style:parent-style-name="Pivot_20_Table_20_Category" style:data-style-name="N0">
      <style:table-cell-properties fo:border="0.99pt solid #000000"/>
    </style:style>
    <style:style style:name="ce14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5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5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5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5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5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61" style:family="table-cell" style:parent-style-name="Pivot_20_Table_20_Field">
      <style:table-cell-properties fo:border="0.99pt solid #000000"/>
    </style:style>
    <style:style style:name="ce16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3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64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65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66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167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6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69" style:family="table-cell" style:parent-style-name="Pivot_20_Table_20_Value">
      <style:table-cell-properties fo:border-bottom="none" fo:border-left="0.99pt solid #000000" fo:border-right="none" fo:border-top="none"/>
    </style:style>
    <style:style style:name="ce170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17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7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7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76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177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178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79" style:family="table-cell" style:parent-style-name="Pivot_20_Table_20_Value">
      <style:table-cell-properties fo:border-bottom="none" fo:border-left="none" fo:border-right="2.01pt solid #000000" fo:border-top="none"/>
    </style:style>
    <style:style style:name="ce18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81" style:family="table-cell" style:parent-style-name="Default">
      <style:text-properties fo:font-weight="bold" style:font-weight-asian="bold" style:font-weight-complex="bold"/>
    </style:style>
    <style:style style:name="ce182" style:family="table-cell" style:parent-style-name="Default" style:data-style-name="N0"/>
    <style:style style:name="ce183" style:family="table-cell" style:parent-style-name="Default">
      <style:table-cell-properties fo:background-color="#3faf46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#81d41a"/>
    </style:style>
    <style:style style:name="ce186" style:family="table-cell" style:parent-style-name="Default">
      <style:table-cell-properties fo:background-color="#666666"/>
    </style:style>
    <style:style style:name="ce187" style:family="table-cell" style:parent-style-name="Default">
      <style:table-cell-properties fo:background-color="#ffbf00"/>
    </style:style>
    <style:style style:name="ce188" style:family="table-cell" style:parent-style-name="Default">
      <style:table-cell-properties fo:background-color="#ff3838"/>
    </style:style>
    <style:style style:name="ce189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2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number-columns-repeated="1016" table:default-cell-style-name="Default"/>
        <table:table-row table:style-name="ro1">
          <table:table-cell table:style-name="ce70" office:value-type="string" calcext:value-type="string">
            <text:p>Коса</text:p>
          </table:table-cell>
          <table:table-cell table:style-name="ce70" office:value-type="string" calcext:value-type="string">
            <text:p>Цепь/путь</text:p>
          </table:table-cell>
          <table:table-cell table:style-name="ce70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70" office:value-type="string" calcext:value-type="string">
            <text:p>Длина с запасом, м</text:p>
          </table:table-cell>
          <table:table-cell table:style-name="ce70" office:value-type="string" calcext:value-type="string">
            <text:p>Сечение, мм2</text:p>
          </table:table-cell>
          <table:table-cell table:style-name="ce70" office:value-type="string" calcext:value-type="string">
            <text:p>Потери, % от 12 В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93">
            <text:p>Капот + торпеда</text:p>
          </table:table-cell>
          <table:table-cell table:style-name="ce9" office:value-type="string" calcext:value-type="string">
            <text:p>Правая фара ‘1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2]); [.E2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37" table:formula="of:= IF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]); [.E3]+Buffer; &quot;&quot;)">
            <text:p/>
          </table:covered-table-cell>
          <table:table-cell table:style-name="ce72"/>
          <table:table-cell table:style-name="ce138" table:formula="of:= IF(ISNUMBER([.D3]); [.D3] * (CopperResistivity * [.E3] / ([.G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4]); [.E4]+Buffer; &quot;&quot;)">
            <text:p/>
          </table:table-cell>
          <table:table-cell table:style-name="ce72"/>
          <table:table-cell table:style-name="ce138" table:formula="of:= IF(ISNUMBER([.D4]); [.D4] * (CopperResistivity * [.E4] / ([.G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равая фара ‘3’ (габарит)</text:p>
          </table:table-cell>
          <table:table-cell table:style-name="ce72" office:value-type="string" calcext:value-type="string" table:number-columns-spanned="1" table:number-rows-spanned="4">
            <text:p>Коричневый</text:p>
          </table:table-cell>
          <table:table-cell table:style-name="ce84" office:value-type="float" office:value="2" calcext:value-type="float" table:number-columns-spanned="1" table:number-rows-spanned="4">
            <text:p>2.00</text:p>
          </table:table-cell>
          <table:table-cell table:style-name="ce84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72" table:formula="of:=IF(ISNUMBER([.E5]); [.E5]+Buffer; &quot;&quot;)" office:value-type="float" office:value="7.4" calcext:value-type="float" table:number-columns-spanned="1" table:number-rows-spanned="4">
            <text:p>7.4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корректора фар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6]); [.D6] * (CopperResistivity * [.E6] / ([.G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ЦПС ‘5’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7]); [.D7] * (CopperResistivity * [.E7] / ([.G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13’, вых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8]); [.D8] * (CopperResistivity * [.E8] / ([.G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правому заднему габариту</text:p>
          </table:table-cell>
          <table:table-cell table:style-name="ce72" office:value-type="string" calcext:value-type="string" table:number-columns-spanned="1" table:number-rows-spanned="2">
            <text:p>Коричневый</text:p>
          </table:table-cell>
          <table:table-cell table:style-name="ce84" office:value-type="float" office:value="2" calcext:value-type="float" table:number-columns-spanned="1" table:number-rows-spanned="2">
            <text:p>2.00</text:p>
          </table:table-cell>
          <table:table-cell table:style-name="ce8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72" table:formula="of:=IF(ISNUMBER([.E9]); [.E9]+Buffer; &quot;&quot;)" office:value-type="float" office:value="6" calcext:value-type="float" table:number-columns-spanned="1" table:number-rows-spanned="2">
            <text:p>6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подсветке номерного знака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10]); [.D10] * (CopperResistivity * [.E10] / ([.G1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1]); [.E11]+Buffer; &quot;&quot;)">
            <text:p/>
          </table:table-cell>
          <table:table-cell table:style-name="ce72"/>
          <table:table-cell table:style-name="ce138" table:formula="of:= IF(ISNUMBER([.D11]); [.D11] * (CopperResistivity * [.E11] / ([.G1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0" office:value-type="string" calcext:value-type="string">
            <text:p>Правая фара ‘2’ (ближний)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72" table:formula="of:=IF(ISNUMBER([.E12]); [.E12]+Buffer; &quot;&quot;)" office:value-type="float" office:value="6.4" calcext:value-type="float" table:number-columns-spanned="1" table:number-rows-spanned="2">
            <text:p>6.4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4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3]); [.E13]+Buffer; &quot;&quot;)">
            <text:p/>
          </table:covered-table-cell>
          <table:table-cell table:style-name="ce72"/>
          <table:table-cell table:style-name="ce138" table:formula="of:= IF(ISNUMBER([.D13]); [.D13] * (CopperResistivity * [.E13] / ([.G1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4]); [.E14]+Buffer; &quot;&quot;)">
            <text:p/>
          </table:table-cell>
          <table:table-cell table:style-name="ce72"/>
          <table:table-cell table:style-name="ce138" table:formula="of:= IF(ISNUMBER([.D14]); [.D14] * (CopperResistivity * [.E14] / ([.G1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0" office:value-type="string" calcext:value-type="string">
            <text:p>Правая фара ‘4’ (дальний)</text:p>
          </table:table-cell>
          <table:table-cell table:style-name="ce72" office:value-type="string" calcext:value-type="string" table:number-columns-spanned="1" table:number-rows-spanned="2">
            <text:p>Оранжев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72" table:formula="of:=IF(ISNUMBER([.E15]); [.E15]+Buffer; &quot;&quot;)" office:value-type="float" office:value="6.4" calcext:value-type="float" table:number-columns-spanned="1" table:number-rows-spanned="2">
            <text:p>6.4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2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6]); [.E16]+Buffer; &quot;&quot;)">
            <text:p/>
          </table:covered-table-cell>
          <table:table-cell table:style-name="ce72"/>
          <table:table-cell table:style-name="ce138" table:formula="of:= IF(ISNUMBER([.D16]); [.D16] * (CopperResistivity * [.E16] / ([.G1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7]); [.E17]+Buffer; &quot;&quot;)">
            <text:p/>
          </table:table-cell>
          <table:table-cell table:style-name="ce72"/>
          <table:table-cell table:style-name="ce138" table:formula="of:= IF(ISNUMBER([.D17]); [.D17] * (CopperResistivity * [.E17] / ([.G17] * 0.000001)) / 12; &quot;&quot;)">
            <text:p/>
          </table:table-cell>
          <table:table-cell table:style-name="ce72" table:number-columns-repeated="2"/>
          <table:table-cell table:style-name="ce39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овторитель поворота правый</text:p>
          </table:table-cell>
          <table:table-cell table:style-name="ce72" office:value-type="string" calcext:value-type="string" table:number-columns-spanned="1" table:number-rows-spanned="4">
            <text:p>Зелёный</text:p>
          </table:table-cell>
          <table:table-cell table:style-name="ce84" office:value-type="float" office:value="2" calcext:value-type="float" table:number-columns-spanned="1" table:number-rows-spanned="4">
            <text:p>2.00</text:p>
          </table:table-cell>
          <table:table-cell table:style-name="ce84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72" table:formula="of:=IF(ISNUMBER([.E18]); [.E18]+Buffer; &quot;&quot;)" office:value-type="float" office:value="6.8" calcext:value-type="float" table:number-columns-spanned="1" table:number-rows-spanned="4">
            <text:p>6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3" office:value-type="string" calcext:value-type="string">
            <text:p>Правая фара ‘поворот’</text:p>
          </table:table-cell>
          <table:covered-table-cell table:style-name="ce81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19]); [.D19] * (CopperResistivity * [.E19] / ([.G1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поворотников и света ‘3’</text:p>
          </table:table-cell>
          <table:covered-table-cell table:style-name="ce81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20]); [.D20] * (CopperResistivity * [.E20] / ([.G2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2.2’</text:p>
          </table:table-cell>
          <table:covered-table-cell table:style-name="ce81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21]); [.D21] * (CopperResistivity * [.E21] / ([.G2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81" office:value-type="string" calcext:value-type="string">
            <text:p>Зелёный</text:p>
          </table:table-cell>
          <table:table-cell table:style-name="ce84" office:value-type="float" office:value="2" calcext:value-type="float">
            <text:p>2.00</text:p>
          </table:table-cell>
          <table:table-cell table:style-name="ce84" table:formula="of:=TorpedoWidth+Width/2+Height+Len2" office:value-type="float" office:value="4.1" calcext:value-type="float">
            <text:p>4.10</text:p>
          </table:table-cell>
          <table:table-cell table:style-name="ce35" table:formula="of:=IF(ISNUMBER([.E22]); [.E22]+Buffer; &quot;&quot;)" office:value-type="float" office:value="5.1" calcext:value-type="float">
            <text:p>5.1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3]); [.E23]+Buffer; &quot;&quot;)">
            <text:p/>
          </table:table-cell>
          <table:table-cell table:style-name="ce72"/>
          <table:table-cell table:style-name="ce138" table:formula="of:= IF(ISNUMBER([.D23]); [.D23] * (CopperResistivity * [.E23] / ([.G2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равая фара ‘поворот-масса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2" calcext:value-type="float" table:number-columns-spanned="1" table:number-rows-spanned="2">
            <text:p>2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24]); [.E24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5]); [.E25]+Buffer; &quot;&quot;)">
            <text:p/>
          </table:covered-table-cell>
          <table:table-cell table:style-name="ce72"/>
          <table:table-cell table:style-name="ce138" table:formula="of:= IF(ISNUMBER([.D25]); [.D25] * (CopperResistivity * [.E25] / ([.G2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6]); [.E26]+Buffer; &quot;&quot;)">
            <text:p/>
          </table:table-cell>
          <table:table-cell table:style-name="ce72"/>
          <table:table-cell table:style-name="ce138" table:formula="of:= IF(ISNUMBER([.D26]); [.D26] * (CopperResistivity * [.E26] / ([.G2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евая фара ‘1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27]); [.E27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8]); [.E28]+Buffer; &quot;&quot;)">
            <text:p/>
          </table:covered-table-cell>
          <table:table-cell table:style-name="ce72"/>
          <table:table-cell table:style-name="ce138" table:formula="of:= IF(ISNUMBER([.D28]); [.D28] * (CopperResistivity * [.E28] / ([.G2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9]); [.E29]+Buffer; &quot;&quot;)">
            <text:p/>
          </table:table-cell>
          <table:table-cell table:style-name="ce72"/>
          <table:table-cell table:style-name="ce138" table:formula="of:= IF(ISNUMBER([.D29]); [.D29] * (CopperResistivity * [.E29] / ([.G2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евая фара ‘3’ (габарит)</text:p>
          </table:table-cell>
          <table:table-cell table:style-name="ce72" office:value-type="string" calcext:value-type="string" table:number-columns-spanned="1" table:number-rows-spanned="3">
            <text:p>Чёрный</text:p>
          </table:table-cell>
          <table:table-cell table:style-name="ce84" office:value-type="float" office:value="2" calcext:value-type="float" table:number-columns-spanned="1" table:number-rows-spanned="3">
            <text:p>2.00</text:p>
          </table:table-cell>
          <table:table-cell table:style-name="ce8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72" table:formula="of:=IF(ISNUMBER([.E30]); [.E30]+Buffer; &quot;&quot;)" office:value-type="float" office:value="4.6" calcext:value-type="float" table:number-columns-spanned="1" table:number-rows-spanned="3">
            <text:p>4.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8" office:value-type="string" calcext:value-type="string">
            <text:p>Индикаторная доска ‘XP2.8’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31]); [.D31] * (CopperResistivity * [.E31] / ([.G3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6’, вых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32]); [.D32] * (CopperResistivity * [.E32] / ([.G3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На багажник к освежению багажника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2" calcext:value-type="float" table:number-columns-spanned="1" table:number-rows-spanned="2">
            <text:p>2.00</text:p>
          </table:table-cell>
          <table:table-cell table:style-name="ce8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5" table:formula="of:=IF(ISNUMBER([.E33]); [.E33]+Buffer; &quot;&quot;)" office:value-type="float" office:value="6" calcext:value-type="float" table:number-columns-spanned="1" table:number-rows-spanned="2">
            <text:p>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На багажник к левому заднему габариту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34]); [.D34] * (CopperResistivity * [.E34] / ([.G3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5]); [.E35]+Buffer; &quot;&quot;)">
            <text:p/>
          </table:table-cell>
          <table:table-cell table:style-name="ce72"/>
          <table:table-cell table:style-name="ce138" table:formula="of:= IF(ISNUMBER([.D35]); [.D35] * (CopperResistivity * [.E35] / ([.G3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евая фара ‘2’ (ближний)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72" table:formula="of:=IF(ISNUMBER([.E36]); [.E36]+Buffer; &quot;&quot;)" office:value-type="float" office:value="4.6" calcext:value-type="float" table:number-columns-spanned="1" table:number-rows-spanned="2">
            <text:p>4.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5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7]); [.E37]+Buffer; &quot;&quot;)">
            <text:p/>
          </table:covered-table-cell>
          <table:table-cell table:style-name="ce72"/>
          <table:table-cell table:style-name="ce138" table:formula="of:= IF(ISNUMBER([.D37]); [.D37] * (CopperResistivity * [.E37] / ([.G3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repeated="2"/>
          <table:table-cell table:style-name="ce84" table:number-columns-repeated="2"/>
          <table:table-cell table:style-name="ce72" table:formula="of:=IF(ISNUMBER([.E38]); [.E38]+Buffer; &quot;&quot;)">
            <text:p/>
          </table:table-cell>
          <table:table-cell table:style-name="ce72" table:formula="of:=IF(ISNUMBER([.D38]); IF([.D38] &lt;= 1;     IF([.E38] &lt;= 7; 1;     IF([.E38] &lt;= 10; 1.5;     IF([.E38] &lt;= 17; 2.5;     IF([.E38] &lt;= 28; 4;     IF([.E38] &lt;= 42; 6; 10)))));  IF([.D38] &lt;= 2;     IF([.E38] &lt;= 1.5; 1;     IF([.E38] &lt;= 5; 1.5;     IF([.E38] &lt;= 8.5; 2.5;     IF([.E38] &lt;= 14; 4;     IF([.E38] &lt;= 21; 6; 10)))));  IF([.D38] &lt;= 4;     IF([.E38] &lt;= 1.5; 1;     IF([.E38] &lt;= 2.5; 1.5;     IF([.E38] &lt;= 4; 2.5;     IF([.E38] &lt;= 7; 4;     IF([.E38] &lt;= 10.5; 6; 10)))));  IF([.D38] &lt;= 6;     IF([.E38] &lt;= 1.5; 1.5;     IF([.E38] &lt;= 2.5; 2.5;     IF([.E38] &lt;= 4.5; 4;     IF([.E38] &lt;= 7; 6; 10))));  IF([.D38] &lt;= 10;     IF([.E38] &lt;= 1.5; 2.5;     IF([.E38] &lt;= 2.5; 4;     IF([.E38] &lt;= 4; 6;     IF([.E38] &lt;= 7; 10;     IF([.E38] &lt;= 10.5; 16;     IF([.E38] &lt;= 17.5; 25;     IF([.E38] &lt;= 24; 35; 50)))))));  IF([.D38] &lt;= 15;     IF([.E38] &lt;= 1; 2.5;     IF([.E38] &lt;= 1.5; 4;     IF([.E38] &lt;= 2.5; 6;     IF([.E38] &lt;= 4.5; 10;     IF([.E38] &lt;= 7; 16;     IF([.E38] &lt;= 11.5; 25;     IF([.E38] &lt;= 16; 35; 50)))))));  IF([.D38] &lt;= 25;     IF([.E38] &lt;= 1; 4;     IF([.E38] &lt;= 1.5; 6;     IF([.E38] &lt;= 2.5; 10;     IF([.E38] &lt;= 4; 16;     IF([.E38] &lt;= 7; 25;     IF([.E38] &lt;= 9.5; 35; 50))))));  IF([.D38] &lt;= 30;     IF([.E38] &lt;= 1; 6;     IF([.E38] &lt;= 2; 10;     IF([.E38] &lt;= 3.5; 16;     IF([.E38] &lt;= 5.4; 25;     IF([.E38] &lt;= 8; 35; 50)))));  IF([.D38] &lt;= 40;     IF([.E38] &lt;= 1.5; 10;     IF([.E38] &lt;= 2.5; 16;     IF([.E38] &lt;= 4; 25;     IF([.E38] &lt;= 6; 35; 50))));  &quot;Way too heavy&quot; ))))))))); &quot;&quot;)">
            <text:p/>
          </table:table-cell>
          <table:table-cell table:style-name="ce138" table:formula="of:= IF(ISNUMBER([.D38]); [.D38] * (CopperResistivity * [.E38] / ([.G3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евая фара ‘4’ (дальний)</text:p>
          </table:table-cell>
          <table:table-cell table:style-name="ce72" office:value-type="string" calcext:value-type="string" table:number-columns-spanned="1" table:number-rows-spanned="3">
            <text:p>Оранжевый</text:p>
          </table:table-cell>
          <table:table-cell table:style-name="ce84" office:value-type="float" office:value="5" calcext:value-type="float" table:number-columns-spanned="1" table:number-rows-spanned="3">
            <text:p>5.00</text:p>
          </table:table-cell>
          <table:table-cell table:style-name="ce8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72" table:formula="of:=IF(ISNUMBER([.E39]); [.E39]+Buffer; &quot;&quot;)" office:value-type="float" office:value="4.6" calcext:value-type="float" table:number-columns-spanned="1" table:number-rows-spanned="3">
            <text:p>4.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3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40]); [.E40]+Buffer; &quot;&quot;)">
            <text:p/>
          </table:covered-table-cell>
          <table:table-cell table:style-name="ce72"/>
          <table:table-cell table:style-name="ce138" table:formula="of:= IF(ISNUMBER([.D40]); [.D40] * (CopperResistivity * [.E40] / ([.G4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2.5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41]); [.E41]+Buffer; &quot;&quot;)">
            <text:p/>
          </table:covered-table-cell>
          <table:table-cell table:style-name="ce72"/>
          <table:table-cell table:style-name="ce138" table:formula="of:= IF(ISNUMBER([.D41]); [.D41] * (CopperResistivity * [.E41] / ([.G4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42]); [.E42]+Buffer; &quot;&quot;)">
            <text:p/>
          </table:table-cell>
          <table:table-cell table:style-name="ce72" table:formula="of:=IF(ISNUMBER([.D42]); IF([.D42] &lt;= 1;     IF([.E42] &lt;= 7; 1;     IF([.E42] &lt;= 10; 1.5;     IF([.E42] &lt;= 17; 2.5;     IF([.E42] &lt;= 28; 4;     IF([.E42] &lt;= 42; 6; 10)))));  IF([.D42] &lt;= 2;     IF([.E42] &lt;= 1.5; 1;     IF([.E42] &lt;= 5; 1.5;     IF([.E42] &lt;= 8.5; 2.5;     IF([.E42] &lt;= 14; 4;     IF([.E42] &lt;= 21; 6; 10)))));  IF([.D42] &lt;= 4;     IF([.E42] &lt;= 1.5; 1;     IF([.E42] &lt;= 2.5; 1.5;     IF([.E42] &lt;= 4; 2.5;     IF([.E42] &lt;= 7; 4;     IF([.E42] &lt;= 10.5; 6; 10)))));  IF([.D42] &lt;= 6;     IF([.E42] &lt;= 1.5; 1.5;     IF([.E42] &lt;= 2.5; 2.5;     IF([.E42] &lt;= 4.5; 4;     IF([.E42] &lt;= 7; 6; 10))));  IF([.D42] &lt;= 10;     IF([.E42] &lt;= 1.5; 2.5;     IF([.E42] &lt;= 2.5; 4;     IF([.E42] &lt;= 4; 6;     IF([.E42] &lt;= 7; 10;     IF([.E42] &lt;= 10.5; 16;     IF([.E42] &lt;= 17.5; 25;     IF([.E42] &lt;= 24; 35; 50)))))));  IF([.D42] &lt;= 15;     IF([.E42] &lt;= 1; 2.5;     IF([.E42] &lt;= 1.5; 4;     IF([.E42] &lt;= 2.5; 6;     IF([.E42] &lt;= 4.5; 10;     IF([.E42] &lt;= 7; 16;     IF([.E42] &lt;= 11.5; 25;     IF([.E42] &lt;= 16; 35; 50)))))));  IF([.D42] &lt;= 25;     IF([.E42] &lt;= 1; 4;     IF([.E42] &lt;= 1.5; 6;     IF([.E42] &lt;= 2.5; 10;     IF([.E42] &lt;= 4; 16;     IF([.E42] &lt;= 7; 25;     IF([.E42] &lt;= 9.5; 35; 50))))));  IF([.D42] &lt;= 30;     IF([.E42] &lt;= 1; 6;     IF([.E42] &lt;= 2; 10;     IF([.E42] &lt;= 3.5; 16;     IF([.E42] &lt;= 5.4; 25;     IF([.E42] &lt;= 8; 35; 50)))));  IF([.D42] &lt;= 40;     IF([.E42] &lt;= 1.5; 10;     IF([.E42] &lt;= 2.5; 16;     IF([.E42] &lt;= 4; 25;     IF([.E42] &lt;= 6; 35; 50))));  &quot;Way too heavy&quot; ))))))))); &quot;&quot;)">
            <text:p/>
          </table:table-cell>
          <table:table-cell table:style-name="ce138" table:formula="of:= IF(ISNUMBER([.D42]); [.D42] * (CopperResistivity * [.E42] / ([.G4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евая фара ‘поворот’</text:p>
          </table:table-cell>
          <table:table-cell table:style-name="ce72" office:value-type="string" calcext:value-type="string" table:number-columns-spanned="1" table:number-rows-spanned="4">
            <text:p>Жёлтый</text:p>
          </table:table-cell>
          <table:table-cell table:style-name="ce84" office:value-type="float" office:value="5" calcext:value-type="float" table:number-columns-spanned="1" table:number-rows-spanned="4">
            <text:p>5.00</text:p>
          </table:table-cell>
          <table:table-cell table:style-name="ce84" table:formula="of:=Len1+Buffer+Width/2+TorpedoWidth" office:value-type="float" office:value="3.7" calcext:value-type="float" table:number-columns-spanned="1" table:number-rows-spanned="4">
            <text:p>3.70</text:p>
          </table:table-cell>
          <table:table-cell table:style-name="ce72" table:formula="of:=IF(ISNUMBER([.E43]); [.E43]+Buffer; &quot;&quot;)" office:value-type="float" office:value="4.7" calcext:value-type="float" table:number-columns-spanned="1" table:number-rows-spanned="4">
            <text:p>4.7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3]); [.D43] * (CopperResistivity * [.E43] / ([.G43] * 0.000001)) / 12; &quot;&quot;)" office:value-type="percentage" office:value="0.0111" calcext:value-type="percentage">
            <text:p>1.1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овторитель поворота левый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44]); [.D44] * (CopperResistivity * [.E44] / ([.G4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поворотников и света ‘2’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45]); [.D45] * (CopperResistivity * [.E45] / ([.G4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2.3’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46]); [.D46] * (CopperResistivity * [.E46] / ([.G4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левому заднему повороту</text:p>
          </table:table-cell>
          <table:table-cell table:style-name="ce72" office:value-type="string" calcext:value-type="string">
            <text:p>Жёлтый</text:p>
          </table:table-cell>
          <table:table-cell table:style-name="ce84" office:value-type="float" office:value="5" calcext:value-type="float">
            <text:p>5.00</text:p>
          </table:table-cell>
          <table:table-cell table:style-name="ce84" table:formula="of:=TorpedoWidth+Width/2+Height+Len2" office:value-type="float" office:value="4.1" calcext:value-type="float">
            <text:p>4.10</text:p>
          </table:table-cell>
          <table:table-cell table:style-name="ce72" table:formula="of:=IF(ISNUMBER([.E47]); [.E47]+Buffer; &quot;&quot;)" office:value-type="float" office:value="5.1" calcext:value-type="float">
            <text:p>5.1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5" table:number-rows-spanned="1"/>
          <table:covered-table-cell table:style-name="ce72"/>
          <table:covered-table-cell table:number-columns-repeated="2" table:style-name="ce84"/>
          <table:covered-table-cell table:style-name="ce72"/>
          <table:table-cell table:style-name="ce35"/>
          <table:table-cell table:style-name="ce138" table:formula="of:= IF(ISNUMBER([.D48]); [.D48] * (CopperResistivity * [.E48] / ([.G4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евая фара ‘поворот-масса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49]); [.E49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50]); [.E50]+Buffer; &quot;&quot;)">
            <text:p/>
          </table:covered-table-cell>
          <table:table-cell table:style-name="ce72"/>
          <table:table-cell table:style-name="ce138" table:formula="of:= IF(ISNUMBER([.D50]); [.D50] * (CopperResistivity * [.E50] / ([.G5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51]); [.E51]+Buffer; &quot;&quot;)">
            <text:p/>
          </table:table-cell>
          <table:table-cell table:style-name="ce72"/>
          <table:table-cell table:style-name="ce138" table:formula="of:= IF(ISNUMBER([.D51]); [.D51] * (CopperResistivity * [.E51] / ([.G5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овторитель поворота левый ‘масса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52]); [.E52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53]); [.E53]+Buffer; &quot;&quot;)">
            <text:p/>
          </table:covered-table-cell>
          <table:table-cell table:style-name="ce72"/>
          <table:table-cell table:style-name="ce138" table:formula="of:= IF(ISNUMBER([.D53]); [.D53] * (CopperResistivity * [.E53] / ([.G5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54]); [.E54]+Buffer; &quot;&quot;)">
            <text:p/>
          </table:table-cell>
          <table:table-cell table:style-name="ce72"/>
          <table:table-cell table:style-name="ce138" table:formula="of:= IF(ISNUMBER([.D54]); [.D54] * (CopperResistivity * [.E54] / ([.G5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овторитель поворота правый ‘масса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55]); [.E55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81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56]); [.E56]+Buffer; &quot;&quot;)">
            <text:p/>
          </table:covered-table-cell>
          <table:table-cell table:style-name="ce72"/>
          <table:table-cell table:style-name="ce138" table:formula="of:= IF(ISNUMBER([.D56]); [.D56] * (CopperResistivity * [.E56] / ([.G5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81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57]); [.E57]+Buffer; &quot;&quot;)">
            <text:p/>
          </table:table-cell>
          <table:table-cell table:style-name="ce72"/>
          <table:table-cell table:style-name="ce138" table:formula="of:= IF(ISNUMBER([.D57]); [.D57] * (CopperResistivity * [.E57] / ([.G5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Клаксон 1</text:p>
          </table:table-cell>
          <table:table-cell table:style-name="ce72" office:value-type="string" calcext:value-type="string" table:number-columns-spanned="1" table:number-rows-spanned="3">
            <text:p>Чёрный</text:p>
          </table:table-cell>
          <table:table-cell table:style-name="ce84" office:value-type="float" office:value="20" calcext:value-type="float" table:number-columns-spanned="1" table:number-rows-spanned="3">
            <text:p>20.00</text:p>
          </table:table-cell>
          <table:table-cell table:style-name="ce84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72" table:formula="of:=IF(ISNUMBER([.E58]); [.E58]+Buffer; &quot;&quot;)" office:value-type="float" office:value="5.5" calcext:value-type="float" table:number-columns-spanned="1" table:number-rows-spanned="3">
            <text:p>5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Клаксон 2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59]); [.E59]+Buffer; &quot;&quot;)">
            <text:p/>
          </table:covered-table-cell>
          <table:table-cell table:style-name="ce72"/>
          <table:table-cell table:style-name="ce138" table:formula="of:= IF(ISNUMBER([.D59]); [.D59] * (CopperResistivity * [.E59] / ([.G5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Реле клаксонов ‘87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60]); [.E60]+Buffer; &quot;&quot;)">
            <text:p/>
          </table:covered-table-cell>
          <table:table-cell table:style-name="ce72"/>
          <table:table-cell table:style-name="ce138" table:formula="of:= IF(ISNUMBER([.D60]); [.D60] * (CopperResistivity * [.E60] / ([.G6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61]); [.E61]+Buffer; &quot;&quot;)">
            <text:p/>
          </table:table-cell>
          <table:table-cell table:style-name="ce72"/>
          <table:table-cell table:style-name="ce138" table:formula="of:= IF(ISNUMBER([.D61]); [.D61] * (CopperResistivity * [.E61] / ([.G6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Фонарь подкапотный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72" table:formula="of:=IF(ISNUMBER([.E62]); [.E62]+Buffer; &quot;&quot;)" office:value-type="float" office:value="4.25" calcext:value-type="float" table:number-columns-spanned="1" table:number-rows-spanned="2">
            <text:p>4.2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2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63]); [.E63]+Buffer; &quot;&quot;)">
            <text:p/>
          </table:covered-table-cell>
          <table:table-cell table:style-name="ce72"/>
          <table:table-cell table:style-name="ce138" table:formula="of:= IF(ISNUMBER([.D63]); [.D63] * (CopperResistivity * [.E63] / ([.G6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64]); [.E64]+Buffer; &quot;&quot;)">
            <text:p/>
          </table:table-cell>
          <table:table-cell table:style-name="ce72" table:formula="of:=IF(ISNUMBER([.D64]); IF([.D64] &lt;= 1;     IF([.E64] &lt;= 7; 1;     IF([.E64] &lt;= 10; 1.5;     IF([.E64] &lt;= 17; 2.5;     IF([.E64] &lt;= 28; 4;     IF([.E64] &lt;= 42; 6; 10)))));  IF([.D64] &lt;= 2;     IF([.E64] &lt;= 1.5; 1;     IF([.E64] &lt;= 5; 1.5;     IF([.E64] &lt;= 8.5; 2.5;     IF([.E64] &lt;= 14; 4;     IF([.E64] &lt;= 21; 6; 10)))));  IF([.D64] &lt;= 4;     IF([.E64] &lt;= 1.5; 1;     IF([.E64] &lt;= 2.5; 1.5;     IF([.E64] &lt;= 4; 2.5;     IF([.E64] &lt;= 7; 4;     IF([.E64] &lt;= 10.5; 6; 10)))));  IF([.D64] &lt;= 6;     IF([.E64] &lt;= 1.5; 1.5;     IF([.E64] &lt;= 2.5; 2.5;     IF([.E64] &lt;= 4.5; 4;     IF([.E64] &lt;= 7; 6; 10))));  IF([.D64] &lt;= 10;     IF([.E64] &lt;= 1.5; 2.5;     IF([.E64] &lt;= 2.5; 4;     IF([.E64] &lt;= 4; 6;     IF([.E64] &lt;= 7; 10;     IF([.E64] &lt;= 10.5; 16;     IF([.E64] &lt;= 17.5; 25;     IF([.E64] &lt;= 24; 35; 50)))))));  IF([.D64] &lt;= 15;     IF([.E64] &lt;= 1; 2.5;     IF([.E64] &lt;= 1.5; 4;     IF([.E64] &lt;= 2.5; 6;     IF([.E64] &lt;= 4.5; 10;     IF([.E64] &lt;= 7; 16;     IF([.E64] &lt;= 11.5; 25;     IF([.E64] &lt;= 16; 35; 50)))))));  IF([.D64] &lt;= 25;     IF([.E64] &lt;= 1; 4;     IF([.E64] &lt;= 1.5; 6;     IF([.E64] &lt;= 2.5; 10;     IF([.E64] &lt;= 4; 16;     IF([.E64] &lt;= 7; 25;     IF([.E64] &lt;= 9.5; 35; 50))))));  IF([.D64] &lt;= 30;     IF([.E64] &lt;= 1; 6;     IF([.E64] &lt;= 2; 10;     IF([.E64] &lt;= 3.5; 16;     IF([.E64] &lt;= 5.4; 25;     IF([.E64] &lt;= 8; 35; 50)))));  IF([.D64] &lt;= 40;     IF([.E64] &lt;= 1.5; 10;     IF([.E64] &lt;= 2.5; 16;     IF([.E64] &lt;= 4; 25;     IF([.E64] &lt;= 6; 35; 50))));  &quot;Way too heavy&quot; ))))))))); &quot;&quot;)">
            <text:p/>
          </table:table-cell>
          <table:table-cell table:style-name="ce138" table:formula="of:= IF(ISNUMBER([.D64]); [.D64] * (CopperResistivity * [.E64] / ([.G6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Генератор ‘D’</text:p>
          </table:table-cell>
          <table:table-cell table:style-name="ce81" office:value-type="string" calcext:value-type="string" table:number-columns-spanned="1" table:number-rows-spanned="2">
            <text:p>Розов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72" table:formula="of:=IF(ISNUMBER([.E65]); [.E65]+Buffer; &quot;&quot;)" office:value-type="float" office:value="6.35" calcext:value-type="float" table:number-columns-spanned="1" table:number-rows-spanned="2">
            <text:p>6.3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65]); [.D65] * (CopperResistivity * [.E65] / ([.G65] * 0.000001)) / 12; &quot;&quot;)" office:value-type="percentage" office:value="0.01605" calcext:value-type="percentage">
            <text:p>1.6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Индикаторная доска ‘XP3.7’</text:p>
          </table:table-cell>
          <table:covered-table-cell table:style-name="ce81"/>
          <table:covered-table-cell table:number-columns-repeated="2" table:style-name="ce84"/>
          <table:covered-table-cell table:style-name="ce72" table:formula="of:=IF(ISNUMBER([.E66]); [.E66]+Buffer; &quot;&quot;)">
            <text:p/>
          </table:covered-table-cell>
          <table:table-cell table:style-name="ce72"/>
          <table:table-cell table:style-name="ce138" table:formula="of:= IF(ISNUMBER([.D66]); [.D66] * (CopperResistivity * [.E66] / ([.G6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67]); [.E67]+Buffer; &quot;&quot;)">
            <text:p/>
          </table:table-cell>
          <table:table-cell table:style-name="ce72" table:formula="of:=IF(ISNUMBER([.D67]); IF([.D67] &lt;= 1;     IF([.E67] &lt;= 7; 1;     IF([.E67] &lt;= 10; 1.5;     IF([.E67] &lt;= 17; 2.5;     IF([.E67] &lt;= 28; 4;     IF([.E67] &lt;= 42; 6; 10)))));  IF([.D67] &lt;= 2;     IF([.E67] &lt;= 1.5; 1;     IF([.E67] &lt;= 5; 1.5;     IF([.E67] &lt;= 8.5; 2.5;     IF([.E67] &lt;= 14; 4;     IF([.E67] &lt;= 21; 6; 10)))));  IF([.D67] &lt;= 4;     IF([.E67] &lt;= 1.5; 1;     IF([.E67] &lt;= 2.5; 1.5;     IF([.E67] &lt;= 4; 2.5;     IF([.E67] &lt;= 7; 4;     IF([.E67] &lt;= 10.5; 6; 10)))));  IF([.D67] &lt;= 6;     IF([.E67] &lt;= 1.5; 1.5;     IF([.E67] &lt;= 2.5; 2.5;     IF([.E67] &lt;= 4.5; 4;     IF([.E67] &lt;= 7; 6; 10))));  IF([.D67] &lt;= 10;     IF([.E67] &lt;= 1.5; 2.5;     IF([.E67] &lt;= 2.5; 4;     IF([.E67] &lt;= 4; 6;     IF([.E67] &lt;= 7; 10;     IF([.E67] &lt;= 10.5; 16;     IF([.E67] &lt;= 17.5; 25;     IF([.E67] &lt;= 24; 35; 50)))))));  IF([.D67] &lt;= 15;     IF([.E67] &lt;= 1; 2.5;     IF([.E67] &lt;= 1.5; 4;     IF([.E67] &lt;= 2.5; 6;     IF([.E67] &lt;= 4.5; 10;     IF([.E67] &lt;= 7; 16;     IF([.E67] &lt;= 11.5; 25;     IF([.E67] &lt;= 16; 35; 50)))))));  IF([.D67] &lt;= 25;     IF([.E67] &lt;= 1; 4;     IF([.E67] &lt;= 1.5; 6;     IF([.E67] &lt;= 2.5; 10;     IF([.E67] &lt;= 4; 16;     IF([.E67] &lt;= 7; 25;     IF([.E67] &lt;= 9.5; 35; 50))))));  IF([.D67] &lt;= 30;     IF([.E67] &lt;= 1; 6;     IF([.E67] &lt;= 2; 10;     IF([.E67] &lt;= 3.5; 16;     IF([.E67] &lt;= 5.4; 25;     IF([.E67] &lt;= 8; 35; 50)))));  IF([.D67] &lt;= 40;     IF([.E67] &lt;= 1.5; 10;     IF([.E67] &lt;= 2.5; 16;     IF([.E67] &lt;= 4; 25;     IF([.E67] &lt;= 6; 35; 50))));  &quot;Way too heavy&quot; ))))))))); &quot;&quot;)">
            <text:p/>
          </table:table-cell>
          <table:table-cell table:style-name="ce138" table:formula="of:= IF(ISNUMBER([.D67]); [.D67] * (CopperResistivity * [.E67] / ([.G6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Генератор ‘B+’</text:p>
          </table:table-cell>
          <table:table-cell table:style-name="ce81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90" calcext:value-type="float" table:number-columns-spanned="1" table:number-rows-spanned="2">
            <text:p>90.00</text:p>
          </table:table-cell>
          <table:table-cell table:style-name="ce84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72" table:formula="of:=IF(ISNUMBER([.E68]); [.E68]+Buffer; &quot;&quot;)" office:value-type="float" office:value="5.4" calcext:value-type="float" table:number-columns-spanned="1" table:number-rows-spanned="2">
            <text:p>5.4</text:p>
          </table:table-cell>
          <table:table-cell table:style-name="ce72" office:value-type="float" office:value="25" calcext:value-type="float">
            <text:p>25</text:p>
          </table:table-cell>
          <table:table-cell table:style-name="ce138" table:formula="of:= IF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133"/>
          <table:table-cell table:style-name="ce72" table:number-columns-repeated="2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БПР ‘90 А’</text:p>
          </table:table-cell>
          <table:covered-table-cell table:style-name="ce81"/>
          <table:covered-table-cell table:number-columns-repeated="2" table:style-name="ce84"/>
          <table:covered-table-cell table:style-name="ce72" table:formula="of:=IF(ISNUMBER([.E69]); [.E69]+Buffer; &quot;&quot;)">
            <text:p/>
          </table:covered-table-cell>
          <table:table-cell table:style-name="ce72"/>
          <table:table-cell table:style-name="ce138" table:formula="of:= IF(ISNUMBER([.D69]); [.D69] * (CopperResistivity * [.E69] / ([.G6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70]); [.E70]+Buffer; &quot;&quot;)">
            <text:p/>
          </table:table-cell>
          <table:table-cell table:style-name="ce72" table:formula="of:=IF(ISNUMBER([.D70]); IF([.D70] &lt;= 1;     IF([.E70] &lt;= 7; 1;     IF([.E70] &lt;= 10; 1.5;     IF([.E70] &lt;= 17; 2.5;     IF([.E70] &lt;= 28; 4;     IF([.E70] &lt;= 42; 6; 10)))));  IF([.D70] &lt;= 2;     IF([.E70] &lt;= 1.5; 1;     IF([.E70] &lt;= 5; 1.5;     IF([.E70] &lt;= 8.5; 2.5;     IF([.E70] &lt;= 14; 4;     IF([.E70] &lt;= 21; 6; 10)))));  IF([.D70] &lt;= 4;     IF([.E70] &lt;= 1.5; 1;     IF([.E70] &lt;= 2.5; 1.5;     IF([.E70] &lt;= 4; 2.5;     IF([.E70] &lt;= 7; 4;     IF([.E70] &lt;= 10.5; 6; 10)))));  IF([.D70] &lt;= 6;     IF([.E70] &lt;= 1.5; 1.5;     IF([.E70] &lt;= 2.5; 2.5;     IF([.E70] &lt;= 4.5; 4;     IF([.E70] &lt;= 7; 6; 10))));  IF([.D70] &lt;= 10;     IF([.E70] &lt;= 1.5; 2.5;     IF([.E70] &lt;= 2.5; 4;     IF([.E70] &lt;= 4; 6;     IF([.E70] &lt;= 7; 10;     IF([.E70] &lt;= 10.5; 16;     IF([.E70] &lt;= 17.5; 25;     IF([.E70] &lt;= 24; 35; 50)))))));  IF([.D70] &lt;= 15;     IF([.E70] &lt;= 1; 2.5;     IF([.E70] &lt;= 1.5; 4;     IF([.E70] &lt;= 2.5; 6;     IF([.E70] &lt;= 4.5; 10;     IF([.E70] &lt;= 7; 16;     IF([.E70] &lt;= 11.5; 25;     IF([.E70] &lt;= 16; 35; 50)))))));  IF([.D70] &lt;= 25;     IF([.E70] &lt;= 1; 4;     IF([.E70] &lt;= 1.5; 6;     IF([.E70] &lt;= 2.5; 10;     IF([.E70] &lt;= 4; 16;     IF([.E70] &lt;= 7; 25;     IF([.E70] &lt;= 9.5; 35; 50))))));  IF([.D70] &lt;= 30;     IF([.E70] &lt;= 1; 6;     IF([.E70] &lt;= 2; 10;     IF([.E70] &lt;= 3.5; 16;     IF([.E70] &lt;= 5.4; 25;     IF([.E70] &lt;= 8; 35; 50)))));  IF([.D70] &lt;= 40;     IF([.E70] &lt;= 1.5; 10;     IF([.E70] &lt;= 2.5; 16;     IF([.E70] &lt;= 4; 25;     IF([.E70] &lt;= 6; 35; 50))));  &quot;Way too heavy&quot; ))))))))); &quot;&quot;)">
            <text:p/>
          </table:table-cell>
          <table:table-cell table:style-name="ce138" table:formula="of:= IF(ISNUMBER([.D70]); [.D70] * (CopperResistivity * [.E70] / ([.G7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БПР ‘шина’</text:p>
          </table:table-cell>
          <table:table-cell table:style-name="ce72" office:value-type="string" calcext:value-type="string" table:number-columns-spanned="1" table:number-rows-spanned="3">
            <text:p>N/A</text:p>
          </table:table-cell>
          <table:table-cell table:style-name="ce84" office:value-type="string" calcext:value-type="string" table:number-columns-spanned="1" table:number-rows-spanned="3">
            <text:p>X</text:p>
          </table:table-cell>
          <table:table-cell table:style-name="ce84" table:formula="of:=Width" office:value-type="float" office:value="1.8" calcext:value-type="float" table:number-columns-spanned="1" table:number-rows-spanned="3">
            <text:p>1.80</text:p>
          </table:table-cell>
          <table:table-cell table:style-name="ce72" table:formula="of:=IF(ISNUMBER([.E71]); [.E71]+Buffer; &quot;&quot;)" office:value-type="float" office:value="2.8" calcext:value-type="float" table:number-columns-spanned="1" table:number-rows-spanned="3">
            <text:p>2.8</text:p>
          </table:table-cell>
          <table:table-cell table:style-name="ce72" office:value-type="string" calcext:value-type="string">
            <text:p>ШИНА БПР</text:p>
          </table:table-cell>
          <table:table-cell table:style-name="ce138" table:formula="of:= IF(ISNUMBER([.D71]); [.D71] * (CopperResistivity * [.E71] / ([.G7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АКБ ‘+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72]); [.E72]+Buffer; &quot;&quot;)">
            <text:p/>
          </table:covered-table-cell>
          <table:table-cell table:style-name="ce72"/>
          <table:table-cell table:style-name="ce138" table:formula="of:= IF(ISNUMBER([.D72]); [.D72] * (CopperResistivity * [.E72] / ([.G7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Стартер ‘+’ (силовой)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73]); [.E73]+Buffer; &quot;&quot;)">
            <text:p/>
          </table:covered-table-cell>
          <table:table-cell table:style-name="ce72"/>
          <table:table-cell table:style-name="ce138" table:formula="of:= IF(ISNUMBER([.D73]); [.D73] * (CopperResistivity * [.E73] / ([.G7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74]); [.E74]+Buffer; &quot;&quot;)">
            <text:p/>
          </table:table-cell>
          <table:table-cell table:style-name="ce72" table:formula="of:=IF(ISNUMBER([.D74]); IF([.D74] &lt;= 1;     IF([.E74] &lt;= 7; 1;     IF([.E74] &lt;= 10; 1.5;     IF([.E74] &lt;= 17; 2.5;     IF([.E74] &lt;= 28; 4;     IF([.E74] &lt;= 42; 6; 10)))));  IF([.D74] &lt;= 2;     IF([.E74] &lt;= 1.5; 1;     IF([.E74] &lt;= 5; 1.5;     IF([.E74] &lt;= 8.5; 2.5;     IF([.E74] &lt;= 14; 4;     IF([.E74] &lt;= 21; 6; 10)))));  IF([.D74] &lt;= 4;     IF([.E74] &lt;= 1.5; 1;     IF([.E74] &lt;= 2.5; 1.5;     IF([.E74] &lt;= 4; 2.5;     IF([.E74] &lt;= 7; 4;     IF([.E74] &lt;= 10.5; 6; 10)))));  IF([.D74] &lt;= 6;     IF([.E74] &lt;= 1.5; 1.5;     IF([.E74] &lt;= 2.5; 2.5;     IF([.E74] &lt;= 4.5; 4;     IF([.E74] &lt;= 7; 6; 10))));  IF([.D74] &lt;= 10;     IF([.E74] &lt;= 1.5; 2.5;     IF([.E74] &lt;= 2.5; 4;     IF([.E74] &lt;= 4; 6;     IF([.E74] &lt;= 7; 10;     IF([.E74] &lt;= 10.5; 16;     IF([.E74] &lt;= 17.5; 25;     IF([.E74] &lt;= 24; 35; 50)))))));  IF([.D74] &lt;= 15;     IF([.E74] &lt;= 1; 2.5;     IF([.E74] &lt;= 1.5; 4;     IF([.E74] &lt;= 2.5; 6;     IF([.E74] &lt;= 4.5; 10;     IF([.E74] &lt;= 7; 16;     IF([.E74] &lt;= 11.5; 25;     IF([.E74] &lt;= 16; 35; 50)))))));  IF([.D74] &lt;= 25;     IF([.E74] &lt;= 1; 4;     IF([.E74] &lt;= 1.5; 6;     IF([.E74] &lt;= 2.5; 10;     IF([.E74] &lt;= 4; 16;     IF([.E74] &lt;= 7; 25;     IF([.E74] &lt;= 9.5; 35; 50))))));  IF([.D74] &lt;= 30;     IF([.E74] &lt;= 1; 6;     IF([.E74] &lt;= 2; 10;     IF([.E74] &lt;= 3.5; 16;     IF([.E74] &lt;= 5.4; 25;     IF([.E74] &lt;= 8; 35; 50)))));  IF([.D74] &lt;= 40;     IF([.E74] &lt;= 1.5; 10;     IF([.E74] &lt;= 2.5; 16;     IF([.E74] &lt;= 4; 25;     IF([.E74] &lt;= 6; 35; 50))));  &quot;Way too heavy&quot; ))))))))); &quot;&quot;)">
            <text:p/>
          </table:table-cell>
          <table:table-cell table:style-name="ce138" table:formula="of:= IF(ISNUMBER([.D74]); [.D74] * (CopperResistivity * [.E74] / ([.G7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БПР ‘40 А’ ?</text:p>
          </table:table-cell>
          <table:table-cell table:style-name="ce72" office:value-type="string" calcext:value-type="string" table:number-columns-spanned="1" table:number-rows-spanned="2">
            <text:p>Красный (Белый)</text:p>
          </table:table-cell>
          <table:table-cell table:style-name="ce84" office:value-type="float" office:value="40" calcext:value-type="float" table:number-columns-spanned="1" table:number-rows-spanned="2">
            <text:p>40.00</text:p>
          </table:table-cell>
          <table:table-cell table:style-name="ce84" table:formula="of:=Width/4" office:value-type="float" office:value="0.45" calcext:value-type="float" table:number-columns-spanned="1" table:number-rows-spanned="2">
            <text:p>0.45</text:p>
          </table:table-cell>
          <table:table-cell table:style-name="ce72" table:formula="of:=IF(ISNUMBER([.E75]); [.E75]+Buffer; &quot;&quot;)" office:value-type="float" office:value="1.45" calcext:value-type="float" table:number-columns-spanned="1" table:number-rows-spanned="2">
            <text:p>1.45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Реле вентилятора охлаждения ‘30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76]); [.E76]+Buffer; &quot;&quot;)">
            <text:p/>
          </table:covered-table-cell>
          <table:table-cell table:style-name="ce72"/>
          <table:table-cell table:style-name="ce138" table:formula="of:= IF(ISNUMBER([.D76]); [.D76] * (CopperResistivity * [.E76] / ([.G7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77]); [.E77]+Buffer; &quot;&quot;)">
            <text:p/>
          </table:table-cell>
          <table:table-cell table:style-name="ce72" table:formula="of:=IF(ISNUMBER([.D77]); IF([.D77] &lt;= 1;     IF([.E77] &lt;= 7; 1;     IF([.E77] &lt;= 10; 1.5;     IF([.E77] &lt;= 17; 2.5;     IF([.E77] &lt;= 28; 4;     IF([.E77] &lt;= 42; 6; 10)))));  IF([.D77] &lt;= 2;     IF([.E77] &lt;= 1.5; 1;     IF([.E77] &lt;= 5; 1.5;     IF([.E77] &lt;= 8.5; 2.5;     IF([.E77] &lt;= 14; 4;     IF([.E77] &lt;= 21; 6; 10)))));  IF([.D77] &lt;= 4;     IF([.E77] &lt;= 1.5; 1;     IF([.E77] &lt;= 2.5; 1.5;     IF([.E77] &lt;= 4; 2.5;     IF([.E77] &lt;= 7; 4;     IF([.E77] &lt;= 10.5; 6; 10)))));  IF([.D77] &lt;= 6;     IF([.E77] &lt;= 1.5; 1.5;     IF([.E77] &lt;= 2.5; 2.5;     IF([.E77] &lt;= 4.5; 4;     IF([.E77] &lt;= 7; 6; 10))));  IF([.D77] &lt;= 10;     IF([.E77] &lt;= 1.5; 2.5;     IF([.E77] &lt;= 2.5; 4;     IF([.E77] &lt;= 4; 6;     IF([.E77] &lt;= 7; 10;     IF([.E77] &lt;= 10.5; 16;     IF([.E77] &lt;= 17.5; 25;     IF([.E77] &lt;= 24; 35; 50)))))));  IF([.D77] &lt;= 15;     IF([.E77] &lt;= 1; 2.5;     IF([.E77] &lt;= 1.5; 4;     IF([.E77] &lt;= 2.5; 6;     IF([.E77] &lt;= 4.5; 10;     IF([.E77] &lt;= 7; 16;     IF([.E77] &lt;= 11.5; 25;     IF([.E77] &lt;= 16; 35; 50)))))));  IF([.D77] &lt;= 25;     IF([.E77] &lt;= 1; 4;     IF([.E77] &lt;= 1.5; 6;     IF([.E77] &lt;= 2.5; 10;     IF([.E77] &lt;= 4; 16;     IF([.E77] &lt;= 7; 25;     IF([.E77] &lt;= 9.5; 35; 50))))));  IF([.D77] &lt;= 30;     IF([.E77] &lt;= 1; 6;     IF([.E77] &lt;= 2; 10;     IF([.E77] &lt;= 3.5; 16;     IF([.E77] &lt;= 5.4; 25;     IF([.E77] &lt;= 8; 35; 50)))));  IF([.D77] &lt;= 40;     IF([.E77] &lt;= 1.5; 10;     IF([.E77] &lt;= 2.5; 16;     IF([.E77] &lt;= 4; 25;     IF([.E77] &lt;= 6; 35; 50))));  &quot;Way too heavy&quot; ))))))))); &quot;&quot;)">
            <text:p/>
          </table:table-cell>
          <table:table-cell table:style-name="ce138" table:formula="of:= IF(ISNUMBER([.D77]); [.D77] * (CopperResistivity * [.E77] / ([.G7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БПР ‘40 А’ <text:s/>(до разветвления 1)</text:p>
          </table:table-cell>
          <table:table-cell table:style-name="ce72" office:value-type="string" calcext:value-type="string">
            <text:p>Серый (Красный)</text:p>
          </table:table-cell>
          <table:table-cell table:style-name="ce84" office:value-type="float" office:value="30" calcext:value-type="float">
            <text:p>30.00</text:p>
          </table:table-cell>
          <table:table-cell table:style-name="ce84" table:formula="of:=Len1+Height" office:value-type="float" office:value="1.8" calcext:value-type="float">
            <text:p>1.80</text:p>
          </table:table-cell>
          <table:table-cell table:style-name="ce72" table:formula="of:=IF(ISNUMBER([.E78]); [.E78]+Buffer; &quot;&quot;)" office:value-type="float" office:value="2.8" calcext:value-type="float">
            <text:p>2.8</text:p>
          </table:table-cell>
          <table:table-cell table:style-name="ce72" table:formula="of:=IF(ISNUMBER([.D78]); IF([.D78] &lt;= 1;     IF([.E78] &lt;= 7; 1;     IF([.E78] &lt;= 10; 1.5;     IF([.E78] &lt;= 17; 2.5;     IF([.E78] &lt;= 28; 4;     IF([.E78] &lt;= 42; 6; 10)))));  IF([.D78] &lt;= 2;     IF([.E78] &lt;= 1.5; 1;     IF([.E78] &lt;= 5; 1.5;     IF([.E78] &lt;= 8.5; 2.5;     IF([.E78] &lt;= 14; 4;     IF([.E78] &lt;= 21; 6; 10)))));  IF([.D78] &lt;= 4;     IF([.E78] &lt;= 1.5; 1;     IF([.E78] &lt;= 2.5; 1.5;     IF([.E78] &lt;= 4; 2.5;     IF([.E78] &lt;= 7; 4;     IF([.E78] &lt;= 10.5; 6; 10)))));  IF([.D78] &lt;= 6;     IF([.E78] &lt;= 1.5; 1.5;     IF([.E78] &lt;= 2.5; 2.5;     IF([.E78] &lt;= 4.5; 4;     IF([.E78] &lt;= 7; 6; 10))));  IF([.D78] &lt;= 10;     IF([.E78] &lt;= 1.5; 2.5;     IF([.E78] &lt;= 2.5; 4;     IF([.E78] &lt;= 4; 6;     IF([.E78] &lt;= 7; 10;     IF([.E78] &lt;= 10.5; 16;     IF([.E78] &lt;= 17.5; 25;     IF([.E78] &lt;= 24; 35; 50)))))));  IF([.D78] &lt;= 15;     IF([.E78] &lt;= 1; 2.5;     IF([.E78] &lt;= 1.5; 4;     IF([.E78] &lt;= 2.5; 6;     IF([.E78] &lt;= 4.5; 10;     IF([.E78] &lt;= 7; 16;     IF([.E78] &lt;= 11.5; 25;     IF([.E78] &lt;= 16; 35; 50)))))));  IF([.D78] &lt;= 25;     IF([.E78] &lt;= 1; 4;     IF([.E78] &lt;= 1.5; 6;     IF([.E78] &lt;= 2.5; 10;     IF([.E78] &lt;= 4; 16;     IF([.E78] &lt;= 7; 25;     IF([.E78] &lt;= 9.5; 35; 50))))));  IF([.D78] &lt;= 30;     IF([.E78] &lt;= 1; 6;     IF([.E78] &lt;= 2; 10;     IF([.E78] &lt;= 3.5; 16;     IF([.E78] &lt;= 5.4; 25;     IF([.E78] &lt;= 8; 35; 50)))));  IF([.D78] &lt;= 40;     IF([.E78] &lt;= 1.5; 10;     IF([.E78] &lt;= 2.5; 16;     IF([.E78] &lt;= 4; 25;     IF([.E78] &lt;= 6; 35; 50))));  &quot;Way too heavy&quot; ))))))))); &quot;&quot;)" office:value-type="float" office:value="10" calcext:value-type="float">
            <text:p>10</text:p>
          </table:table-cell>
          <table:table-cell table:style-name="ce138" table:formula="of:= IF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ЦПС ‘1’ (от разветвления 1)</text:p>
          </table:table-cell>
          <table:table-cell table:style-name="ce72" office:value-type="string" calcext:value-type="string">
            <text:p>Серый (Красный)</text:p>
          </table:table-cell>
          <table:table-cell table:style-name="ce84" office:value-type="float" office:value="20" calcext:value-type="float">
            <text:p>20.00</text:p>
          </table:table-cell>
          <table:table-cell table:style-name="ce84" table:formula="of:=Height+Width/4+TorpedoWidth" office:value-type="float" office:value="1.45" calcext:value-type="float">
            <text:p>1.45</text:p>
          </table:table-cell>
          <table:table-cell table:style-name="ce72" table:formula="of:=IF(ISNUMBER([.E79]); [.E79]+Buffer; &quot;&quot;)" office:value-type="float" office:value="2.45" calcext:value-type="float">
            <text:p>2.45</text:p>
          </table:table-cell>
          <table:table-cell table:style-name="ce72" office:value-type="float" office:value="4" calcext:value-type="float">
            <text:p>4</text:p>
          </table:table-cell>
          <table:table-cell table:style-name="ce138" table:formula="of:= IF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Разветвление 1 – разветвление 2</text:p>
          </table:table-cell>
          <table:table-cell table:style-name="ce72" office:value-type="string" calcext:value-type="string">
            <text:p>Серый (Коричневый)</text:p>
          </table:table-cell>
          <table:table-cell table:style-name="ce84" office:value-type="float" office:value="30" calcext:value-type="float">
            <text:p>30.00</text:p>
          </table:table-cell>
          <table:table-cell table:style-name="ce84" table:formula="of:=Height+Width" office:value-type="float" office:value="2.3" calcext:value-type="float">
            <text:p>2.30</text:p>
          </table:table-cell>
          <table:table-cell table:style-name="ce72" table:formula="of:=IF(ISNUMBER([.E80]); [.E80]+Buffer; &quot;&quot;)" office:value-type="float" office:value="3.3" calcext:value-type="float">
            <text:p>3.3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80]); [.D80] * (CopperResistivity * [.E80] / ([.G80] * 0.000001)) / 12; &quot;&quot;)" office:value-type="percentage" office:value="0.01725" calcext:value-type="percentage">
            <text:p>1.73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Реле ближнего света ‘30’ (от разветвления 2)</text:p>
          </table:table-cell>
          <table:table-cell table:style-name="ce72" office:value-type="string" calcext:value-type="string">
            <text:p>Серый (Красный)</text:p>
          </table:table-cell>
          <table:table-cell table:style-name="ce84" office:value-type="float" office:value="30" calcext:value-type="float">
            <text:p>30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72" table:formula="of:=IF(ISNUMBER([.E81]); [.E81]+Buffer; &quot;&quot;)" office:value-type="float" office:value="1.5" calcext:value-type="float">
            <text:p>1.5</text:p>
          </table:table-cell>
          <table:table-cell table:style-name="ce72" office:value-type="float" office:value="4" calcext:value-type="float">
            <text:p>4</text:p>
          </table:table-cell>
          <table:table-cell table:style-name="ce138" table:formula="of:= IF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Реле дальнего света ‘30’ (от разветвления 2)</text:p>
          </table:table-cell>
          <table:table-cell table:style-name="ce72" office:value-type="string" calcext:value-type="string">
            <text:p>Серый (Красный)</text:p>
          </table:table-cell>
          <table:table-cell table:style-name="ce84" office:value-type="float" office:value="30" calcext:value-type="float">
            <text:p>30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72" table:formula="of:=IF(ISNUMBER([.E82]); [.E82]+Buffer; &quot;&quot;)" office:value-type="float" office:value="1.5" calcext:value-type="float">
            <text:p>1.5</text:p>
          </table:table-cell>
          <table:table-cell table:style-name="ce72" office:value-type="float" office:value="4" calcext:value-type="float">
            <text:p>4</text:p>
          </table:table-cell>
          <table:table-cell table:style-name="ce138" table:formula="of:= IF(ISNUMBER([.D82]); [.D82] * (CopperResistivity * [.E82] / ([.G82] * 0.000001)) / 12; &quot;&quot;)" office:value-type="percentage" office:value="0.005625" calcext:value-type="percentage">
            <text:p>0.5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1’, вход (от разветвления 2)</text:p>
          </table:table-cell>
          <table:table-cell table:style-name="ce72" office:value-type="string" calcext:value-type="string">
            <text:p>Серый (Красный)</text:p>
          </table:table-cell>
          <table:table-cell table:style-name="ce84" office:value-type="float" office:value="30" calcext:value-type="float">
            <text:p>30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72" table:formula="of:=IF(ISNUMBER([.E83]); [.E83]+Buffer; &quot;&quot;)" office:value-type="float" office:value="1.5" calcext:value-type="float">
            <text:p>1.5</text:p>
          </table:table-cell>
          <table:table-cell table:style-name="ce72" office:value-type="float" office:value="4" calcext:value-type="float">
            <text:p>4</text:p>
          </table:table-cell>
          <table:table-cell table:style-name="ce138" table:formula="of:= IF(ISNUMBER([.D83]); [.D83] * (CopperResistivity * [.E83] / ([.G83] * 0.000001)) / 12; &quot;&quot;)" office:value-type="percentage" office:value="0.005625" calcext:value-type="percentage">
            <text:p>0.5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84]); [.E84]+Buffer; &quot;&quot;)">
            <text:p/>
          </table:table-cell>
          <table:table-cell table:style-name="ce72" table:formula="of:=IF(ISNUMBER([.D84]); IF([.D84] &lt;= 1;     IF([.E84] &lt;= 7; 1;     IF([.E84] &lt;= 10; 1.5;     IF([.E84] &lt;= 17; 2.5;     IF([.E84] &lt;= 28; 4;     IF([.E84] &lt;= 42; 6; 10)))));  IF([.D84] &lt;= 2;     IF([.E84] &lt;= 1.5; 1;     IF([.E84] &lt;= 5; 1.5;     IF([.E84] &lt;= 8.5; 2.5;     IF([.E84] &lt;= 14; 4;     IF([.E84] &lt;= 21; 6; 10)))));  IF([.D84] &lt;= 4;     IF([.E84] &lt;= 1.5; 1;     IF([.E84] &lt;= 2.5; 1.5;     IF([.E84] &lt;= 4; 2.5;     IF([.E84] &lt;= 7; 4;     IF([.E84] &lt;= 10.5; 6; 10)))));  IF([.D84] &lt;= 6;     IF([.E84] &lt;= 1.5; 1.5;     IF([.E84] &lt;= 2.5; 2.5;     IF([.E84] &lt;= 4.5; 4;     IF([.E84] &lt;= 7; 6; 10))));  IF([.D84] &lt;= 10;     IF([.E84] &lt;= 1.5; 2.5;     IF([.E84] &lt;= 2.5; 4;     IF([.E84] &lt;= 4; 6;     IF([.E84] &lt;= 7; 10;     IF([.E84] &lt;= 10.5; 16;     IF([.E84] &lt;= 17.5; 25;     IF([.E84] &lt;= 24; 35; 50)))))));  IF([.D84] &lt;= 15;     IF([.E84] &lt;= 1; 2.5;     IF([.E84] &lt;= 1.5; 4;     IF([.E84] &lt;= 2.5; 6;     IF([.E84] &lt;= 4.5; 10;     IF([.E84] &lt;= 7; 16;     IF([.E84] &lt;= 11.5; 25;     IF([.E84] &lt;= 16; 35; 50)))))));  IF([.D84] &lt;= 25;     IF([.E84] &lt;= 1; 4;     IF([.E84] &lt;= 1.5; 6;     IF([.E84] &lt;= 2.5; 10;     IF([.E84] &lt;= 4; 16;     IF([.E84] &lt;= 7; 25;     IF([.E84] &lt;= 9.5; 35; 50))))));  IF([.D84] &lt;= 30;     IF([.E84] &lt;= 1; 6;     IF([.E84] &lt;= 2; 10;     IF([.E84] &lt;= 3.5; 16;     IF([.E84] &lt;= 5.4; 25;     IF([.E84] &lt;= 8; 35; 50)))));  IF([.D84] &lt;= 40;     IF([.E84] &lt;= 1.5; 10;     IF([.E84] &lt;= 2.5; 16;     IF([.E84] &lt;= 4; 25;     IF([.E84] &lt;= 6; 35; 50))));  &quot;Way too heavy&quot; ))))))))); &quot;&quot;)">
            <text:p/>
          </table:table-cell>
          <table:table-cell table:style-name="ce138" table:formula="of:= IF(ISNUMBER([.D84]); [.D84] * (CopperResistivity * [.E84] / ([.G8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БПР ‘60 А’</text:p>
          </table:table-cell>
          <table:table-cell table:style-name="ce81" office:value-type="string" calcext:value-type="string" table:number-columns-spanned="1" table:number-rows-spanned="2">
            <text:p>Фиолетовый (Чёрный)</text:p>
          </table:table-cell>
          <table:table-cell table:style-name="ce84" office:value-type="float" office:value="60" calcext:value-type="float" table:number-columns-spanned="1" table:number-rows-spanned="2">
            <text:p>60.00</text:p>
          </table:table-cell>
          <table:table-cell table:style-name="ce84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72" table:formula="of:=IF(ISNUMBER([.E85]); [.E85]+Buffer; &quot;&quot;)" office:value-type="float" office:value="3.3" calcext:value-type="float" table:number-columns-spanned="1" table:number-rows-spanned="2">
            <text:p>3.3</text:p>
          </table:table-cell>
          <table:table-cell table:style-name="ce35" office:value-type="float" office:value="10" calcext:value-type="float">
            <text:p>10</text:p>
          </table:table-cell>
          <table:table-cell table:style-name="ce138" table:formula="of:= IF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Реле стартера ‘30’</text:p>
          </table:table-cell>
          <table:covered-table-cell table:style-name="ce81"/>
          <table:covered-table-cell table:number-columns-repeated="2" table:style-name="ce84"/>
          <table:covered-table-cell table:style-name="ce72" table:formula="of:=IF(ISNUMBER([.E86]); [.E86]+Buffer; &quot;&quot;)">
            <text:p/>
          </table:covered-table-cell>
          <table:table-cell table:style-name="ce72"/>
          <table:table-cell table:style-name="ce138" table:formula="of:= IF(ISNUMBER([.D86]); [.D86] * (CopperResistivity * [.E86] / ([.G8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87]); [.E87]+Buffer; &quot;&quot;)">
            <text:p/>
          </table:table-cell>
          <table:table-cell table:style-name="ce72" table:formula="of:=IF(ISNUMBER([.D87]); IF([.D87] &lt;= 1;     IF([.E87] &lt;= 7; 1;     IF([.E87] &lt;= 10; 1.5;     IF([.E87] &lt;= 17; 2.5;     IF([.E87] &lt;= 28; 4;     IF([.E87] &lt;= 42; 6; 10)))));  IF([.D87] &lt;= 2;     IF([.E87] &lt;= 1.5; 1;     IF([.E87] &lt;= 5; 1.5;     IF([.E87] &lt;= 8.5; 2.5;     IF([.E87] &lt;= 14; 4;     IF([.E87] &lt;= 21; 6; 10)))));  IF([.D87] &lt;= 4;     IF([.E87] &lt;= 1.5; 1;     IF([.E87] &lt;= 2.5; 1.5;     IF([.E87] &lt;= 4; 2.5;     IF([.E87] &lt;= 7; 4;     IF([.E87] &lt;= 10.5; 6; 10)))));  IF([.D87] &lt;= 6;     IF([.E87] &lt;= 1.5; 1.5;     IF([.E87] &lt;= 2.5; 2.5;     IF([.E87] &lt;= 4.5; 4;     IF([.E87] &lt;= 7; 6; 10))));  IF([.D87] &lt;= 10;     IF([.E87] &lt;= 1.5; 2.5;     IF([.E87] &lt;= 2.5; 4;     IF([.E87] &lt;= 4; 6;     IF([.E87] &lt;= 7; 10;     IF([.E87] &lt;= 10.5; 16;     IF([.E87] &lt;= 17.5; 25;     IF([.E87] &lt;= 24; 35; 50)))))));  IF([.D87] &lt;= 15;     IF([.E87] &lt;= 1; 2.5;     IF([.E87] &lt;= 1.5; 4;     IF([.E87] &lt;= 2.5; 6;     IF([.E87] &lt;= 4.5; 10;     IF([.E87] &lt;= 7; 16;     IF([.E87] &lt;= 11.5; 25;     IF([.E87] &lt;= 16; 35; 50)))))));  IF([.D87] &lt;= 25;     IF([.E87] &lt;= 1; 4;     IF([.E87] &lt;= 1.5; 6;     IF([.E87] &lt;= 2.5; 10;     IF([.E87] &lt;= 4; 16;     IF([.E87] &lt;= 7; 25;     IF([.E87] &lt;= 9.5; 35; 50))))));  IF([.D87] &lt;= 30;     IF([.E87] &lt;= 1; 6;     IF([.E87] &lt;= 2; 10;     IF([.E87] &lt;= 3.5; 16;     IF([.E87] &lt;= 5.4; 25;     IF([.E87] &lt;= 8; 35; 50)))));  IF([.D87] &lt;= 40;     IF([.E87] &lt;= 1.5; 10;     IF([.E87] &lt;= 2.5; 16;     IF([.E87] &lt;= 4; 25;     IF([.E87] &lt;= 6; 35; 50))));  &quot;Way too heavy&quot; ))))))))); &quot;&quot;)">
            <text:p/>
          </table:table-cell>
          <table:table-cell table:style-name="ce138"/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БПР ‘60 А’ (тот же) (до разветвления 1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60" calcext:value-type="float">
            <text:p>60.00</text:p>
          </table:table-cell>
          <table:table-cell table:style-name="ce84" table:formula="of:=Len1+Height" office:value-type="float" office:value="1.8" calcext:value-type="float">
            <text:p>1.80</text:p>
          </table:table-cell>
          <table:table-cell table:style-name="ce72" table:formula="of:=IF(ISNUMBER([.E88]); [.E88]+Buffer; &quot;&quot;)" office:value-type="float" office:value="2.8" calcext:value-type="float">
            <text:p>2.8</text:p>
          </table:table-cell>
          <table:table-cell table:style-name="ce72" office:value-type="float" office:value="16" calcext:value-type="float">
            <text:p>16</text:p>
          </table:table-cell>
          <table:table-cell table:style-name="ce138" table:formula="of:= IF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Выключатель зажигания ‘30’ (от разветвления 1)</text:p>
          </table:table-cell>
          <table:table-cell table:style-name="ce72" office:value-type="string" calcext:value-type="string">
            <text:p>Коричневый</text:p>
          </table:table-cell>
          <table:table-cell table:style-name="ce84" office:value-type="float" office:value="35" calcext:value-type="float">
            <text:p>35.00</text:p>
          </table:table-cell>
          <table:table-cell table:style-name="ce84" table:formula="of:=Height+Width/4+TorpedoWidth" office:value-type="float" office:value="1.45" calcext:value-type="float">
            <text:p>1.45</text:p>
          </table:table-cell>
          <table:table-cell table:style-name="ce72" table:formula="of:=IF(ISNUMBER([.E89]); [.E89]+Buffer; &quot;&quot;)" office:value-type="float" office:value="2.45" calcext:value-type="float">
            <text:p>2.45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89]); [.D89] * (CopperResistivity * [.E89] / ([.G89] * 0.000001)) / 12; &quot;&quot;)" office:value-type="percentage" office:value="0.0126875" calcext:value-type="percentage">
            <text:p>1.2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Выключатель зажигания ‘30/1’ (от разветвления 1)</text:p>
          </table:table-cell>
          <table:table-cell table:style-name="ce72" office:value-type="string" calcext:value-type="string">
            <text:p>Белый</text:p>
          </table:table-cell>
          <table:table-cell table:style-name="ce84" office:value-type="float" office:value="35" calcext:value-type="float">
            <text:p>35.00</text:p>
          </table:table-cell>
          <table:table-cell table:style-name="ce84" table:formula="of:=Height+Width/4+TorpedoWidth" office:value-type="float" office:value="1.45" calcext:value-type="float">
            <text:p>1.45</text:p>
          </table:table-cell>
          <table:table-cell table:style-name="ce72" table:formula="of:=IF(ISNUMBER([.E90]); [.E90]+Buffer; &quot;&quot;)" office:value-type="float" office:value="2.45" calcext:value-type="float">
            <text:p>2.45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90]); [.D90] * (CopperResistivity * [.E90] / ([.G90] * 0.000001)) / 12; &quot;&quot;)" office:value-type="percentage" office:value="0.0126875" calcext:value-type="percentage">
            <text:p>1.2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Разветвление 1 – разветвление 2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60" calcext:value-type="float">
            <text:p>60.00</text:p>
          </table:table-cell>
          <table:table-cell table:style-name="ce84" table:formula="of:=Height+Width" office:value-type="float" office:value="2.3" calcext:value-type="float">
            <text:p>2.30</text:p>
          </table:table-cell>
          <table:table-cell table:style-name="ce35" table:formula="of:=IF(ISNUMBER([.E91]); [.E91]+Buffer; &quot;&quot;)" office:value-type="float" office:value="3.3" calcext:value-type="float">
            <text:p>3.3</text:p>
          </table:table-cell>
          <table:table-cell table:style-name="ce72" office:value-type="float" office:value="10" calcext:value-type="float">
            <text:p>10</text:p>
          </table:table-cell>
          <table:table-cell table:style-name="ce138" table:formula="of:= IF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2]); [.E92]+Buffer; &quot;&quot;)" office:value-type="float" office:value="1.5" calcext:value-type="float">
            <text:p>1.5</text:p>
          </table:table-cell>
          <table:table-cell table:style-name="ce72" table:formula="of:=IF(ISNUMBER([.D92]); IF([.D92] &lt;= 1;     IF([.E92] &lt;= 7; 1;     IF([.E92] &lt;= 10; 1.5;     IF([.E92] &lt;= 17; 2.5;     IF([.E92] &lt;= 28; 4;     IF([.E92] &lt;= 42; 6; 10)))));  IF([.D92] &lt;= 2;     IF([.E92] &lt;= 1.5; 1;     IF([.E92] &lt;= 5; 1.5;     IF([.E92] &lt;= 8.5; 2.5;     IF([.E92] &lt;= 14; 4;     IF([.E92] &lt;= 21; 6; 10)))));  IF([.D92] &lt;= 4;     IF([.E92] &lt;= 1.5; 1;     IF([.E92] &lt;= 2.5; 1.5;     IF([.E92] &lt;= 4; 2.5;     IF([.E92] &lt;= 7; 4;     IF([.E92] &lt;= 10.5; 6; 10)))));  IF([.D92] &lt;= 6;     IF([.E92] &lt;= 1.5; 1.5;     IF([.E92] &lt;= 2.5; 2.5;     IF([.E92] &lt;= 4.5; 4;     IF([.E92] &lt;= 7; 6; 10))));  IF([.D92] &lt;= 10;     IF([.E92] &lt;= 1.5; 2.5;     IF([.E92] &lt;= 2.5; 4;     IF([.E92] &lt;= 4; 6;     IF([.E92] &lt;= 7; 10;     IF([.E92] &lt;= 10.5; 16;     IF([.E92] &lt;= 17.5; 25;     IF([.E92] &lt;= 24; 35; 50)))))));  IF([.D92] &lt;= 15;     IF([.E92] &lt;= 1; 2.5;     IF([.E92] &lt;= 1.5; 4;     IF([.E92] &lt;= 2.5; 6;     IF([.E92] &lt;= 4.5; 10;     IF([.E92] &lt;= 7; 16;     IF([.E92] &lt;= 11.5; 25;     IF([.E92] &lt;= 16; 35; 50)))))));  IF([.D92] &lt;= 25;     IF([.E92] &lt;= 1; 4;     IF([.E92] &lt;= 1.5; 6;     IF([.E92] &lt;= 2.5; 10;     IF([.E92] &lt;= 4; 16;     IF([.E92] &lt;= 7; 25;     IF([.E92] &lt;= 9.5; 35; 50))))));  IF([.D92] &lt;= 30;     IF([.E92] &lt;= 1; 6;     IF([.E92] &lt;= 2; 10;     IF([.E92] &lt;= 3.5; 16;     IF([.E92] &lt;= 5.4; 25;     IF([.E92] &lt;= 8; 35; 50)))));  IF([.D92] &lt;= 40;     IF([.E92] &lt;= 1.5; 10;     IF([.E92] &lt;= 2.5; 16;     IF([.E92] &lt;= 4; 25;     IF([.E92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7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3]); [.E93]+Buffer; &quot;&quot;)" office:value-type="float" office:value="1.5" calcext:value-type="float">
            <text:p>1.5</text:p>
          </table:table-cell>
          <table:table-cell table:style-name="ce72" table:formula="of:=IF(ISNUMBER([.D93]); IF([.D93] &lt;= 1;     IF([.E93] &lt;= 7; 1;     IF([.E93] &lt;= 10; 1.5;     IF([.E93] &lt;= 17; 2.5;     IF([.E93] &lt;= 28; 4;     IF([.E93] &lt;= 42; 6; 10)))));  IF([.D93] &lt;= 2;     IF([.E93] &lt;= 1.5; 1;     IF([.E93] &lt;= 5; 1.5;     IF([.E93] &lt;= 8.5; 2.5;     IF([.E93] &lt;= 14; 4;     IF([.E93] &lt;= 21; 6; 10)))));  IF([.D93] &lt;= 4;     IF([.E93] &lt;= 1.5; 1;     IF([.E93] &lt;= 2.5; 1.5;     IF([.E93] &lt;= 4; 2.5;     IF([.E93] &lt;= 7; 4;     IF([.E93] &lt;= 10.5; 6; 10)))));  IF([.D93] &lt;= 6;     IF([.E93] &lt;= 1.5; 1.5;     IF([.E93] &lt;= 2.5; 2.5;     IF([.E93] &lt;= 4.5; 4;     IF([.E93] &lt;= 7; 6; 10))));  IF([.D93] &lt;= 10;     IF([.E93] &lt;= 1.5; 2.5;     IF([.E93] &lt;= 2.5; 4;     IF([.E93] &lt;= 4; 6;     IF([.E93] &lt;= 7; 10;     IF([.E93] &lt;= 10.5; 16;     IF([.E93] &lt;= 17.5; 25;     IF([.E93] &lt;= 24; 35; 50)))))));  IF([.D93] &lt;= 15;     IF([.E93] &lt;= 1; 2.5;     IF([.E93] &lt;= 1.5; 4;     IF([.E93] &lt;= 2.5; 6;     IF([.E93] &lt;= 4.5; 10;     IF([.E93] &lt;= 7; 16;     IF([.E93] &lt;= 11.5; 25;     IF([.E93] &lt;= 16; 35; 50)))))));  IF([.D93] &lt;= 25;     IF([.E93] &lt;= 1; 4;     IF([.E93] &lt;= 1.5; 6;     IF([.E93] &lt;= 2.5; 10;     IF([.E93] &lt;= 4; 16;     IF([.E93] &lt;= 7; 25;     IF([.E93] &lt;= 9.5; 35; 50))))));  IF([.D93] &lt;= 30;     IF([.E93] &lt;= 1; 6;     IF([.E93] &lt;= 2; 10;     IF([.E93] &lt;= 3.5; 16;     IF([.E93] &lt;= 5.4; 25;     IF([.E93] &lt;= 8; 35; 50)))));  IF([.D93] &lt;= 40;     IF([.E93] &lt;= 1.5; 10;     IF([.E93] &lt;= 2.5; 16;     IF([.E93] &lt;= 4; 25;     IF([.E93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3]); [.D93] * (CopperResistivity * [.E93] / ([.G93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8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4]); [.E94]+Buffer; &quot;&quot;)" office:value-type="float" office:value="1.5" calcext:value-type="float">
            <text:p>1.5</text:p>
          </table:table-cell>
          <table:table-cell table:style-name="ce72" table:formula="of:=IF(ISNUMBER([.D94]); IF([.D94] &lt;= 1;     IF([.E94] &lt;= 7; 1;     IF([.E94] &lt;= 10; 1.5;     IF([.E94] &lt;= 17; 2.5;     IF([.E94] &lt;= 28; 4;     IF([.E94] &lt;= 42; 6; 10)))));  IF([.D94] &lt;= 2;     IF([.E94] &lt;= 1.5; 1;     IF([.E94] &lt;= 5; 1.5;     IF([.E94] &lt;= 8.5; 2.5;     IF([.E94] &lt;= 14; 4;     IF([.E94] &lt;= 21; 6; 10)))));  IF([.D94] &lt;= 4;     IF([.E94] &lt;= 1.5; 1;     IF([.E94] &lt;= 2.5; 1.5;     IF([.E94] &lt;= 4; 2.5;     IF([.E94] &lt;= 7; 4;     IF([.E94] &lt;= 10.5; 6; 10)))));  IF([.D94] &lt;= 6;     IF([.E94] &lt;= 1.5; 1.5;     IF([.E94] &lt;= 2.5; 2.5;     IF([.E94] &lt;= 4.5; 4;     IF([.E94] &lt;= 7; 6; 10))));  IF([.D94] &lt;= 10;     IF([.E94] &lt;= 1.5; 2.5;     IF([.E94] &lt;= 2.5; 4;     IF([.E94] &lt;= 4; 6;     IF([.E94] &lt;= 7; 10;     IF([.E94] &lt;= 10.5; 16;     IF([.E94] &lt;= 17.5; 25;     IF([.E94] &lt;= 24; 35; 50)))))));  IF([.D94] &lt;= 15;     IF([.E94] &lt;= 1; 2.5;     IF([.E94] &lt;= 1.5; 4;     IF([.E94] &lt;= 2.5; 6;     IF([.E94] &lt;= 4.5; 10;     IF([.E94] &lt;= 7; 16;     IF([.E94] &lt;= 11.5; 25;     IF([.E94] &lt;= 16; 35; 50)))))));  IF([.D94] &lt;= 25;     IF([.E94] &lt;= 1; 4;     IF([.E94] &lt;= 1.5; 6;     IF([.E94] &lt;= 2.5; 10;     IF([.E94] &lt;= 4; 16;     IF([.E94] &lt;= 7; 25;     IF([.E94] &lt;= 9.5; 35; 50))))));  IF([.D94] &lt;= 30;     IF([.E94] &lt;= 1; 6;     IF([.E94] &lt;= 2; 10;     IF([.E94] &lt;= 3.5; 16;     IF([.E94] &lt;= 5.4; 25;     IF([.E94] &lt;= 8; 35; 50)))));  IF([.D94] &lt;= 40;     IF([.E94] &lt;= 1.5; 10;     IF([.E94] &lt;= 2.5; 16;     IF([.E94] &lt;= 4; 25;     IF([.E94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4]); [.D94] * (CopperResistivity * [.E94] / ([.G94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0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5]); [.E95]+Buffer; &quot;&quot;)" office:value-type="float" office:value="1.5" calcext:value-type="float">
            <text:p>1.5</text:p>
          </table:table-cell>
          <table:table-cell table:style-name="ce72" table:formula="of:=IF(ISNUMBER([.D95]); IF([.D95] &lt;= 1;     IF([.E95] &lt;= 7; 1;     IF([.E95] &lt;= 10; 1.5;     IF([.E95] &lt;= 17; 2.5;     IF([.E95] &lt;= 28; 4;     IF([.E95] &lt;= 42; 6; 10)))));  IF([.D95] &lt;= 2;     IF([.E95] &lt;= 1.5; 1;     IF([.E95] &lt;= 5; 1.5;     IF([.E95] &lt;= 8.5; 2.5;     IF([.E95] &lt;= 14; 4;     IF([.E95] &lt;= 21; 6; 10)))));  IF([.D95] &lt;= 4;     IF([.E95] &lt;= 1.5; 1;     IF([.E95] &lt;= 2.5; 1.5;     IF([.E95] &lt;= 4; 2.5;     IF([.E95] &lt;= 7; 4;     IF([.E95] &lt;= 10.5; 6; 10)))));  IF([.D95] &lt;= 6;     IF([.E95] &lt;= 1.5; 1.5;     IF([.E95] &lt;= 2.5; 2.5;     IF([.E95] &lt;= 4.5; 4;     IF([.E95] &lt;= 7; 6; 10))));  IF([.D95] &lt;= 10;     IF([.E95] &lt;= 1.5; 2.5;     IF([.E95] &lt;= 2.5; 4;     IF([.E95] &lt;= 4; 6;     IF([.E95] &lt;= 7; 10;     IF([.E95] &lt;= 10.5; 16;     IF([.E95] &lt;= 17.5; 25;     IF([.E95] &lt;= 24; 35; 50)))))));  IF([.D95] &lt;= 15;     IF([.E95] &lt;= 1; 2.5;     IF([.E95] &lt;= 1.5; 4;     IF([.E95] &lt;= 2.5; 6;     IF([.E95] &lt;= 4.5; 10;     IF([.E95] &lt;= 7; 16;     IF([.E95] &lt;= 11.5; 25;     IF([.E95] &lt;= 16; 35; 50)))))));  IF([.D95] &lt;= 25;     IF([.E95] &lt;= 1; 4;     IF([.E95] &lt;= 1.5; 6;     IF([.E95] &lt;= 2.5; 10;     IF([.E95] &lt;= 4; 16;     IF([.E95] &lt;= 7; 25;     IF([.E95] &lt;= 9.5; 35; 50))))));  IF([.D95] &lt;= 30;     IF([.E95] &lt;= 1; 6;     IF([.E95] &lt;= 2; 10;     IF([.E95] &lt;= 3.5; 16;     IF([.E95] &lt;= 5.4; 25;     IF([.E95] &lt;= 8; 35; 50)))));  IF([.D95] &lt;= 40;     IF([.E95] &lt;= 1.5; 10;     IF([.E95] &lt;= 2.5; 16;     IF([.E95] &lt;= 4; 25;     IF([.E95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5]); [.D95] * (CopperResistivity * [.E95] / ([.G95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2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6]); [.E96]+Buffer; &quot;&quot;)" office:value-type="float" office:value="1.5" calcext:value-type="float">
            <text:p>1.5</text:p>
          </table:table-cell>
          <table:table-cell table:style-name="ce72" table:formula="of:=IF(ISNUMBER([.D96]); IF([.D96] &lt;= 1;     IF([.E96] &lt;= 7; 1;     IF([.E96] &lt;= 10; 1.5;     IF([.E96] &lt;= 17; 2.5;     IF([.E96] &lt;= 28; 4;     IF([.E96] &lt;= 42; 6; 10)))));  IF([.D96] &lt;= 2;     IF([.E96] &lt;= 1.5; 1;     IF([.E96] &lt;= 5; 1.5;     IF([.E96] &lt;= 8.5; 2.5;     IF([.E96] &lt;= 14; 4;     IF([.E96] &lt;= 21; 6; 10)))));  IF([.D96] &lt;= 4;     IF([.E96] &lt;= 1.5; 1;     IF([.E96] &lt;= 2.5; 1.5;     IF([.E96] &lt;= 4; 2.5;     IF([.E96] &lt;= 7; 4;     IF([.E96] &lt;= 10.5; 6; 10)))));  IF([.D96] &lt;= 6;     IF([.E96] &lt;= 1.5; 1.5;     IF([.E96] &lt;= 2.5; 2.5;     IF([.E96] &lt;= 4.5; 4;     IF([.E96] &lt;= 7; 6; 10))));  IF([.D96] &lt;= 10;     IF([.E96] &lt;= 1.5; 2.5;     IF([.E96] &lt;= 2.5; 4;     IF([.E96] &lt;= 4; 6;     IF([.E96] &lt;= 7; 10;     IF([.E96] &lt;= 10.5; 16;     IF([.E96] &lt;= 17.5; 25;     IF([.E96] &lt;= 24; 35; 50)))))));  IF([.D96] &lt;= 15;     IF([.E96] &lt;= 1; 2.5;     IF([.E96] &lt;= 1.5; 4;     IF([.E96] &lt;= 2.5; 6;     IF([.E96] &lt;= 4.5; 10;     IF([.E96] &lt;= 7; 16;     IF([.E96] &lt;= 11.5; 25;     IF([.E96] &lt;= 16; 35; 50)))))));  IF([.D96] &lt;= 25;     IF([.E96] &lt;= 1; 4;     IF([.E96] &lt;= 1.5; 6;     IF([.E96] &lt;= 2.5; 10;     IF([.E96] &lt;= 4; 16;     IF([.E96] &lt;= 7; 25;     IF([.E96] &lt;= 9.5; 35; 50))))));  IF([.D96] &lt;= 30;     IF([.E96] &lt;= 1; 6;     IF([.E96] &lt;= 2; 10;     IF([.E96] &lt;= 3.5; 16;     IF([.E96] &lt;= 5.4; 25;     IF([.E96] &lt;= 8; 35; 50)))));  IF([.D96] &lt;= 40;     IF([.E96] &lt;= 1.5; 10;     IF([.E96] &lt;= 2.5; 16;     IF([.E96] &lt;= 4; 25;     IF([.E96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6]); [.D96] * (CopperResistivity * [.E96] / ([.G96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4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7]); [.E97]+Buffer; &quot;&quot;)" office:value-type="float" office:value="1.5" calcext:value-type="float">
            <text:p>1.5</text:p>
          </table:table-cell>
          <table:table-cell table:style-name="ce72" table:formula="of:=IF(ISNUMBER([.D97]); IF([.D97] &lt;= 1;     IF([.E97] &lt;= 7; 1;     IF([.E97] &lt;= 10; 1.5;     IF([.E97] &lt;= 17; 2.5;     IF([.E97] &lt;= 28; 4;     IF([.E97] &lt;= 42; 6; 10)))));  IF([.D97] &lt;= 2;     IF([.E97] &lt;= 1.5; 1;     IF([.E97] &lt;= 5; 1.5;     IF([.E97] &lt;= 8.5; 2.5;     IF([.E97] &lt;= 14; 4;     IF([.E97] &lt;= 21; 6; 10)))));  IF([.D97] &lt;= 4;     IF([.E97] &lt;= 1.5; 1;     IF([.E97] &lt;= 2.5; 1.5;     IF([.E97] &lt;= 4; 2.5;     IF([.E97] &lt;= 7; 4;     IF([.E97] &lt;= 10.5; 6; 10)))));  IF([.D97] &lt;= 6;     IF([.E97] &lt;= 1.5; 1.5;     IF([.E97] &lt;= 2.5; 2.5;     IF([.E97] &lt;= 4.5; 4;     IF([.E97] &lt;= 7; 6; 10))));  IF([.D97] &lt;= 10;     IF([.E97] &lt;= 1.5; 2.5;     IF([.E97] &lt;= 2.5; 4;     IF([.E97] &lt;= 4; 6;     IF([.E97] &lt;= 7; 10;     IF([.E97] &lt;= 10.5; 16;     IF([.E97] &lt;= 17.5; 25;     IF([.E97] &lt;= 24; 35; 50)))))));  IF([.D97] &lt;= 15;     IF([.E97] &lt;= 1; 2.5;     IF([.E97] &lt;= 1.5; 4;     IF([.E97] &lt;= 2.5; 6;     IF([.E97] &lt;= 4.5; 10;     IF([.E97] &lt;= 7; 16;     IF([.E97] &lt;= 11.5; 25;     IF([.E97] &lt;= 16; 35; 50)))))));  IF([.D97] &lt;= 25;     IF([.E97] &lt;= 1; 4;     IF([.E97] &lt;= 1.5; 6;     IF([.E97] &lt;= 2.5; 10;     IF([.E97] &lt;= 4; 16;     IF([.E97] &lt;= 7; 25;     IF([.E97] &lt;= 9.5; 35; 50))))));  IF([.D97] &lt;= 30;     IF([.E97] &lt;= 1; 6;     IF([.E97] &lt;= 2; 10;     IF([.E97] &lt;= 3.5; 16;     IF([.E97] &lt;= 5.4; 25;     IF([.E97] &lt;= 8; 35; 50)))));  IF([.D97] &lt;= 40;     IF([.E97] &lt;= 1.5; 10;     IF([.E97] &lt;= 2.5; 16;     IF([.E97] &lt;= 4; 25;     IF([.E97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7]); [.D97] * (CopperResistivity * [.E97] / ([.G97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5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8]); [.E98]+Buffer; &quot;&quot;)" office:value-type="float" office:value="1.5" calcext:value-type="float">
            <text:p>1.5</text:p>
          </table:table-cell>
          <table:table-cell table:style-name="ce72" table:formula="of:=IF(ISNUMBER([.D98]); IF([.D98] &lt;= 1;     IF([.E98] &lt;= 7; 1;     IF([.E98] &lt;= 10; 1.5;     IF([.E98] &lt;= 17; 2.5;     IF([.E98] &lt;= 28; 4;     IF([.E98] &lt;= 42; 6; 10)))));  IF([.D98] &lt;= 2;     IF([.E98] &lt;= 1.5; 1;     IF([.E98] &lt;= 5; 1.5;     IF([.E98] &lt;= 8.5; 2.5;     IF([.E98] &lt;= 14; 4;     IF([.E98] &lt;= 21; 6; 10)))));  IF([.D98] &lt;= 4;     IF([.E98] &lt;= 1.5; 1;     IF([.E98] &lt;= 2.5; 1.5;     IF([.E98] &lt;= 4; 2.5;     IF([.E98] &lt;= 7; 4;     IF([.E98] &lt;= 10.5; 6; 10)))));  IF([.D98] &lt;= 6;     IF([.E98] &lt;= 1.5; 1.5;     IF([.E98] &lt;= 2.5; 2.5;     IF([.E98] &lt;= 4.5; 4;     IF([.E98] &lt;= 7; 6; 10))));  IF([.D98] &lt;= 10;     IF([.E98] &lt;= 1.5; 2.5;     IF([.E98] &lt;= 2.5; 4;     IF([.E98] &lt;= 4; 6;     IF([.E98] &lt;= 7; 10;     IF([.E98] &lt;= 10.5; 16;     IF([.E98] &lt;= 17.5; 25;     IF([.E98] &lt;= 24; 35; 50)))))));  IF([.D98] &lt;= 15;     IF([.E98] &lt;= 1; 2.5;     IF([.E98] &lt;= 1.5; 4;     IF([.E98] &lt;= 2.5; 6;     IF([.E98] &lt;= 4.5; 10;     IF([.E98] &lt;= 7; 16;     IF([.E98] &lt;= 11.5; 25;     IF([.E98] &lt;= 16; 35; 50)))))));  IF([.D98] &lt;= 25;     IF([.E98] &lt;= 1; 4;     IF([.E98] &lt;= 1.5; 6;     IF([.E98] &lt;= 2.5; 10;     IF([.E98] &lt;= 4; 16;     IF([.E98] &lt;= 7; 25;     IF([.E98] &lt;= 9.5; 35; 50))))));  IF([.D98] &lt;= 30;     IF([.E98] &lt;= 1; 6;     IF([.E98] &lt;= 2; 10;     IF([.E98] &lt;= 3.5; 16;     IF([.E98] &lt;= 5.4; 25;     IF([.E98] &lt;= 8; 35; 50)))));  IF([.D98] &lt;= 40;     IF([.E98] &lt;= 1.5; 10;     IF([.E98] &lt;= 2.5; 16;     IF([.E98] &lt;= 4; 25;     IF([.E98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8]); [.D98] * (CopperResistivity * [.E98] / ([.G98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7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99]); [.E99]+Buffer; &quot;&quot;)" office:value-type="float" office:value="1.5" calcext:value-type="float">
            <text:p>1.5</text:p>
          </table:table-cell>
          <table:table-cell table:style-name="ce72" table:formula="of:=IF(ISNUMBER([.D99]); IF([.D99] &lt;= 1;     IF([.E99] &lt;= 7; 1;     IF([.E99] &lt;= 10; 1.5;     IF([.E99] &lt;= 17; 2.5;     IF([.E99] &lt;= 28; 4;     IF([.E99] &lt;= 42; 6; 10)))));  IF([.D99] &lt;= 2;     IF([.E99] &lt;= 1.5; 1;     IF([.E99] &lt;= 5; 1.5;     IF([.E99] &lt;= 8.5; 2.5;     IF([.E99] &lt;= 14; 4;     IF([.E99] &lt;= 21; 6; 10)))));  IF([.D99] &lt;= 4;     IF([.E99] &lt;= 1.5; 1;     IF([.E99] &lt;= 2.5; 1.5;     IF([.E99] &lt;= 4; 2.5;     IF([.E99] &lt;= 7; 4;     IF([.E99] &lt;= 10.5; 6; 10)))));  IF([.D99] &lt;= 6;     IF([.E99] &lt;= 1.5; 1.5;     IF([.E99] &lt;= 2.5; 2.5;     IF([.E99] &lt;= 4.5; 4;     IF([.E99] &lt;= 7; 6; 10))));  IF([.D99] &lt;= 10;     IF([.E99] &lt;= 1.5; 2.5;     IF([.E99] &lt;= 2.5; 4;     IF([.E99] &lt;= 4; 6;     IF([.E99] &lt;= 7; 10;     IF([.E99] &lt;= 10.5; 16;     IF([.E99] &lt;= 17.5; 25;     IF([.E99] &lt;= 24; 35; 50)))))));  IF([.D99] &lt;= 15;     IF([.E99] &lt;= 1; 2.5;     IF([.E99] &lt;= 1.5; 4;     IF([.E99] &lt;= 2.5; 6;     IF([.E99] &lt;= 4.5; 10;     IF([.E99] &lt;= 7; 16;     IF([.E99] &lt;= 11.5; 25;     IF([.E99] &lt;= 16; 35; 50)))))));  IF([.D99] &lt;= 25;     IF([.E99] &lt;= 1; 4;     IF([.E99] &lt;= 1.5; 6;     IF([.E99] &lt;= 2.5; 10;     IF([.E99] &lt;= 4; 16;     IF([.E99] &lt;= 7; 25;     IF([.E99] &lt;= 9.5; 35; 50))))));  IF([.D99] &lt;= 30;     IF([.E99] &lt;= 1; 6;     IF([.E99] &lt;= 2; 10;     IF([.E99] &lt;= 3.5; 16;     IF([.E99] &lt;= 5.4; 25;     IF([.E99] &lt;= 8; 35; 50)))));  IF([.D99] &lt;= 40;     IF([.E99] &lt;= 1.5; 10;     IF([.E99] &lt;= 2.5; 16;     IF([.E99] &lt;= 4; 25;     IF([.E99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99]); [.D99] * (CopperResistivity * [.E99] / ([.G99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8’, вход (от разветвления 2)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5" calcext:value-type="float">
            <text:p>25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35" table:formula="of:=IF(ISNUMBER([.E100]); [.E100]+Buffer; &quot;&quot;)" office:value-type="float" office:value="1.5" calcext:value-type="float">
            <text:p>1.5</text:p>
          </table:table-cell>
          <table:table-cell table:style-name="ce72" table:formula="of:=IF(ISNUMBER([.D100]); IF([.D100] &lt;= 1;     IF([.E100] &lt;= 7; 1;     IF([.E100] &lt;= 10; 1.5;     IF([.E100] &lt;= 17; 2.5;     IF([.E100] &lt;= 28; 4;     IF([.E100] &lt;= 42; 6; 10)))));  IF([.D100] &lt;= 2;     IF([.E100] &lt;= 1.5; 1;     IF([.E100] &lt;= 5; 1.5;     IF([.E100] &lt;= 8.5; 2.5;     IF([.E100] &lt;= 14; 4;     IF([.E100] &lt;= 21; 6; 10)))));  IF([.D100] &lt;= 4;     IF([.E100] &lt;= 1.5; 1;     IF([.E100] &lt;= 2.5; 1.5;     IF([.E100] &lt;= 4; 2.5;     IF([.E100] &lt;= 7; 4;     IF([.E100] &lt;= 10.5; 6; 10)))));  IF([.D100] &lt;= 6;     IF([.E100] &lt;= 1.5; 1.5;     IF([.E100] &lt;= 2.5; 2.5;     IF([.E100] &lt;= 4.5; 4;     IF([.E100] &lt;= 7; 6; 10))));  IF([.D100] &lt;= 10;     IF([.E100] &lt;= 1.5; 2.5;     IF([.E100] &lt;= 2.5; 4;     IF([.E100] &lt;= 4; 6;     IF([.E100] &lt;= 7; 10;     IF([.E100] &lt;= 10.5; 16;     IF([.E100] &lt;= 17.5; 25;     IF([.E100] &lt;= 24; 35; 50)))))));  IF([.D100] &lt;= 15;     IF([.E100] &lt;= 1; 2.5;     IF([.E100] &lt;= 1.5; 4;     IF([.E100] &lt;= 2.5; 6;     IF([.E100] &lt;= 4.5; 10;     IF([.E100] &lt;= 7; 16;     IF([.E100] &lt;= 11.5; 25;     IF([.E100] &lt;= 16; 35; 50)))))));  IF([.D100] &lt;= 25;     IF([.E100] &lt;= 1; 4;     IF([.E100] &lt;= 1.5; 6;     IF([.E100] &lt;= 2.5; 10;     IF([.E100] &lt;= 4; 16;     IF([.E100] &lt;= 7; 25;     IF([.E100] &lt;= 9.5; 35; 50))))));  IF([.D100] &lt;= 30;     IF([.E100] &lt;= 1; 6;     IF([.E100] &lt;= 2; 10;     IF([.E100] &lt;= 3.5; 16;     IF([.E100] &lt;= 5.4; 25;     IF([.E100] &lt;= 8; 35; 50)))));  IF([.D100] &lt;= 40;     IF([.E100] &lt;= 1.5; 10;     IF([.E100] &lt;= 2.5; 16;     IF([.E100] &lt;= 4; 25;     IF([.E100] &lt;= 6; 35; 50))));  &quot;Way too heavy&quot; ))))))))); &quot;&quot;)" office:value-type="float" office:value="4" calcext:value-type="float">
            <text:p>4</text:p>
          </table:table-cell>
          <table:table-cell table:style-name="ce138" table:formula="of:= IF(ISNUMBER([.D100]); [.D100] * (CopperResistivity * [.E100] / ([.G100] * 0.000001)) / 12; &quot;&quot;)" office:value-type="percentage" office:value="0.0046875" calcext:value-type="percentage">
            <text:p>0.47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01]); [.E101]+Buffer; &quot;&quot;)">
            <text:p/>
          </table:table-cell>
          <table:table-cell table:style-name="ce72"/>
          <table:table-cell table:style-name="ce138"/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Насос омывайки</text:p>
          </table:table-cell>
          <table:table-cell table:style-name="ce72" office:value-type="string" calcext:value-type="string" table:number-columns-spanned="1" table:number-rows-spanned="2">
            <text:p>Оранжев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72" table:formula="of:=IF(ISNUMBER([.E102]); [.E102]+Buffer; &quot;&quot;)" office:value-type="float" office:value="4.85" calcext:value-type="float" table:number-columns-spanned="1" table:number-rows-spanned="2">
            <text:p>4.8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дворников ‘53c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03]); [.E103]+Buffer; &quot;&quot;)">
            <text:p/>
          </table:covered-table-cell>
          <table:table-cell table:style-name="ce72"/>
          <table:table-cell table:style-name="ce138" table:formula="of:= IF(ISNUMBER([.D103]); [.D103] * (CopperResistivity * [.E103] / ([.G10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04]); [.E104]+Buffer; &quot;&quot;)">
            <text:p/>
          </table:table-cell>
          <table:table-cell table:style-name="ce72" table:formula="of:=IF(ISNUMBER([.D104]); IF([.D104] &lt;= 1;     IF([.E104] &lt;= 7; 1;     IF([.E104] &lt;= 10; 1.5;     IF([.E104] &lt;= 17; 2.5;     IF([.E104] &lt;= 28; 4;     IF([.E104] &lt;= 42; 6; 10)))));  IF([.D104] &lt;= 2;     IF([.E104] &lt;= 1.5; 1;     IF([.E104] &lt;= 5; 1.5;     IF([.E104] &lt;= 8.5; 2.5;     IF([.E104] &lt;= 14; 4;     IF([.E104] &lt;= 21; 6; 10)))));  IF([.D104] &lt;= 4;     IF([.E104] &lt;= 1.5; 1;     IF([.E104] &lt;= 2.5; 1.5;     IF([.E104] &lt;= 4; 2.5;     IF([.E104] &lt;= 7; 4;     IF([.E104] &lt;= 10.5; 6; 10)))));  IF([.D104] &lt;= 6;     IF([.E104] &lt;= 1.5; 1.5;     IF([.E104] &lt;= 2.5; 2.5;     IF([.E104] &lt;= 4.5; 4;     IF([.E104] &lt;= 7; 6; 10))));  IF([.D104] &lt;= 10;     IF([.E104] &lt;= 1.5; 2.5;     IF([.E104] &lt;= 2.5; 4;     IF([.E104] &lt;= 4; 6;     IF([.E104] &lt;= 7; 10;     IF([.E104] &lt;= 10.5; 16;     IF([.E104] &lt;= 17.5; 25;     IF([.E104] &lt;= 24; 35; 50)))))));  IF([.D104] &lt;= 15;     IF([.E104] &lt;= 1; 2.5;     IF([.E104] &lt;= 1.5; 4;     IF([.E104] &lt;= 2.5; 6;     IF([.E104] &lt;= 4.5; 10;     IF([.E104] &lt;= 7; 16;     IF([.E104] &lt;= 11.5; 25;     IF([.E104] &lt;= 16; 35; 50)))))));  IF([.D104] &lt;= 25;     IF([.E104] &lt;= 1; 4;     IF([.E104] &lt;= 1.5; 6;     IF([.E104] &lt;= 2.5; 10;     IF([.E104] &lt;= 4; 16;     IF([.E104] &lt;= 7; 25;     IF([.E104] &lt;= 9.5; 35; 50))))));  IF([.D104] &lt;= 30;     IF([.E104] &lt;= 1; 6;     IF([.E104] &lt;= 2; 10;     IF([.E104] &lt;= 3.5; 16;     IF([.E104] &lt;= 5.4; 25;     IF([.E104] &lt;= 8; 35; 50)))));  IF([.D104] &lt;= 40;     IF([.E104] &lt;= 1.5; 10;     IF([.E104] &lt;= 2.5; 16;     IF([.E104] &lt;= 4; 25;     IF([.E104] &lt;= 6; 35; 50))));  &quot;Way too heavy&quot; ))))))))); &quot;&quot;)">
            <text:p/>
          </table:table-cell>
          <table:table-cell table:style-name="ce138" table:formula="of:= IF(ISNUMBER([.D104]); [.D104] * (CopperResistivity * [.E104] / ([.G10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Насос омывайки – масса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105]); [.E105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06]); [.E106]+Buffer; &quot;&quot;)">
            <text:p/>
          </table:covered-table-cell>
          <table:table-cell table:style-name="ce72"/>
          <table:table-cell table:style-name="ce138" table:formula="of:= IF(ISNUMBER([.D106]); [.D106] * (CopperResistivity * [.E106] / ([.G10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07]); [.E107]+Buffer; &quot;&quot;)">
            <text:p/>
          </table:table-cell>
          <table:table-cell table:style-name="ce72" table:formula="of:=IF(ISNUMBER([.D107]); IF([.D107] &lt;= 1;     IF([.E107] &lt;= 7; 1;     IF([.E107] &lt;= 10; 1.5;     IF([.E107] &lt;= 17; 2.5;     IF([.E107] &lt;= 28; 4;     IF([.E107] &lt;= 42; 6; 10)))));  IF([.D107] &lt;= 2;     IF([.E107] &lt;= 1.5; 1;     IF([.E107] &lt;= 5; 1.5;     IF([.E107] &lt;= 8.5; 2.5;     IF([.E107] &lt;= 14; 4;     IF([.E107] &lt;= 21; 6; 10)))));  IF([.D107] &lt;= 4;     IF([.E107] &lt;= 1.5; 1;     IF([.E107] &lt;= 2.5; 1.5;     IF([.E107] &lt;= 4; 2.5;     IF([.E107] &lt;= 7; 4;     IF([.E107] &lt;= 10.5; 6; 10)))));  IF([.D107] &lt;= 6;     IF([.E107] &lt;= 1.5; 1.5;     IF([.E107] &lt;= 2.5; 2.5;     IF([.E107] &lt;= 4.5; 4;     IF([.E107] &lt;= 7; 6; 10))));  IF([.D107] &lt;= 10;     IF([.E107] &lt;= 1.5; 2.5;     IF([.E107] &lt;= 2.5; 4;     IF([.E107] &lt;= 4; 6;     IF([.E107] &lt;= 7; 10;     IF([.E107] &lt;= 10.5; 16;     IF([.E107] &lt;= 17.5; 25;     IF([.E107] &lt;= 24; 35; 50)))))));  IF([.D107] &lt;= 15;     IF([.E107] &lt;= 1; 2.5;     IF([.E107] &lt;= 1.5; 4;     IF([.E107] &lt;= 2.5; 6;     IF([.E107] &lt;= 4.5; 10;     IF([.E107] &lt;= 7; 16;     IF([.E107] &lt;= 11.5; 25;     IF([.E107] &lt;= 16; 35; 50)))))));  IF([.D107] &lt;= 25;     IF([.E107] &lt;= 1; 4;     IF([.E107] &lt;= 1.5; 6;     IF([.E107] &lt;= 2.5; 10;     IF([.E107] &lt;= 4; 16;     IF([.E107] &lt;= 7; 25;     IF([.E107] &lt;= 9.5; 35; 50))))));  IF([.D107] &lt;= 30;     IF([.E107] &lt;= 1; 6;     IF([.E107] &lt;= 2; 10;     IF([.E107] &lt;= 3.5; 16;     IF([.E107] &lt;= 5.4; 25;     IF([.E107] &lt;= 8; 35; 50)))));  IF([.D107] &lt;= 40;     IF([.E107] &lt;= 1.5; 10;     IF([.E107] &lt;= 2.5; 16;     IF([.E107] &lt;= 4; 25;     IF([.E107] &lt;= 6; 35; 50))));  &quot;Way too heavy&quot; ))))))))); &quot;&quot;)">
            <text:p/>
          </table:table-cell>
          <table:table-cell table:style-name="ce138" table:formula="of:= IF(ISNUMBER([.D107]); [.D107] * (CopperResistivity * [.E107] / ([.G10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АКБ ‘-’</text:p>
          </table:table-cell>
          <table:table-cell table:style-name="ce72" office:value-type="string" calcext:value-type="string" table:number-columns-spanned="1" table:number-rows-spanned="2">
            <text:p>N/A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108]); [.E108]+Buffer; &quot;&quot;)" table:number-columns-spanned="1" table:number-rows-spanned="2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108]); [.D108] * (CopperResistivity * [.E108] / ([.G10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Масса (силовой)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09]); [.E109]+Buffer; &quot;&quot;)">
            <text:p/>
          </table:covered-table-cell>
          <table:table-cell table:style-name="ce72"/>
          <table:table-cell table:style-name="ce138" table:formula="of:= IF(ISNUMBER([.D109]); [.D109] * (CopperResistivity * [.E109] / ([.G10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10]); [.E110]+Buffer; &quot;&quot;)">
            <text:p/>
          </table:table-cell>
          <table:table-cell table:style-name="ce72"/>
          <table:table-cell table:style-name="ce138" table:formula="of:= IF(ISNUMBER([.D110]); [.D110] * (CopperResistivity * [.E110] / ([.G11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ентилятор охлаждения ‘+’</text:p>
          </table:table-cell>
          <table:table-cell table:style-name="ce72" office:value-type="string" calcext:value-type="string" table:number-columns-spanned="1" table:number-rows-spanned="2">
            <text:p>Зелёный (Белый)</text:p>
          </table:table-cell>
          <table:table-cell table:style-name="ce84" office:value-type="float" office:value="40" calcext:value-type="float" table:number-columns-spanned="1" table:number-rows-spanned="2">
            <text:p>40.00</text:p>
          </table:table-cell>
          <table:table-cell table:style-name="ce8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72" table:formula="of:=IF(ISNUMBER([.E111]); [.E111]+Buffer; &quot;&quot;)" office:value-type="float" office:value="2.4" calcext:value-type="float" table:number-columns-spanned="1" table:number-rows-spanned="2">
            <text:p>2.4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Реле вентилятора охлаждения ‘87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12]); [.E112]+Buffer; &quot;&quot;)">
            <text:p/>
          </table:covered-table-cell>
          <table:table-cell table:style-name="ce72"/>
          <table:table-cell table:style-name="ce138" table:formula="of:= IF(ISNUMBER([.D112]); [.D112] * (CopperResistivity * [.E112] / ([.G11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13]); [.E113]+Buffer; &quot;&quot;)">
            <text:p/>
          </table:table-cell>
          <table:table-cell table:style-name="ce72"/>
          <table:table-cell table:style-name="ce138" table:formula="of:= IF(ISNUMBER([.D113]); [.D113] * (CopperResistivity * [.E113] / ([.G11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ентилятор охлаждения ‘-’</text:p>
          </table:table-cell>
          <table:table-cell table:style-name="ce72" office:value-type="string" calcext:value-type="string" table:number-columns-spanned="1" table:number-rows-spanned="2">
            <text:p>Чёрный (Коричневый)</text:p>
          </table:table-cell>
          <table:table-cell table:style-name="ce84" office:value-type="float" office:value="40" calcext:value-type="float" table:number-columns-spanned="1" table:number-rows-spanned="2">
            <text:p>40.00</text:p>
          </table:table-cell>
          <table:table-cell table:style-name="ce8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72" table:formula="of:=IF(ISNUMBER([.E114]); [.E114]+Buffer; &quot;&quot;)" office:value-type="float" office:value="2.4" calcext:value-type="float" table:number-columns-spanned="1" table:number-rows-spanned="2">
            <text:p>2.4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15]); [.E115]+Buffer; &quot;&quot;)">
            <text:p/>
          </table:covered-table-cell>
          <table:table-cell table:style-name="ce72"/>
          <table:table-cell table:style-name="ce138" table:formula="of:= IF(ISNUMBER([.D115]); [.D115] * (CopperResistivity * [.E115] / ([.G11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16]); [.E116]+Buffer; &quot;&quot;)">
            <text:p/>
          </table:table-cell>
          <table:table-cell table:style-name="ce72"/>
          <table:table-cell table:style-name="ce138" table:formula="of:= IF(ISNUMBER([.D116]); [.D116] * (CopperResistivity * [.E116] / ([.G11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рикуриватель ‘+’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20" calcext:value-type="float" table:number-columns-spanned="1" table:number-rows-spanned="2">
            <text:p>20.00</text:p>
          </table:table-cell>
          <table:table-cell table:style-name="ce8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72" table:formula="of:=IF(ISNUMBER([.E117]); [.E117]+Buffer; &quot;&quot;)" office:value-type="float" office:value="3.4" calcext:value-type="float" table:number-columns-spanned="1" table:number-rows-spanned="2">
            <text:p>3.4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8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18]); [.E118]+Buffer; &quot;&quot;)">
            <text:p/>
          </table:covered-table-cell>
          <table:table-cell table:style-name="ce72"/>
          <table:table-cell table:style-name="ce138" table:formula="of:= IF(ISNUMBER([.D118]); [.D118] * (CopperResistivity * [.E118] / ([.G11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19]); [.E119]+Buffer; &quot;&quot;)">
            <text:p/>
          </table:table-cell>
          <table:table-cell table:style-name="ce72"/>
          <table:table-cell table:style-name="ce138" table:formula="of:= IF(ISNUMBER([.D119]); [.D119] * (CopperResistivity * [.E119] / ([.G11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рикуриватель ‘подсветка’</text:p>
          </table:table-cell>
          <table:table-cell table:style-name="ce72" office:value-type="string" calcext:value-type="string" table:number-columns-spanned="1" table:number-rows-spanned="2">
            <text:p>Жёлт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72" table:formula="of:=IF(ISNUMBER([.E120]); [.E120]+Buffer; &quot;&quot;)" office:value-type="float" office:value="3.4" calcext:value-type="float" table:number-columns-spanned="1" table:number-rows-spanned="2">
            <text:p>3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13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21]); [.E121]+Buffer; &quot;&quot;)">
            <text:p/>
          </table:covered-table-cell>
          <table:table-cell table:style-name="ce72"/>
          <table:table-cell table:style-name="ce138" table:formula="of:= IF(ISNUMBER([.D121]); [.D121] * (CopperResistivity * [.E121] / ([.G12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22]); [.E122]+Buffer; &quot;&quot;)">
            <text:p/>
          </table:table-cell>
          <table:table-cell table:style-name="ce72"/>
          <table:table-cell table:style-name="ce138" table:formula="of:= IF(ISNUMBER([.D122]); [.D122] * (CopperResistivity * [.E122] / ([.G12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ампа шкатулки ‘+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2" calcext:value-type="float" table:number-columns-spanned="1" table:number-rows-spanned="2">
            <text:p>2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123]); [.E123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2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24]); [.E124]+Buffer; &quot;&quot;)">
            <text:p/>
          </table:covered-table-cell>
          <table:table-cell table:style-name="ce72"/>
          <table:table-cell table:style-name="ce138" table:formula="of:= IF(ISNUMBER([.D124]); [.D124] * (CopperResistivity * [.E124] / ([.G12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25]); [.E125]+Buffer; &quot;&quot;)">
            <text:p/>
          </table:table-cell>
          <table:table-cell table:style-name="ce72"/>
          <table:table-cell table:style-name="ce138" table:formula="of:= IF(ISNUMBER([.D125]); [.D125] * (CopperResistivity * [.E125] / ([.G12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Лампа шкатулки ‘-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2" calcext:value-type="float" table:number-columns-spanned="1" table:number-rows-spanned="2">
            <text:p>2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126]); [.E126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27]); [.E127]+Buffer; &quot;&quot;)">
            <text:p/>
          </table:covered-table-cell>
          <table:table-cell table:style-name="ce72"/>
          <table:table-cell table:style-name="ce138" table:formula="of:= IF(ISNUMBER([.D127]); [.D127] * (CopperResistivity * [.E127] / ([.G12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28]); [.E128]+Buffer; &quot;&quot;)">
            <text:p/>
          </table:table-cell>
          <table:table-cell table:style-name="ce72"/>
          <table:table-cell table:style-name="ce138" table:formula="of:= IF(ISNUMBER([.D128]); [.D128] * (CopperResistivity * [.E128] / ([.G12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Вентилятор печки</text:p>
          </table:table-cell>
          <table:table-cell table:style-name="ce72" office:value-type="string" calcext:value-type="string">
            <text:p>N/A</text:p>
          </table:table-cell>
          <table:table-cell table:style-name="ce84" table:number-columns-repeated="2"/>
          <table:table-cell table:style-name="ce72" table:formula="of:=IF(ISNUMBER([.E129]); [.E129]+Buffer; &quot;&quot;)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129]); [.D129] * (CopperResistivity * [.E129] / ([.G12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30]); [.E130]+Buffer; &quot;&quot;)">
            <text:p/>
          </table:table-cell>
          <table:table-cell table:style-name="ce72"/>
          <table:table-cell table:style-name="ce138" table:formula="of:= IF(ISNUMBER([.D130]); [.D130] * (CopperResistivity * [.E130] / ([.G13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вентилятора охлаждения ‘86’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72" table:formula="of:=IF(ISNUMBER([.E131]); [.E131]+Buffer; &quot;&quot;)" office:value-type="float" office:value="3.7" calcext:value-type="float" table:number-columns-spanned="1" table:number-rows-spanned="2">
            <text:p>3.7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Выключатель зажигания ‘15/2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32]); [.E132]+Buffer; &quot;&quot;)">
            <text:p/>
          </table:covered-table-cell>
          <table:table-cell table:style-name="ce72"/>
          <table:table-cell table:style-name="ce138" table:formula="of:= IF(ISNUMBER([.D132]); [.D132] * (CopperResistivity * [.E132] / ([.G13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33]); [.E133]+Buffer; &quot;&quot;)">
            <text:p/>
          </table:table-cell>
          <table:table-cell table:style-name="ce72"/>
          <table:table-cell table:style-name="ce138" table:formula="of:= IF(ISNUMBER([.D133]); [.D133] * (CopperResistivity * [.E133] / ([.G13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вентилятора охлаждения ‘85’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72" table:formula="of:=IF(ISNUMBER([.E134]); [.E134]+Buffer; &quot;&quot;)" office:value-type="float" office:value="3.05" calcext:value-type="float" table:number-columns-spanned="1" table:number-rows-spanned="2">
            <text:p>3.0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Датчик включения вентилятора охлаждения ‘1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35]); [.E135]+Buffer; &quot;&quot;)">
            <text:p/>
          </table:covered-table-cell>
          <table:table-cell table:style-name="ce72"/>
          <table:table-cell table:style-name="ce138" table:formula="of:= IF(ISNUMBER([.D135]); [.D135] * (CopperResistivity * [.E135] / ([.G13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36]); [.E136]+Buffer; &quot;&quot;)">
            <text:p/>
          </table:table-cell>
          <table:table-cell table:style-name="ce72"/>
          <table:table-cell table:style-name="ce138" table:formula="of:= IF(ISNUMBER([.D136]); [.D136] * (CopperResistivity * [.E136] / ([.G13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Датчик включения вентилятора охлаждения ‘2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72" table:formula="of:=IF(ISNUMBER([.E137]); [.E137]+Buffer; &quot;&quot;)" office:value-type="float" office:value="3.05" calcext:value-type="float" table:number-columns-spanned="1" table:number-rows-spanned="2">
            <text:p>3.0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38]); [.E138]+Buffer; &quot;&quot;)">
            <text:p/>
          </table:covered-table-cell>
          <table:table-cell table:style-name="ce72"/>
          <table:table-cell table:style-name="ce138" table:formula="of:= IF(ISNUMBER([.D138]); [.D138] * (CopperResistivity * [.E138] / ([.G13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39]); [.E139]+Buffer; &quot;&quot;)">
            <text:p/>
          </table:table-cell>
          <table:table-cell table:style-name="ce72"/>
          <table:table-cell table:style-name="ce138" table:formula="of:= IF(ISNUMBER([.D139]); [.D139] * (CopperResistivity * [.E139] / ([.G13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стартера ‘87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60" calcext:value-type="float" table:number-columns-spanned="1" table:number-rows-spanned="2">
            <text:p>60.00</text:p>
          </table:table-cell>
          <table:table-cell table:style-name="ce84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72" table:formula="of:=IF(ISNUMBER([.E140]); [.E140]+Buffer; &quot;&quot;)" office:value-type="float" office:value="2.9" calcext:value-type="float" table:number-columns-spanned="1" table:number-rows-spanned="2">
            <text:p>2.9</text:p>
          </table:table-cell>
          <table:table-cell table:style-name="ce72" office:value-type="float" office:value="10" calcext:value-type="float">
            <text:p>10</text:p>
          </table:table-cell>
          <table:table-cell table:style-name="ce138" table:formula="of:= IF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Втягивающее реле ‘управление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41]); [.E141]+Buffer; &quot;&quot;)">
            <text:p/>
          </table:covered-table-cell>
          <table:table-cell table:style-name="ce72"/>
          <table:table-cell table:style-name="ce138" table:formula="of:= IF(ISNUMBER([.D141]); [.D141] * (CopperResistivity * [.E141] / ([.G14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42]); [.E142]+Buffer; &quot;&quot;)">
            <text:p/>
          </table:table-cell>
          <table:table-cell table:style-name="ce72"/>
          <table:table-cell table:style-name="ce138" table:formula="of:= IF(ISNUMBER([.D142]); [.D142] * (CopperResistivity * [.E142] / ([.G14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стартера ‘85’</text:p>
          </table:table-cell>
          <table:table-cell table:style-name="ce72" office:value-type="string" calcext:value-type="string" table:number-columns-spanned="1" table:number-rows-spanned="2">
            <text:p>Чёрный (Серый)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143]); [.E143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44]); [.E144]+Buffer; &quot;&quot;)">
            <text:p/>
          </table:covered-table-cell>
          <table:table-cell table:style-name="ce72"/>
          <table:table-cell table:style-name="ce138" table:formula="of:= IF(ISNUMBER([.D144]); [.D144] * (CopperResistivity * [.E144] / ([.G14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45]); [.E145]+Buffer; &quot;&quot;)">
            <text:p/>
          </table:table-cell>
          <table:table-cell table:style-name="ce72"/>
          <table:table-cell table:style-name="ce138" table:formula="of:= IF(ISNUMBER([.D145]); [.D145] * (CopperResistivity * [.E145] / ([.G14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стартера ‘86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72" table:formula="of:=IF(ISNUMBER([.E146]); [.E146]+Buffer; &quot;&quot;)" office:value-type="float" office:value="2.9" calcext:value-type="float" table:number-columns-spanned="1" table:number-rows-spanned="2">
            <text:p>2.9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Выключатель зажигания ‘50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47]); [.E147]+Buffer; &quot;&quot;)">
            <text:p/>
          </table:covered-table-cell>
          <table:table-cell table:style-name="ce72"/>
          <table:table-cell table:style-name="ce138" table:formula="of:= IF(ISNUMBER([.D147]); [.D147] * (CopperResistivity * [.E147] / ([.G14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48]); [.E148]+Buffer; &quot;&quot;)">
            <text:p/>
          </table:table-cell>
          <table:table-cell table:style-name="ce72"/>
          <table:table-cell table:style-name="ce138" table:formula="of:= IF(ISNUMBER([.D148]); [.D148] * (CopperResistivity * [.E148] / ([.G14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клаксонов ‘85’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1" calcext:value-type="float">
            <text:p>1.00</text:p>
          </table:table-cell>
          <table:table-cell table:style-name="ce84" table:formula="of:=TorpedoWidth" office:value-type="float" office:value="0.5" calcext:value-type="float">
            <text:p>0.50</text:p>
          </table:table-cell>
          <table:table-cell table:style-name="ce72" table:formula="of:=IF(ISNUMBER([.E149]); [.E149]+Buffer; &quot;&quot;)" office:value-type="float" office:value="1.5" calcext:value-type="float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49]); [.D149] * (CopperResistivity * [.E149] / ([.G149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Реле клаксонов ‘30’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20" calcext:value-type="float">
            <text:p>20.00</text:p>
          </table:table-cell>
          <table:table-cell table:style-name="ce84" office:value-type="float" office:value="0.5" calcext:value-type="float">
            <text:p>0.50</text:p>
          </table:table-cell>
          <table:table-cell table:style-name="ce72" table:formula="of:=IF(ISNUMBER([.E150]); [.E150]+Buffer; &quot;&quot;)" office:value-type="float" office:value="1.5" calcext:value-type="float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50]); [.D150] * (CopperResistivity * [.E150] / ([.G150] * 0.000001)) / 12; &quot;&quot;)" office:value-type="percentage" office:value="0.006" calcext:value-type="percentage">
            <text:p>0.6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8’, вых</text:p>
          </table:table-cell>
          <table:table-cell table:style-name="ce72" office:value-type="string" calcext:value-type="string">
            <text:p>Красный</text:p>
          </table:table-cell>
          <table:table-cell table:style-name="ce84" office:value-type="float" office:value="1" calcext:value-type="float">
            <text:p>1.00</text:p>
          </table:table-cell>
          <table:table-cell table:style-name="ce84" office:value-type="float" office:value="0.5" calcext:value-type="float">
            <text:p>0.50</text:p>
          </table:table-cell>
          <table:table-cell table:style-name="ce72" table:formula="of:=IF(ISNUMBER([.E151]); [.E151]+Buffer; &quot;&quot;)" office:value-type="float" office:value="1.5" calcext:value-type="float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51]); [.D151] * (CopperResistivity * [.E151] / ([.G151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52]); [.E152]+Buffer; &quot;&quot;)">
            <text:p/>
          </table:table-cell>
          <table:table-cell table:style-name="ce72"/>
          <table:table-cell table:style-name="ce138" table:formula="of:= IF(ISNUMBER([.D152]); [.D152] * (CopperResistivity * [.E152] / ([.G15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клаксонов ‘86’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153]); [.E153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Выключатель звуковых сигналов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54]); [.E154]+Buffer; &quot;&quot;)">
            <text:p/>
          </table:covered-table-cell>
          <table:table-cell table:style-name="ce72"/>
          <table:table-cell table:style-name="ce138" table:formula="of:= IF(ISNUMBER([.D154]); [.D154] * (CopperResistivity * [.E154] / ([.G15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55]); [.E155]+Buffer; &quot;&quot;)">
            <text:p/>
          </table:table-cell>
          <table:table-cell table:style-name="ce72"/>
          <table:table-cell table:style-name="ce138" table:formula="of:= IF(ISNUMBER([.D155]); [.D155] * (CopperResistivity * [.E155] / ([.G15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рерыватель поворотников</text:p>
          </table:table-cell>
          <table:table-cell table:style-name="ce72" office:value-type="string" calcext:value-type="string" table:number-columns-spanned="1" table:number-rows-spanned="2">
            <text:p>Три провода</text:p>
          </table:table-cell>
          <table:table-cell table:style-name="ce84" office:value-type="string" calcext:value-type="string" table:number-columns-spanned="1" table:number-rows-spanned="2">
            <text:p>X</text:p>
          </table:table-cell>
          <table:table-cell table:style-name="ce84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72" table:formula="of:=IF(ISNUMBER([.E156]); [.E156]+Buffer; &quot;&quot;)" office:value-type="float" office:value="9.4" calcext:value-type="float" table:number-columns-spanned="1" table:number-rows-spanned="2">
            <text:p>9.4</text:p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156]); [.D156] * (CopperResistivity * [.E156] / ([.G15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поворотников и свет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57]); [.E157]+Buffer; &quot;&quot;)">
            <text:p/>
          </table:covered-table-cell>
          <table:table-cell table:style-name="ce72"/>
          <table:table-cell table:style-name="ce138" table:formula="of:= IF(ISNUMBER([.D157]); [.D157] * (CopperResistivity * [.E157] / ([.G15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58]); [.E158]+Buffer; &quot;&quot;)">
            <text:p/>
          </table:table-cell>
          <table:table-cell table:style-name="ce72"/>
          <table:table-cell table:style-name="ce138" table:formula="of:= IF(ISNUMBER([.D158]); [.D158] * (CopperResistivity * [.E158] / ([.G15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ближнего света ‘87’</text:p>
          </table:table-cell>
          <table:table-cell table:style-name="ce72" office:value-type="string" calcext:value-type="string" table:number-columns-spanned="1" table:number-rows-spanned="3">
            <text:p>Зелёный (Красный)</text:p>
          </table:table-cell>
          <table:table-cell table:style-name="ce84" office:value-type="float" office:value="20" calcext:value-type="float" table:number-columns-spanned="1" table:number-rows-spanned="3">
            <text:p>20.00</text:p>
          </table:table-cell>
          <table:table-cell table:style-name="ce8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72" table:formula="of:=IF(ISNUMBER([.E159]); [.E159]+Buffer; &quot;&quot;)" office:value-type="float" office:value="1.5" calcext:value-type="float" table:number-columns-spanned="1" table:number-rows-spanned="3">
            <text:p>1.5</text:p>
          </table:table-cell>
          <table:table-cell table:style-name="ce72" office:value-type="float" office:value="4" calcext:value-type="float">
            <text:p>4</text:p>
          </table:table-cell>
          <table:table-cell table:style-name="ce138" table:formula="of:= IF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4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60]); [.E160]+Buffer; &quot;&quot;)">
            <text:p/>
          </table:covered-table-cell>
          <table:table-cell table:style-name="ce72"/>
          <table:table-cell table:style-name="ce138" table:formula="of:= IF(ISNUMBER([.D160]); [.D160] * (CopperResistivity * [.E160] / ([.G16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5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61]); [.E161]+Buffer; &quot;&quot;)">
            <text:p/>
          </table:covered-table-cell>
          <table:table-cell table:style-name="ce72"/>
          <table:table-cell table:style-name="ce138" table:formula="of:= IF(ISNUMBER([.D161]); [.D161] * (CopperResistivity * [.E161] / ([.G16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62]); [.E162]+Buffer; &quot;&quot;)">
            <text:p/>
          </table:table-cell>
          <table:table-cell table:style-name="ce72"/>
          <table:table-cell table:style-name="ce138" table:formula="of:= IF(ISNUMBER([.D162]); [.D162] * (CopperResistivity * [.E162] / ([.G16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ближнего света ‘86’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163]); [.E163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поворотников и света ‘8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64]); [.E164]+Buffer; &quot;&quot;)">
            <text:p/>
          </table:covered-table-cell>
          <table:table-cell table:style-name="ce72"/>
          <table:table-cell table:style-name="ce138" table:formula="of:= IF(ISNUMBER([.D164]); [.D164] * (CopperResistivity * [.E164] / ([.G16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65]); [.E165]+Buffer; &quot;&quot;)">
            <text:p/>
          </table:table-cell>
          <table:table-cell table:style-name="ce72"/>
          <table:table-cell table:style-name="ce138" table:formula="of:= IF(ISNUMBER([.D165]); [.D165] * (CopperResistivity * [.E165] / ([.G16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ближнего света ‘85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166]); [.E166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67]); [.E167]+Buffer; &quot;&quot;)">
            <text:p/>
          </table:covered-table-cell>
          <table:table-cell table:style-name="ce72"/>
          <table:table-cell table:style-name="ce138" table:formula="of:= IF(ISNUMBER([.D167]); [.D167] * (CopperResistivity * [.E167] / ([.G16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68]); [.E168]+Buffer; &quot;&quot;)">
            <text:p/>
          </table:table-cell>
          <table:table-cell table:style-name="ce72"/>
          <table:table-cell table:style-name="ce138" table:formula="of:= IF(ISNUMBER([.D168]); [.D168] * (CopperResistivity * [.E168] / ([.G16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дальнего света ‘87’</text:p>
          </table:table-cell>
          <table:table-cell table:style-name="ce72" office:value-type="string" calcext:value-type="string" table:number-columns-spanned="1" table:number-rows-spanned="3">
            <text:p>Красный</text:p>
          </table:table-cell>
          <table:table-cell table:style-name="ce84" office:value-type="float" office:value="30" calcext:value-type="float" table:number-columns-spanned="1" table:number-rows-spanned="3">
            <text:p>30.00</text:p>
          </table:table-cell>
          <table:table-cell table:style-name="ce8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72" table:formula="of:=IF(ISNUMBER([.E169]); [.E169]+Buffer; &quot;&quot;)" office:value-type="float" office:value="1.5" calcext:value-type="float" table:number-columns-spanned="1" table:number-rows-spanned="3">
            <text:p>1.5</text:p>
          </table:table-cell>
          <table:table-cell table:style-name="ce72" office:value-type="float" office:value="4" calcext:value-type="float">
            <text:p>4</text:p>
          </table:table-cell>
          <table:table-cell table:style-name="ce138" table:formula="of:= IF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2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70]); [.E170]+Buffer; &quot;&quot;)">
            <text:p/>
          </table:covered-table-cell>
          <table:table-cell table:style-name="ce72"/>
          <table:table-cell table:style-name="ce138" table:formula="of:= IF(ISNUMBER([.D170]); [.D170] * (CopperResistivity * [.E170] / ([.G17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3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71]); [.E171]+Buffer; &quot;&quot;)">
            <text:p/>
          </table:covered-table-cell>
          <table:table-cell table:style-name="ce72"/>
          <table:table-cell table:style-name="ce138" table:formula="of:= IF(ISNUMBER([.D171]); [.D171] * (CopperResistivity * [.E171] / ([.G17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72]); [.E172]+Buffer; &quot;&quot;)">
            <text:p/>
          </table:table-cell>
          <table:table-cell table:style-name="ce72"/>
          <table:table-cell table:style-name="ce138" table:formula="of:= IF(ISNUMBER([.D172]); [.D172] * (CopperResistivity * [.E172] / ([.G17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дальнего света ‘86’</text:p>
          </table:table-cell>
          <table:table-cell table:style-name="ce72" office:value-type="string" calcext:value-type="string" table:number-columns-spanned="1" table:number-rows-spanned="2">
            <text:p>Оранжевый (Красный)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173]); [.E173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поворотников и света ‘7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74]); [.E174]+Buffer; &quot;&quot;)">
            <text:p/>
          </table:covered-table-cell>
          <table:table-cell table:style-name="ce72"/>
          <table:table-cell table:style-name="ce138" table:formula="of:= IF(ISNUMBER([.D174]); [.D174] * (CopperResistivity * [.E174] / ([.G17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75]); [.E175]+Buffer; &quot;&quot;)">
            <text:p/>
          </table:table-cell>
          <table:table-cell table:style-name="ce72"/>
          <table:table-cell table:style-name="ce138" table:formula="of:= IF(ISNUMBER([.D175]); [.D175] * (CopperResistivity * [.E175] / ([.G17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дальнего света ‘85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176]); [.E176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77]); [.E177]+Buffer; &quot;&quot;)">
            <text:p/>
          </table:covered-table-cell>
          <table:table-cell table:style-name="ce72"/>
          <table:table-cell table:style-name="ce138" table:formula="of:= IF(ISNUMBER([.D177]); [.D177] * (CopperResistivity * [.E177] / ([.G17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78]); [.E178]+Buffer; &quot;&quot;)">
            <text:p/>
          </table:table-cell>
          <table:table-cell table:style-name="ce72"/>
          <table:table-cell table:style-name="ce138" table:formula="of:= IF(ISNUMBER([.D178]); [.D178] * (CopperResistivity * [.E178] / ([.G17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задних ПТФ ‘30’</text:p>
          </table:table-cell>
          <table:table-cell table:style-name="ce72" office:value-type="string" calcext:value-type="string" table:number-columns-spanned="1" table:number-rows-spanned="2">
            <text:p>Оранжевый</text:p>
          </table:table-cell>
          <table:table-cell table:style-name="ce84" office:value-type="float" office:value="25" calcext:value-type="float" table:number-columns-spanned="1" table:number-rows-spanned="2">
            <text:p>25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179]); [.E179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1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80]); [.E180]+Buffer; &quot;&quot;)">
            <text:p/>
          </table:covered-table-cell>
          <table:table-cell table:style-name="ce72"/>
          <table:table-cell table:style-name="ce138" table:formula="of:= IF(ISNUMBER([.D180]); [.D180] * (CopperResistivity * [.E180] / ([.G18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81]); [.E181]+Buffer; &quot;&quot;)">
            <text:p/>
          </table:table-cell>
          <table:table-cell table:style-name="ce72"/>
          <table:table-cell table:style-name="ce138" table:formula="of:= IF(ISNUMBER([.D181]); [.D181] * (CopperResistivity * [.E181] / ([.G18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Реле задних ПТФ ‘2’</text:p>
          </table:table-cell>
          <table:table-cell table:style-name="ce72" office:value-type="string" calcext:value-type="string" table:number-columns-spanned="1" table:number-rows-spanned="2">
            <text:p>N/A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182]); [.E182]+Buffer; &quot;&quot;)" table:number-columns-spanned="1" table:number-rows-spanned="2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182]); [.D182] * (CopperResistivity * [.E182] / ([.G18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N/A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83]); [.E183]+Buffer; &quot;&quot;)">
            <text:p/>
          </table:covered-table-cell>
          <table:table-cell table:style-name="ce72"/>
          <table:table-cell table:style-name="ce138" table:formula="of:= IF(ISNUMBER([.D183]); [.D183] * (CopperResistivity * [.E183] / ([.G18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84]); [.E184]+Buffer; &quot;&quot;)">
            <text:p/>
          </table:table-cell>
          <table:table-cell table:style-name="ce72"/>
          <table:table-cell table:style-name="ce138" table:formula="of:= IF(ISNUMBER([.D184]); [.D184] * (CopperResistivity * [.E184] / ([.G18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задних ПТФ ‘85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25" calcext:value-type="float" table:number-columns-spanned="1" table:number-rows-spanned="2">
            <text:p>2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185]); [.E185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86]); [.E186]+Buffer; &quot;&quot;)">
            <text:p/>
          </table:covered-table-cell>
          <table:table-cell table:style-name="ce72"/>
          <table:table-cell table:style-name="ce138" table:formula="of:= IF(ISNUMBER([.D186]); [.D186] * (CopperResistivity * [.E186] / ([.G18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87]); [.E187]+Buffer; &quot;&quot;)">
            <text:p/>
          </table:table-cell>
          <table:table-cell table:style-name="ce72"/>
          <table:table-cell table:style-name="ce138" table:formula="of:= IF(ISNUMBER([.D187]); [.D187] * (CopperResistivity * [.E187] / ([.G18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задних ПТФ ‘87’</text:p>
          </table:table-cell>
          <table:table-cell table:style-name="ce72" office:value-type="string" calcext:value-type="string" table:number-columns-spanned="1" table:number-rows-spanned="2">
            <text:p>Фиолетов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72" table:formula="of:=IF(ISNUMBER([.E188]); [.E188]+Buffer; &quot;&quot;)" office:value-type="float" office:value="6" calcext:value-type="float" table:number-columns-spanned="1" table:number-rows-spanned="2">
            <text:p>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задним ПТФ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89]); [.E189]+Buffer; &quot;&quot;)">
            <text:p/>
          </table:covered-table-cell>
          <table:table-cell table:style-name="ce72"/>
          <table:table-cell table:style-name="ce138" table:formula="of:= IF(ISNUMBER([.D189]); [.D189] * (CopperResistivity * [.E189] / ([.G18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90]); [.E190]+Buffer; &quot;&quot;)">
            <text:p/>
          </table:table-cell>
          <table:table-cell table:style-name="ce72"/>
          <table:table-cell table:style-name="ce138" table:formula="of:= IF(ISNUMBER([.D190]); [.D190] * (CopperResistivity * [.E190] / ([.G19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задних ПТФ ‘87’ (тот же)</text:p>
          </table:table-cell>
          <table:table-cell table:style-name="ce72" office:value-type="string" calcext:value-type="string" table:number-columns-spanned="1" table:number-rows-spanned="2">
            <text:p>Фиолетовый (Синий)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191]); [.E191]+Buffer; &quot;&quot;)" office:value-type="float" office:value="1.5" calcext:value-type="float" table:number-columns-spanned="1" table:number-rows-spanned="2">
            <text:p>1.5</text:p>
          </table:table-cell>
          <table:table-cell table:style-name="ce72" table:formula="of:=IF(ISNUMBER([.D191]); IF([.D191] &lt;= 1;     IF([.E191] &lt;= 7; 1;     IF([.E191] &lt;= 10; 1.5;     IF([.E191] &lt;= 17; 2.5;     IF([.E191] &lt;= 28; 4;     IF([.E191] &lt;= 42; 6; 10)))));  IF([.D191] &lt;= 2;     IF([.E191] &lt;= 1.5; 1;     IF([.E191] &lt;= 5; 1.5;     IF([.E191] &lt;= 8.5; 2.5;     IF([.E191] &lt;= 14; 4;     IF([.E191] &lt;= 21; 6; 10)))));  IF([.D191] &lt;= 4;     IF([.E191] &lt;= 1.5; 1;     IF([.E191] &lt;= 2.5; 1.5;     IF([.E191] &lt;= 4; 2.5;     IF([.E191] &lt;= 7; 4;     IF([.E191] &lt;= 10.5; 6; 10)))));  IF([.D191] &lt;= 6;     IF([.E191] &lt;= 1.5; 1.5;     IF([.E191] &lt;= 2.5; 2.5;     IF([.E191] &lt;= 4.5; 4;     IF([.E191] &lt;= 7; 6; 10))));  IF([.D191] &lt;= 10;     IF([.E191] &lt;= 1.5; 2.5;     IF([.E191] &lt;= 2.5; 4;     IF([.E191] &lt;= 4; 6;     IF([.E191] &lt;= 7; 10;     IF([.E191] &lt;= 10.5; 16;     IF([.E191] &lt;= 17.5; 25;     IF([.E191] &lt;= 24; 35; 50)))))));  IF([.D191] &lt;= 15;     IF([.E191] &lt;= 1; 2.5;     IF([.E191] &lt;= 1.5; 4;     IF([.E191] &lt;= 2.5; 6;     IF([.E191] &lt;= 4.5; 10;     IF([.E191] &lt;= 7; 16;     IF([.E191] &lt;= 11.5; 25;     IF([.E191] &lt;= 16; 35; 50)))))));  IF([.D191] &lt;= 25;     IF([.E191] &lt;= 1; 4;     IF([.E191] &lt;= 1.5; 6;     IF([.E191] &lt;= 2.5; 10;     IF([.E191] &lt;= 4; 16;     IF([.E191] &lt;= 7; 25;     IF([.E191] &lt;= 9.5; 35; 50))))));  IF([.D191] &lt;= 30;     IF([.E191] &lt;= 1; 6;     IF([.E191] &lt;= 2; 10;     IF([.E191] &lt;= 3.5; 16;     IF([.E191] &lt;= 5.4; 25;     IF([.E191] &lt;= 8; 35; 50)))));  IF([.D191] &lt;= 40;     IF([.E191] &lt;= 1.5; 10;     IF([.E191] &lt;= 2.5; 16;     IF([.E191] &lt;= 4; 25;     IF([.E191] &lt;= 6; 35; 50))));  &quot;Way too heavy&quot; ))))))))); &quot;&quot;)" office:value-type="float" office:value="1" calcext:value-type="float">
            <text:p>1</text:p>
          </table:table-cell>
          <table:table-cell table:style-name="ce138" table:formula="of:= IF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Выключатель задних ПТФ ‘лампа-1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92]); [.E192]+Buffer; &quot;&quot;)">
            <text:p/>
          </table:covered-table-cell>
          <table:table-cell table:style-name="ce72"/>
          <table:table-cell table:style-name="ce138" table:formula="of:= IF(ISNUMBER([.D192]); [.D192] * (CopperResistivity * [.E192] / ([.G19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93]); [.E193]+Buffer; &quot;&quot;)">
            <text:p/>
          </table:table-cell>
          <table:table-cell table:style-name="ce72"/>
          <table:table-cell table:style-name="ce138" table:formula="of:= IF(ISNUMBER([.D193]); [.D193] * (CopperResistivity * [.E193] / ([.G19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0" office:value-type="string" calcext:value-type="string">
            <text:p>Выключатель задних ПТФ ‘лампа-2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194]); [.E194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94]); [.D194] * (CopperResistivity * [.E194] / ([.G194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95]); [.E195]+Buffer; &quot;&quot;)">
            <text:p/>
          </table:covered-table-cell>
          <table:table-cell table:style-name="ce72"/>
          <table:table-cell table:style-name="ce138" table:formula="of:= IF(ISNUMBER([.D195]); [.D195] * (CopperResistivity * [.E195] / ([.G19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96]); [.E196]+Buffer; &quot;&quot;)">
            <text:p/>
          </table:table-cell>
          <table:table-cell table:style-name="ce72"/>
          <table:table-cell table:style-name="ce138" table:formula="of:= IF(ISNUMBER([.D196]); [.D196] * (CopperResistivity * [.E196] / ([.G19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задних ПТФ ‘86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197]); [.E197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office:value-type="string" calcext:value-type="string">
            <text:p>Выключатель задних ПТФ ‘L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198]); [.E198]+Buffer; &quot;&quot;)">
            <text:p/>
          </table:covered-table-cell>
          <table:table-cell table:style-name="ce72"/>
          <table:table-cell table:style-name="ce138" table:formula="of:= IF(ISNUMBER([.D198]); [.D198] * (CopperResistivity * [.E198] / ([.G19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199]); [.E199]+Buffer; &quot;&quot;)">
            <text:p/>
          </table:table-cell>
          <table:table-cell table:style-name="ce72"/>
          <table:table-cell table:style-name="ce138" table:formula="of:= IF(ISNUMBER([.D199]); [.D199] * (CopperResistivity * [.E199] / ([.G19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обогрева заднего стекла ‘30’</text:p>
          </table:table-cell>
          <table:table-cell table:style-name="ce72" office:value-type="string" calcext:value-type="string" table:number-columns-spanned="1" table:number-rows-spanned="2">
            <text:p>Жёлтый</text:p>
          </table:table-cell>
          <table:table-cell table:style-name="ce84" office:value-type="float" office:value="20" calcext:value-type="float" table:number-columns-spanned="1" table:number-rows-spanned="2">
            <text:p>20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200]); [.E200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7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01]); [.E201]+Buffer; &quot;&quot;)">
            <text:p/>
          </table:covered-table-cell>
          <table:table-cell table:style-name="ce72"/>
          <table:table-cell table:style-name="ce138" table:formula="of:= IF(ISNUMBER([.D201]); [.D201] * (CopperResistivity * [.E201] / ([.G20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02]); [.E202]+Buffer; &quot;&quot;)">
            <text:p/>
          </table:table-cell>
          <table:table-cell table:style-name="ce72"/>
          <table:table-cell table:style-name="ce138" table:formula="of:= IF(ISNUMBER([.D202]); [.D202] * (CopperResistivity * [.E202] / ([.G20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обогрева заднего стекла ‘87’</text:p>
          </table:table-cell>
          <table:table-cell table:style-name="ce72" office:value-type="string" calcext:value-type="string" table:number-columns-spanned="1" table:number-rows-spanned="2">
            <text:p>Розовый</text:p>
          </table:table-cell>
          <table:table-cell table:style-name="ce84" office:value-type="float" office:value="20" calcext:value-type="float" table:number-columns-spanned="1" table:number-rows-spanned="2">
            <text:p>20.00</text:p>
          </table:table-cell>
          <table:table-cell table:style-name="ce8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72" table:formula="of:=IF(ISNUMBER([.E203]); [.E203]+Buffer; &quot;&quot;)" office:value-type="float" office:value="6" calcext:value-type="float" table:number-columns-spanned="1" table:number-rows-spanned="2">
            <text:p>6</text:p>
          </table:table-cell>
          <table:table-cell table:style-name="ce72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04]); [.E204]+Buffer; &quot;&quot;)">
            <text:p/>
          </table:covered-table-cell>
          <table:covered-table-cell table:style-name="ce72"/>
          <table:table-cell table:style-name="ce138" table:formula="of:= IF(ISNUMBER([.D204]); [.D204] * (CopperResistivity * [.E204] / ([.G20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обогрева заднего стекла ‘лампа-1’</text:p>
          </table:table-cell>
          <table:table-cell table:style-name="ce72" office:value-type="string" calcext:value-type="string">
            <text:p>Розовый</text:p>
          </table:table-cell>
          <table:table-cell table:style-name="ce84" office:value-type="float" office:value="1" calcext:value-type="float">
            <text:p>1.00</text:p>
          </table:table-cell>
          <table:table-cell table:style-name="ce84" table:formula="of:=TorpedoWidth+Width/2 + TorpedoWidth" office:value-type="float" office:value="1.9" calcext:value-type="float">
            <text:p>1.90</text:p>
          </table:table-cell>
          <table:table-cell table:style-name="ce72" table:formula="of:=IF(ISNUMBER([.E205]); [.E205]+Buffer; &quot;&quot;)" office:value-type="float" office:value="2.9" calcext:value-type="float">
            <text:p>2.9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05]); [.D205] * (CopperResistivity * [.E205] / ([.G205] * 0.000001)) / 12; &quot;&quot;)" office:value-type="percentage" office:value="0.00285" calcext:value-type="percentage">
            <text:p>0.29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06]); [.E206]+Buffer; &quot;&quot;)">
            <text:p/>
          </table:table-cell>
          <table:table-cell table:style-name="ce72"/>
          <table:table-cell table:style-name="ce138" table:formula="of:= IF(ISNUMBER([.D206]); [.D206] * (CopperResistivity * [.E206] / ([.G20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обогрева заднего стекла ‘85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207]); [.E207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08]); [.E208]+Buffer; &quot;&quot;)">
            <text:p/>
          </table:covered-table-cell>
          <table:table-cell table:style-name="ce72"/>
          <table:table-cell table:style-name="ce138" table:formula="of:= IF(ISNUMBER([.D208]); [.D208] * (CopperResistivity * [.E208] / ([.G20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09]); [.E209]+Buffer; &quot;&quot;)">
            <text:p/>
          </table:table-cell>
          <table:table-cell table:style-name="ce72"/>
          <table:table-cell table:style-name="ce138" table:formula="of:= IF(ISNUMBER([.D209]); [.D209] * (CopperResistivity * [.E209] / ([.G20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обогрева заднего стекла ‘86’</text:p>
          </table:table-cell>
          <table:table-cell table:style-name="ce72" office:value-type="string" calcext:value-type="string" table:number-columns-spanned="1" table:number-rows-spanned="2">
            <text:p>Зелё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210]); [.E210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обогрева заднего стекла ‘H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11]); [.E211]+Buffer; &quot;&quot;)">
            <text:p/>
          </table:covered-table-cell>
          <table:table-cell table:style-name="ce72"/>
          <table:table-cell table:style-name="ce138" table:formula="of:= IF(ISNUMBER([.D211]); [.D211] * (CopperResistivity * [.E211] / ([.G21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12]); [.E212]+Buffer; &quot;&quot;)">
            <text:p/>
          </table:table-cell>
          <table:table-cell table:style-name="ce72"/>
          <table:table-cell table:style-name="ce138" table:formula="of:= IF(ISNUMBER([.D212]); [.D212] * (CopperResistivity * [.E212] / ([.G21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контрольных ламп ‘86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72" table:formula="of:=IF(ISNUMBER([.E213]); [.E213]+Buffer; &quot;&quot;)" office:value-type="float" office:value="4.3" calcext:value-type="float" table:number-columns-spanned="1" table:number-rows-spanned="2">
            <text:p>4.3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Реле стартера ‘86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14]); [.E214]+Buffer; &quot;&quot;)">
            <text:p/>
          </table:covered-table-cell>
          <table:table-cell table:style-name="ce72"/>
          <table:table-cell table:style-name="ce138" table:formula="of:= IF(ISNUMBER([.D214]); [.D214] * (CopperResistivity * [.E214] / ([.G21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15]); [.E215]+Buffer; &quot;&quot;)">
            <text:p/>
          </table:table-cell>
          <table:table-cell table:style-name="ce72"/>
          <table:table-cell table:style-name="ce138" table:formula="of:= IF(ISNUMBER([.D215]); [.D215] * (CopperResistivity * [.E215] / ([.G21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Реле контрольных ламп ‘85’</text:p>
          </table:table-cell>
          <table:table-cell table:style-name="ce72" office:value-type="string" calcext:value-type="string" table:number-columns-spanned="1" table:number-rows-spanned="3">
            <text:p>Чёрный (Серый)</text:p>
          </table:table-cell>
          <table:table-cell table:style-name="ce84" office:value-type="float" office:value="5" calcext:value-type="float" table:number-columns-spanned="1" table:number-rows-spanned="3">
            <text:p>5.00</text:p>
          </table:table-cell>
          <table:table-cell table:style-name="ce8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72" table:formula="of:=IF(ISNUMBER([.E216]); [.E216]+Buffer; &quot;&quot;)" office:value-type="float" office:value="2" calcext:value-type="float" table:number-columns-spanned="1" table:number-rows-spanned="3">
            <text:p>2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Реле контрольных ламп ‘30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17]); [.E217]+Buffer; &quot;&quot;)">
            <text:p/>
          </table:covered-table-cell>
          <table:table-cell table:style-name="ce72"/>
          <table:table-cell table:style-name="ce138" table:formula="of:= IF(ISNUMBER([.D217]); [.D217] * (CopperResistivity * [.E217] / ([.G21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18]); [.E218]+Buffer; &quot;&quot;)">
            <text:p/>
          </table:covered-table-cell>
          <table:table-cell table:style-name="ce72"/>
          <table:table-cell table:style-name="ce138" table:formula="of:= IF(ISNUMBER([.D218]); [.D218] * (CopperResistivity * [.E218] / ([.G21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19]); [.E219]+Buffer; &quot;&quot;)">
            <text:p/>
          </table:table-cell>
          <table:table-cell table:style-name="ce72"/>
          <table:table-cell table:style-name="ce138" table:formula="of:= IF(ISNUMBER([.D219]); [.D219] * (CopperResistivity * [.E219] / ([.G21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Реле контрольных ламп ‘87’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220]); [.E220]+Buffer; &quot;&quot;)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20]); [.D220] * (CopperResistivity * [.E220] / ([.G22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1.11’</text:p>
          </table:table-cell>
          <table:covered-table-cell table:style-name="ce72"/>
          <table:covered-table-cell table:number-columns-repeated="2" table:style-name="ce84"/>
          <table:table-cell table:style-name="ce72" table:formula="of:=IF(ISNUMBER([.E221]); [.E221]+Buffer; &quot;&quot;)">
            <text:p/>
          </table:table-cell>
          <table:table-cell table:style-name="ce72" table:formula="of:=IF(ISNUMBER([.D221]); IF([.D221] &lt;= 1;     IF([.E221] &lt;= 7; 1;     IF([.E221] &lt;= 10; 1.5;     IF([.E221] &lt;= 17; 2.5;     IF([.E221] &lt;= 28; 4;     IF([.E221] &lt;= 42; 6; 10)))));  IF([.D221] &lt;= 2;     IF([.E221] &lt;= 1.5; 1;     IF([.E221] &lt;= 5; 1.5;     IF([.E221] &lt;= 8.5; 2.5;     IF([.E221] &lt;= 14; 4;     IF([.E221] &lt;= 21; 6; 10)))));  IF([.D221] &lt;= 4;     IF([.E221] &lt;= 1.5; 1;     IF([.E221] &lt;= 2.5; 1.5;     IF([.E221] &lt;= 4; 2.5;     IF([.E221] &lt;= 7; 4;     IF([.E221] &lt;= 10.5; 6; 10)))));  IF([.D221] &lt;= 6;     IF([.E221] &lt;= 1.5; 1.5;     IF([.E221] &lt;= 2.5; 2.5;     IF([.E221] &lt;= 4.5; 4;     IF([.E221] &lt;= 7; 6; 10))));  IF([.D221] &lt;= 10;     IF([.E221] &lt;= 1.5; 2.5;     IF([.E221] &lt;= 2.5; 4;     IF([.E221] &lt;= 4; 6;     IF([.E221] &lt;= 7; 10;     IF([.E221] &lt;= 10.5; 16;     IF([.E221] &lt;= 17.5; 25;     IF([.E221] &lt;= 24; 35; 50)))))));  IF([.D221] &lt;= 15;     IF([.E221] &lt;= 1; 2.5;     IF([.E221] &lt;= 1.5; 4;     IF([.E221] &lt;= 2.5; 6;     IF([.E221] &lt;= 4.5; 10;     IF([.E221] &lt;= 7; 16;     IF([.E221] &lt;= 11.5; 25;     IF([.E221] &lt;= 16; 35; 50)))))));  IF([.D221] &lt;= 25;     IF([.E221] &lt;= 1; 4;     IF([.E221] &lt;= 1.5; 6;     IF([.E221] &lt;= 2.5; 10;     IF([.E221] &lt;= 4; 16;     IF([.E221] &lt;= 7; 25;     IF([.E221] &lt;= 9.5; 35; 50))))));  IF([.D221] &lt;= 30;     IF([.E221] &lt;= 1; 6;     IF([.E221] &lt;= 2; 10;     IF([.E221] &lt;= 3.5; 16;     IF([.E221] &lt;= 5.4; 25;     IF([.E221] &lt;= 8; 35; 50)))));  IF([.D221] &lt;= 40;     IF([.E221] &lt;= 1.5; 10;     IF([.E221] &lt;= 2.5; 16;     IF([.E221] &lt;= 4; 25;     IF([.E221] &lt;= 6; 35; 50))));  &quot;Way too heavy&quot; ))))))))); &quot;&quot;)">
            <text:p/>
          </table:table-cell>
          <table:table-cell table:style-name="ce138" table:formula="of:= IF(ISNUMBER([.D221]); [.D221] * (CopperResistivity * [.E221] / ([.G22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22]); [.E222]+Buffer; &quot;&quot;)">
            <text:p/>
          </table:table-cell>
          <table:table-cell table:style-name="ce72" table:formula="of:=IF(ISNUMBER([.D222]); IF([.D222] &lt;= 1;     IF([.E222] &lt;= 7; 1;     IF([.E222] &lt;= 10; 1.5;     IF([.E222] &lt;= 17; 2.5;     IF([.E222] &lt;= 28; 4;     IF([.E222] &lt;= 42; 6; 10)))));  IF([.D222] &lt;= 2;     IF([.E222] &lt;= 1.5; 1;     IF([.E222] &lt;= 5; 1.5;     IF([.E222] &lt;= 8.5; 2.5;     IF([.E222] &lt;= 14; 4;     IF([.E222] &lt;= 21; 6; 10)))));  IF([.D222] &lt;= 4;     IF([.E222] &lt;= 1.5; 1;     IF([.E222] &lt;= 2.5; 1.5;     IF([.E222] &lt;= 4; 2.5;     IF([.E222] &lt;= 7; 4;     IF([.E222] &lt;= 10.5; 6; 10)))));  IF([.D222] &lt;= 6;     IF([.E222] &lt;= 1.5; 1.5;     IF([.E222] &lt;= 2.5; 2.5;     IF([.E222] &lt;= 4.5; 4;     IF([.E222] &lt;= 7; 6; 10))));  IF([.D222] &lt;= 10;     IF([.E222] &lt;= 1.5; 2.5;     IF([.E222] &lt;= 2.5; 4;     IF([.E222] &lt;= 4; 6;     IF([.E222] &lt;= 7; 10;     IF([.E222] &lt;= 10.5; 16;     IF([.E222] &lt;= 17.5; 25;     IF([.E222] &lt;= 24; 35; 50)))))));  IF([.D222] &lt;= 15;     IF([.E222] &lt;= 1; 2.5;     IF([.E222] &lt;= 1.5; 4;     IF([.E222] &lt;= 2.5; 6;     IF([.E222] &lt;= 4.5; 10;     IF([.E222] &lt;= 7; 16;     IF([.E222] &lt;= 11.5; 25;     IF([.E222] &lt;= 16; 35; 50)))))));  IF([.D222] &lt;= 25;     IF([.E222] &lt;= 1; 4;     IF([.E222] &lt;= 1.5; 6;     IF([.E222] &lt;= 2.5; 10;     IF([.E222] &lt;= 4; 16;     IF([.E222] &lt;= 7; 25;     IF([.E222] &lt;= 9.5; 35; 50))))));  IF([.D222] &lt;= 30;     IF([.E222] &lt;= 1; 6;     IF([.E222] &lt;= 2; 10;     IF([.E222] &lt;= 3.5; 16;     IF([.E222] &lt;= 5.4; 25;     IF([.E222] &lt;= 8; 35; 50)))));  IF([.D222] &lt;= 40;     IF([.E222] &lt;= 1.5; 10;     IF([.E222] &lt;= 2.5; 16;     IF([.E222] &lt;= 4; 25;     IF([.E222] &lt;= 6; 35; 50))));  &quot;Way too heavy&quot; ))))))))); &quot;&quot;)">
            <text:p/>
          </table:table-cell>
          <table:table-cell table:style-name="ce138" table:formula="of:= IF(ISNUMBER([.D222]); [.D222] * (CopperResistivity * [.E222] / ([.G22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Датчик P масла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223]); [.E223]+Buffer; &quot;&quot;)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23]); [.D223] * (CopperResistivity * [.E223] / ([.G22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1.4’</text:p>
          </table:table-cell>
          <table:covered-table-cell table:style-name="ce72"/>
          <table:covered-table-cell table:number-columns-repeated="2" table:style-name="ce84"/>
          <table:table-cell table:style-name="ce72" table:formula="of:=IF(ISNUMBER([.E224]); [.E224]+Buffer; &quot;&quot;)">
            <text:p/>
          </table:table-cell>
          <table:table-cell table:style-name="ce72" table:formula="of:=IF(ISNUMBER([.D224]); IF([.D224] &lt;= 1;     IF([.E224] &lt;= 7; 1;     IF([.E224] &lt;= 10; 1.5;     IF([.E224] &lt;= 17; 2.5;     IF([.E224] &lt;= 28; 4;     IF([.E224] &lt;= 42; 6; 10)))));  IF([.D224] &lt;= 2;     IF([.E224] &lt;= 1.5; 1;     IF([.E224] &lt;= 5; 1.5;     IF([.E224] &lt;= 8.5; 2.5;     IF([.E224] &lt;= 14; 4;     IF([.E224] &lt;= 21; 6; 10)))));  IF([.D224] &lt;= 4;     IF([.E224] &lt;= 1.5; 1;     IF([.E224] &lt;= 2.5; 1.5;     IF([.E224] &lt;= 4; 2.5;     IF([.E224] &lt;= 7; 4;     IF([.E224] &lt;= 10.5; 6; 10)))));  IF([.D224] &lt;= 6;     IF([.E224] &lt;= 1.5; 1.5;     IF([.E224] &lt;= 2.5; 2.5;     IF([.E224] &lt;= 4.5; 4;     IF([.E224] &lt;= 7; 6; 10))));  IF([.D224] &lt;= 10;     IF([.E224] &lt;= 1.5; 2.5;     IF([.E224] &lt;= 2.5; 4;     IF([.E224] &lt;= 4; 6;     IF([.E224] &lt;= 7; 10;     IF([.E224] &lt;= 10.5; 16;     IF([.E224] &lt;= 17.5; 25;     IF([.E224] &lt;= 24; 35; 50)))))));  IF([.D224] &lt;= 15;     IF([.E224] &lt;= 1; 2.5;     IF([.E224] &lt;= 1.5; 4;     IF([.E224] &lt;= 2.5; 6;     IF([.E224] &lt;= 4.5; 10;     IF([.E224] &lt;= 7; 16;     IF([.E224] &lt;= 11.5; 25;     IF([.E224] &lt;= 16; 35; 50)))))));  IF([.D224] &lt;= 25;     IF([.E224] &lt;= 1; 4;     IF([.E224] &lt;= 1.5; 6;     IF([.E224] &lt;= 2.5; 10;     IF([.E224] &lt;= 4; 16;     IF([.E224] &lt;= 7; 25;     IF([.E224] &lt;= 9.5; 35; 50))))));  IF([.D224] &lt;= 30;     IF([.E224] &lt;= 1; 6;     IF([.E224] &lt;= 2; 10;     IF([.E224] &lt;= 3.5; 16;     IF([.E224] &lt;= 5.4; 25;     IF([.E224] &lt;= 8; 35; 50)))));  IF([.D224] &lt;= 40;     IF([.E224] &lt;= 1.5; 10;     IF([.E224] &lt;= 2.5; 16;     IF([.E224] &lt;= 4; 25;     IF([.E224] &lt;= 6; 35; 50))));  &quot;Way too heavy&quot; ))))))))); &quot;&quot;)">
            <text:p/>
          </table:table-cell>
          <table:table-cell table:style-name="ce138" table:formula="of:= IF(ISNUMBER([.D224]); [.D224] * (CopperResistivity * [.E224] / ([.G22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25]); [.E225]+Buffer; &quot;&quot;)">
            <text:p/>
          </table:table-cell>
          <table:table-cell table:style-name="ce72" table:formula="of:=IF(ISNUMBER([.D225]); IF([.D225] &lt;= 1;     IF([.E225] &lt;= 7; 1;     IF([.E225] &lt;= 10; 1.5;     IF([.E225] &lt;= 17; 2.5;     IF([.E225] &lt;= 28; 4;     IF([.E225] &lt;= 42; 6; 10)))));  IF([.D225] &lt;= 2;     IF([.E225] &lt;= 1.5; 1;     IF([.E225] &lt;= 5; 1.5;     IF([.E225] &lt;= 8.5; 2.5;     IF([.E225] &lt;= 14; 4;     IF([.E225] &lt;= 21; 6; 10)))));  IF([.D225] &lt;= 4;     IF([.E225] &lt;= 1.5; 1;     IF([.E225] &lt;= 2.5; 1.5;     IF([.E225] &lt;= 4; 2.5;     IF([.E225] &lt;= 7; 4;     IF([.E225] &lt;= 10.5; 6; 10)))));  IF([.D225] &lt;= 6;     IF([.E225] &lt;= 1.5; 1.5;     IF([.E225] &lt;= 2.5; 2.5;     IF([.E225] &lt;= 4.5; 4;     IF([.E225] &lt;= 7; 6; 10))));  IF([.D225] &lt;= 10;     IF([.E225] &lt;= 1.5; 2.5;     IF([.E225] &lt;= 2.5; 4;     IF([.E225] &lt;= 4; 6;     IF([.E225] &lt;= 7; 10;     IF([.E225] &lt;= 10.5; 16;     IF([.E225] &lt;= 17.5; 25;     IF([.E225] &lt;= 24; 35; 50)))))));  IF([.D225] &lt;= 15;     IF([.E225] &lt;= 1; 2.5;     IF([.E225] &lt;= 1.5; 4;     IF([.E225] &lt;= 2.5; 6;     IF([.E225] &lt;= 4.5; 10;     IF([.E225] &lt;= 7; 16;     IF([.E225] &lt;= 11.5; 25;     IF([.E225] &lt;= 16; 35; 50)))))));  IF([.D225] &lt;= 25;     IF([.E225] &lt;= 1; 4;     IF([.E225] &lt;= 1.5; 6;     IF([.E225] &lt;= 2.5; 10;     IF([.E225] &lt;= 4; 16;     IF([.E225] &lt;= 7; 25;     IF([.E225] &lt;= 9.5; 35; 50))))));  IF([.D225] &lt;= 30;     IF([.E225] &lt;= 1; 6;     IF([.E225] &lt;= 2; 10;     IF([.E225] &lt;= 3.5; 16;     IF([.E225] &lt;= 5.4; 25;     IF([.E225] &lt;= 8; 35; 50)))));  IF([.D225] &lt;= 40;     IF([.E225] &lt;= 1.5; 10;     IF([.E225] &lt;= 2.5; 16;     IF([.E225] &lt;= 4; 25;     IF([.E225] &lt;= 6; 35; 50))));  &quot;Way too heavy&quot; ))))))))); &quot;&quot;)">
            <text:p/>
          </table:table-cell>
          <table:table-cell table:style-name="ce138" table:formula="of:= IF(ISNUMBER([.D225]); [.D225] * (CopperResistivity * [.E225] / ([.G22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Датчик аварийного падения P масла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226]); [.E226]+Buffer; &quot;&quot;)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26]); [.D226] * (CopperResistivity * [.E226] / ([.G22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1.3’</text:p>
          </table:table-cell>
          <table:covered-table-cell table:style-name="ce72"/>
          <table:covered-table-cell table:number-columns-repeated="2" table:style-name="ce84"/>
          <table:table-cell table:style-name="ce72" table:formula="of:=IF(ISNUMBER([.E227]); [.E227]+Buffer; &quot;&quot;)">
            <text:p/>
          </table:table-cell>
          <table:table-cell table:style-name="ce72" table:formula="of:=IF(ISNUMBER([.D227]); IF([.D227] &lt;= 1;     IF([.E227] &lt;= 7; 1;     IF([.E227] &lt;= 10; 1.5;     IF([.E227] &lt;= 17; 2.5;     IF([.E227] &lt;= 28; 4;     IF([.E227] &lt;= 42; 6; 10)))));  IF([.D227] &lt;= 2;     IF([.E227] &lt;= 1.5; 1;     IF([.E227] &lt;= 5; 1.5;     IF([.E227] &lt;= 8.5; 2.5;     IF([.E227] &lt;= 14; 4;     IF([.E227] &lt;= 21; 6; 10)))));  IF([.D227] &lt;= 4;     IF([.E227] &lt;= 1.5; 1;     IF([.E227] &lt;= 2.5; 1.5;     IF([.E227] &lt;= 4; 2.5;     IF([.E227] &lt;= 7; 4;     IF([.E227] &lt;= 10.5; 6; 10)))));  IF([.D227] &lt;= 6;     IF([.E227] &lt;= 1.5; 1.5;     IF([.E227] &lt;= 2.5; 2.5;     IF([.E227] &lt;= 4.5; 4;     IF([.E227] &lt;= 7; 6; 10))));  IF([.D227] &lt;= 10;     IF([.E227] &lt;= 1.5; 2.5;     IF([.E227] &lt;= 2.5; 4;     IF([.E227] &lt;= 4; 6;     IF([.E227] &lt;= 7; 10;     IF([.E227] &lt;= 10.5; 16;     IF([.E227] &lt;= 17.5; 25;     IF([.E227] &lt;= 24; 35; 50)))))));  IF([.D227] &lt;= 15;     IF([.E227] &lt;= 1; 2.5;     IF([.E227] &lt;= 1.5; 4;     IF([.E227] &lt;= 2.5; 6;     IF([.E227] &lt;= 4.5; 10;     IF([.E227] &lt;= 7; 16;     IF([.E227] &lt;= 11.5; 25;     IF([.E227] &lt;= 16; 35; 50)))))));  IF([.D227] &lt;= 25;     IF([.E227] &lt;= 1; 4;     IF([.E227] &lt;= 1.5; 6;     IF([.E227] &lt;= 2.5; 10;     IF([.E227] &lt;= 4; 16;     IF([.E227] &lt;= 7; 25;     IF([.E227] &lt;= 9.5; 35; 50))))));  IF([.D227] &lt;= 30;     IF([.E227] &lt;= 1; 6;     IF([.E227] &lt;= 2; 10;     IF([.E227] &lt;= 3.5; 16;     IF([.E227] &lt;= 5.4; 25;     IF([.E227] &lt;= 8; 35; 50)))));  IF([.D227] &lt;= 40;     IF([.E227] &lt;= 1.5; 10;     IF([.E227] &lt;= 2.5; 16;     IF([.E227] &lt;= 4; 25;     IF([.E227] &lt;= 6; 35; 50))));  &quot;Way too heavy&quot; ))))))))); &quot;&quot;)">
            <text:p/>
          </table:table-cell>
          <table:table-cell table:style-name="ce138" table:formula="of:= IF(ISNUMBER([.D227]); [.D227] * (CopperResistivity * [.E227] / ([.G22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28]); [.E228]+Buffer; &quot;&quot;)">
            <text:p/>
          </table:table-cell>
          <table:table-cell table:style-name="ce72" table:formula="of:=IF(ISNUMBER([.D228]); IF([.D228] &lt;= 1;     IF([.E228] &lt;= 7; 1;     IF([.E228] &lt;= 10; 1.5;     IF([.E228] &lt;= 17; 2.5;     IF([.E228] &lt;= 28; 4;     IF([.E228] &lt;= 42; 6; 10)))));  IF([.D228] &lt;= 2;     IF([.E228] &lt;= 1.5; 1;     IF([.E228] &lt;= 5; 1.5;     IF([.E228] &lt;= 8.5; 2.5;     IF([.E228] &lt;= 14; 4;     IF([.E228] &lt;= 21; 6; 10)))));  IF([.D228] &lt;= 4;     IF([.E228] &lt;= 1.5; 1;     IF([.E228] &lt;= 2.5; 1.5;     IF([.E228] &lt;= 4; 2.5;     IF([.E228] &lt;= 7; 4;     IF([.E228] &lt;= 10.5; 6; 10)))));  IF([.D228] &lt;= 6;     IF([.E228] &lt;= 1.5; 1.5;     IF([.E228] &lt;= 2.5; 2.5;     IF([.E228] &lt;= 4.5; 4;     IF([.E228] &lt;= 7; 6; 10))));  IF([.D228] &lt;= 10;     IF([.E228] &lt;= 1.5; 2.5;     IF([.E228] &lt;= 2.5; 4;     IF([.E228] &lt;= 4; 6;     IF([.E228] &lt;= 7; 10;     IF([.E228] &lt;= 10.5; 16;     IF([.E228] &lt;= 17.5; 25;     IF([.E228] &lt;= 24; 35; 50)))))));  IF([.D228] &lt;= 15;     IF([.E228] &lt;= 1; 2.5;     IF([.E228] &lt;= 1.5; 4;     IF([.E228] &lt;= 2.5; 6;     IF([.E228] &lt;= 4.5; 10;     IF([.E228] &lt;= 7; 16;     IF([.E228] &lt;= 11.5; 25;     IF([.E228] &lt;= 16; 35; 50)))))));  IF([.D228] &lt;= 25;     IF([.E228] &lt;= 1; 4;     IF([.E228] &lt;= 1.5; 6;     IF([.E228] &lt;= 2.5; 10;     IF([.E228] &lt;= 4; 16;     IF([.E228] &lt;= 7; 25;     IF([.E228] &lt;= 9.5; 35; 50))))));  IF([.D228] &lt;= 30;     IF([.E228] &lt;= 1; 6;     IF([.E228] &lt;= 2; 10;     IF([.E228] &lt;= 3.5; 16;     IF([.E228] &lt;= 5.4; 25;     IF([.E228] &lt;= 8; 35; 50)))));  IF([.D228] &lt;= 40;     IF([.E228] &lt;= 1.5; 10;     IF([.E228] &lt;= 2.5; 16;     IF([.E228] &lt;= 4; 25;     IF([.E228] &lt;= 6; 35; 50))));  &quot;Way too heavy&quot; ))))))))); &quot;&quot;)">
            <text:p/>
          </table:table-cell>
          <table:table-cell table:style-name="ce138" table:formula="of:= IF(ISNUMBER([.D228]); [.D228] * (CopperResistivity * [.E228] / ([.G22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Датчик t ОЖ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229]); [.E229]+Buffer; &quot;&quot;)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29]); [.D229] * (CopperResistivity * [.E229] / ([.G22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1.1’</text:p>
          </table:table-cell>
          <table:covered-table-cell table:style-name="ce72"/>
          <table:covered-table-cell table:number-columns-repeated="2" table:style-name="ce84"/>
          <table:table-cell table:style-name="ce72" table:formula="of:=IF(ISNUMBER([.E230]); [.E230]+Buffer; &quot;&quot;)">
            <text:p/>
          </table:table-cell>
          <table:table-cell table:style-name="ce72" table:formula="of:=IF(ISNUMBER([.D230]); IF([.D230] &lt;= 1;     IF([.E230] &lt;= 7; 1;     IF([.E230] &lt;= 10; 1.5;     IF([.E230] &lt;= 17; 2.5;     IF([.E230] &lt;= 28; 4;     IF([.E230] &lt;= 42; 6; 10)))));  IF([.D230] &lt;= 2;     IF([.E230] &lt;= 1.5; 1;     IF([.E230] &lt;= 5; 1.5;     IF([.E230] &lt;= 8.5; 2.5;     IF([.E230] &lt;= 14; 4;     IF([.E230] &lt;= 21; 6; 10)))));  IF([.D230] &lt;= 4;     IF([.E230] &lt;= 1.5; 1;     IF([.E230] &lt;= 2.5; 1.5;     IF([.E230] &lt;= 4; 2.5;     IF([.E230] &lt;= 7; 4;     IF([.E230] &lt;= 10.5; 6; 10)))));  IF([.D230] &lt;= 6;     IF([.E230] &lt;= 1.5; 1.5;     IF([.E230] &lt;= 2.5; 2.5;     IF([.E230] &lt;= 4.5; 4;     IF([.E230] &lt;= 7; 6; 10))));  IF([.D230] &lt;= 10;     IF([.E230] &lt;= 1.5; 2.5;     IF([.E230] &lt;= 2.5; 4;     IF([.E230] &lt;= 4; 6;     IF([.E230] &lt;= 7; 10;     IF([.E230] &lt;= 10.5; 16;     IF([.E230] &lt;= 17.5; 25;     IF([.E230] &lt;= 24; 35; 50)))))));  IF([.D230] &lt;= 15;     IF([.E230] &lt;= 1; 2.5;     IF([.E230] &lt;= 1.5; 4;     IF([.E230] &lt;= 2.5; 6;     IF([.E230] &lt;= 4.5; 10;     IF([.E230] &lt;= 7; 16;     IF([.E230] &lt;= 11.5; 25;     IF([.E230] &lt;= 16; 35; 50)))))));  IF([.D230] &lt;= 25;     IF([.E230] &lt;= 1; 4;     IF([.E230] &lt;= 1.5; 6;     IF([.E230] &lt;= 2.5; 10;     IF([.E230] &lt;= 4; 16;     IF([.E230] &lt;= 7; 25;     IF([.E230] &lt;= 9.5; 35; 50))))));  IF([.D230] &lt;= 30;     IF([.E230] &lt;= 1; 6;     IF([.E230] &lt;= 2; 10;     IF([.E230] &lt;= 3.5; 16;     IF([.E230] &lt;= 5.4; 25;     IF([.E230] &lt;= 8; 35; 50)))));  IF([.D230] &lt;= 40;     IF([.E230] &lt;= 1.5; 10;     IF([.E230] &lt;= 2.5; 16;     IF([.E230] &lt;= 4; 25;     IF([.E230] &lt;= 6; 35; 50))));  &quot;Way too heavy&quot; ))))))))); &quot;&quot;)">
            <text:p/>
          </table:table-cell>
          <table:table-cell table:style-name="ce138" table:formula="of:= IF(ISNUMBER([.D230]); [.D230] * (CopperResistivity * [.E230] / ([.G23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31]); [.E231]+Buffer; &quot;&quot;)">
            <text:p/>
          </table:table-cell>
          <table:table-cell table:style-name="ce72" table:formula="of:=IF(ISNUMBER([.D231]); IF([.D231] &lt;= 1;     IF([.E231] &lt;= 7; 1;     IF([.E231] &lt;= 10; 1.5;     IF([.E231] &lt;= 17; 2.5;     IF([.E231] &lt;= 28; 4;     IF([.E231] &lt;= 42; 6; 10)))));  IF([.D231] &lt;= 2;     IF([.E231] &lt;= 1.5; 1;     IF([.E231] &lt;= 5; 1.5;     IF([.E231] &lt;= 8.5; 2.5;     IF([.E231] &lt;= 14; 4;     IF([.E231] &lt;= 21; 6; 10)))));  IF([.D231] &lt;= 4;     IF([.E231] &lt;= 1.5; 1;     IF([.E231] &lt;= 2.5; 1.5;     IF([.E231] &lt;= 4; 2.5;     IF([.E231] &lt;= 7; 4;     IF([.E231] &lt;= 10.5; 6; 10)))));  IF([.D231] &lt;= 6;     IF([.E231] &lt;= 1.5; 1.5;     IF([.E231] &lt;= 2.5; 2.5;     IF([.E231] &lt;= 4.5; 4;     IF([.E231] &lt;= 7; 6; 10))));  IF([.D231] &lt;= 10;     IF([.E231] &lt;= 1.5; 2.5;     IF([.E231] &lt;= 2.5; 4;     IF([.E231] &lt;= 4; 6;     IF([.E231] &lt;= 7; 10;     IF([.E231] &lt;= 10.5; 16;     IF([.E231] &lt;= 17.5; 25;     IF([.E231] &lt;= 24; 35; 50)))))));  IF([.D231] &lt;= 15;     IF([.E231] &lt;= 1; 2.5;     IF([.E231] &lt;= 1.5; 4;     IF([.E231] &lt;= 2.5; 6;     IF([.E231] &lt;= 4.5; 10;     IF([.E231] &lt;= 7; 16;     IF([.E231] &lt;= 11.5; 25;     IF([.E231] &lt;= 16; 35; 50)))))));  IF([.D231] &lt;= 25;     IF([.E231] &lt;= 1; 4;     IF([.E231] &lt;= 1.5; 6;     IF([.E231] &lt;= 2.5; 10;     IF([.E231] &lt;= 4; 16;     IF([.E231] &lt;= 7; 25;     IF([.E231] &lt;= 9.5; 35; 50))))));  IF([.D231] &lt;= 30;     IF([.E231] &lt;= 1; 6;     IF([.E231] &lt;= 2; 10;     IF([.E231] &lt;= 3.5; 16;     IF([.E231] &lt;= 5.4; 25;     IF([.E231] &lt;= 8; 35; 50)))));  IF([.D231] &lt;= 40;     IF([.E231] &lt;= 1.5; 10;     IF([.E231] &lt;= 2.5; 16;     IF([.E231] &lt;= 4; 25;     IF([.E231] &lt;= 6; 35; 50))));  &quot;Way too heavy&quot; ))))))))); &quot;&quot;)">
            <text:p/>
          </table:table-cell>
          <table:table-cell table:style-name="ce138" table:formula="of:= IF(ISNUMBER([.D231]); [.D231] * (CopperResistivity * [.E231] / ([.G23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Датчик перегрева ОЖ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232]); [.E232]+Buffer; &quot;&quot;)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32]); [.D232] * (CopperResistivity * [.E232] / ([.G23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1.2’</text:p>
          </table:table-cell>
          <table:covered-table-cell table:style-name="ce72"/>
          <table:covered-table-cell table:number-columns-repeated="2" table:style-name="ce84"/>
          <table:table-cell table:style-name="ce72" table:formula="of:=IF(ISNUMBER([.E233]); [.E233]+Buffer; &quot;&quot;)">
            <text:p/>
          </table:table-cell>
          <table:table-cell table:style-name="ce72" table:formula="of:=IF(ISNUMBER([.D233]); IF([.D233] &lt;= 1;     IF([.E233] &lt;= 7; 1;     IF([.E233] &lt;= 10; 1.5;     IF([.E233] &lt;= 17; 2.5;     IF([.E233] &lt;= 28; 4;     IF([.E233] &lt;= 42; 6; 10)))));  IF([.D233] &lt;= 2;     IF([.E233] &lt;= 1.5; 1;     IF([.E233] &lt;= 5; 1.5;     IF([.E233] &lt;= 8.5; 2.5;     IF([.E233] &lt;= 14; 4;     IF([.E233] &lt;= 21; 6; 10)))));  IF([.D233] &lt;= 4;     IF([.E233] &lt;= 1.5; 1;     IF([.E233] &lt;= 2.5; 1.5;     IF([.E233] &lt;= 4; 2.5;     IF([.E233] &lt;= 7; 4;     IF([.E233] &lt;= 10.5; 6; 10)))));  IF([.D233] &lt;= 6;     IF([.E233] &lt;= 1.5; 1.5;     IF([.E233] &lt;= 2.5; 2.5;     IF([.E233] &lt;= 4.5; 4;     IF([.E233] &lt;= 7; 6; 10))));  IF([.D233] &lt;= 10;     IF([.E233] &lt;= 1.5; 2.5;     IF([.E233] &lt;= 2.5; 4;     IF([.E233] &lt;= 4; 6;     IF([.E233] &lt;= 7; 10;     IF([.E233] &lt;= 10.5; 16;     IF([.E233] &lt;= 17.5; 25;     IF([.E233] &lt;= 24; 35; 50)))))));  IF([.D233] &lt;= 15;     IF([.E233] &lt;= 1; 2.5;     IF([.E233] &lt;= 1.5; 4;     IF([.E233] &lt;= 2.5; 6;     IF([.E233] &lt;= 4.5; 10;     IF([.E233] &lt;= 7; 16;     IF([.E233] &lt;= 11.5; 25;     IF([.E233] &lt;= 16; 35; 50)))))));  IF([.D233] &lt;= 25;     IF([.E233] &lt;= 1; 4;     IF([.E233] &lt;= 1.5; 6;     IF([.E233] &lt;= 2.5; 10;     IF([.E233] &lt;= 4; 16;     IF([.E233] &lt;= 7; 25;     IF([.E233] &lt;= 9.5; 35; 50))))));  IF([.D233] &lt;= 30;     IF([.E233] &lt;= 1; 6;     IF([.E233] &lt;= 2; 10;     IF([.E233] &lt;= 3.5; 16;     IF([.E233] &lt;= 5.4; 25;     IF([.E233] &lt;= 8; 35; 50)))));  IF([.D233] &lt;= 40;     IF([.E233] &lt;= 1.5; 10;     IF([.E233] &lt;= 2.5; 16;     IF([.E233] &lt;= 4; 25;     IF([.E233] &lt;= 6; 35; 50))));  &quot;Way too heavy&quot; ))))))))); &quot;&quot;)">
            <text:p/>
          </table:table-cell>
          <table:table-cell table:style-name="ce138" table:formula="of:= IF(ISNUMBER([.D233]); [.D233] * (CopperResistivity * [.E233] / ([.G23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34]); [.E234]+Buffer; &quot;&quot;)">
            <text:p/>
          </table:table-cell>
          <table:table-cell table:style-name="ce72"/>
          <table:table-cell table:style-name="ce138" table:formula="of:= IF(ISNUMBER([.D234]); [.D234] * (CopperResistivity * [.E234] / ([.G23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Датчик спидометра ‘1’</text:p>
          </table:table-cell>
          <table:table-cell table:style-name="ce72" office:value-type="string" calcext:value-type="string" table:number-columns-spanned="1" table:number-rows-spanned="3">
            <text:p>Красный</text:p>
          </table:table-cell>
          <table:table-cell table:style-name="ce84" office:value-type="float" office:value="15" calcext:value-type="float" table:number-columns-spanned="1" table:number-rows-spanned="3">
            <text:p>15.00</text:p>
          </table:table-cell>
          <table:table-cell table:style-name="ce84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72" table:formula="of:=IF(ISNUMBER([.E235]); [.E235]+Buffer; &quot;&quot;)" office:value-type="float" office:value="4.2" calcext:value-type="float" table:number-columns-spanned="1" table:number-rows-spanned="3">
            <text:p>4.2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Выключатель света заднего хода ‘1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36]); [.E236]+Buffer; &quot;&quot;)">
            <text:p/>
          </table:covered-table-cell>
          <table:table-cell table:style-name="ce72"/>
          <table:table-cell table:style-name="ce138" table:formula="of:= IF(ISNUMBER([.D236]); [.D236] * (CopperResistivity * [.E236] / ([.G23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3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37]); [.E237]+Buffer; &quot;&quot;)">
            <text:p/>
          </table:covered-table-cell>
          <table:table-cell table:style-name="ce72"/>
          <table:table-cell table:style-name="ce138" table:formula="of:= IF(ISNUMBER([.D237]); [.D237] * (CopperResistivity * [.E237] / ([.G23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38]); [.E238]+Buffer; &quot;&quot;)">
            <text:p/>
          </table:table-cell>
          <table:table-cell table:style-name="ce72"/>
          <table:table-cell table:style-name="ce138" table:formula="of:= IF(ISNUMBER([.D238]); [.D238] * (CopperResistivity * [.E238] / ([.G23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Датчик спидометра ‘2’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239]); [.E239]+Buffer; &quot;&quot;)" table:number-columns-spanned="1" table:number-rows-spanned="2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39]); [.D239] * (CopperResistivity * [.E239] / ([.G23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3.10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40]); [.E240]+Buffer; &quot;&quot;)">
            <text:p/>
          </table:covered-table-cell>
          <table:table-cell table:style-name="ce72"/>
          <table:table-cell table:style-name="ce138" table:formula="of:= IF(ISNUMBER([.D240]); [.D240] * (CopperResistivity * [.E240] / ([.G24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41]); [.E241]+Buffer; &quot;&quot;)">
            <text:p/>
          </table:table-cell>
          <table:table-cell table:style-name="ce72" table:formula="of:=IF(ISNUMBER([.D241]); IF([.D241] &lt;= 1;     IF([.E241] &lt;= 7; 1;     IF([.E241] &lt;= 10; 1.5;     IF([.E241] &lt;= 17; 2.5;     IF([.E241] &lt;= 28; 4;     IF([.E241] &lt;= 42; 6; 10)))));  IF([.D241] &lt;= 2;     IF([.E241] &lt;= 1.5; 1;     IF([.E241] &lt;= 5; 1.5;     IF([.E241] &lt;= 8.5; 2.5;     IF([.E241] &lt;= 14; 4;     IF([.E241] &lt;= 21; 6; 10)))));  IF([.D241] &lt;= 4;     IF([.E241] &lt;= 1.5; 1;     IF([.E241] &lt;= 2.5; 1.5;     IF([.E241] &lt;= 4; 2.5;     IF([.E241] &lt;= 7; 4;     IF([.E241] &lt;= 10.5; 6; 10)))));  IF([.D241] &lt;= 6;     IF([.E241] &lt;= 1.5; 1.5;     IF([.E241] &lt;= 2.5; 2.5;     IF([.E241] &lt;= 4.5; 4;     IF([.E241] &lt;= 7; 6; 10))));  IF([.D241] &lt;= 10;     IF([.E241] &lt;= 1.5; 2.5;     IF([.E241] &lt;= 2.5; 4;     IF([.E241] &lt;= 4; 6;     IF([.E241] &lt;= 7; 10;     IF([.E241] &lt;= 10.5; 16;     IF([.E241] &lt;= 17.5; 25;     IF([.E241] &lt;= 24; 35; 50)))))));  IF([.D241] &lt;= 15;     IF([.E241] &lt;= 1; 2.5;     IF([.E241] &lt;= 1.5; 4;     IF([.E241] &lt;= 2.5; 6;     IF([.E241] &lt;= 4.5; 10;     IF([.E241] &lt;= 7; 16;     IF([.E241] &lt;= 11.5; 25;     IF([.E241] &lt;= 16; 35; 50)))))));  IF([.D241] &lt;= 25;     IF([.E241] &lt;= 1; 4;     IF([.E241] &lt;= 1.5; 6;     IF([.E241] &lt;= 2.5; 10;     IF([.E241] &lt;= 4; 16;     IF([.E241] &lt;= 7; 25;     IF([.E241] &lt;= 9.5; 35; 50))))));  IF([.D241] &lt;= 30;     IF([.E241] &lt;= 1; 6;     IF([.E241] &lt;= 2; 10;     IF([.E241] &lt;= 3.5; 16;     IF([.E241] &lt;= 5.4; 25;     IF([.E241] &lt;= 8; 35; 50)))));  IF([.D241] &lt;= 40;     IF([.E241] &lt;= 1.5; 10;     IF([.E241] &lt;= 2.5; 16;     IF([.E241] &lt;= 4; 25;     IF([.E241] &lt;= 6; 35; 50))));  &quot;Way too heavy&quot; ))))))))); &quot;&quot;)">
            <text:p/>
          </table:table-cell>
          <table:table-cell table:style-name="ce138" table:formula="of:= IF(ISNUMBER([.D241]); [.D241] * (CopperResistivity * [.E241] / ([.G24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Датчик спидометра ‘3’</text:p>
          </table:table-cell>
          <table:table-cell table:style-name="ce72" office:value-type="string" calcext:value-type="string" table:number-columns-spanned="1" table:number-rows-spanned="2">
            <text:p>Чёрный (Серый)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242]); [.E242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43]); [.E243]+Buffer; &quot;&quot;)">
            <text:p/>
          </table:covered-table-cell>
          <table:table-cell table:style-name="ce72"/>
          <table:table-cell table:style-name="ce138" table:formula="of:= IF(ISNUMBER([.D243]); [.D243] * (CopperResistivity * [.E243] / ([.G24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44]); [.E244]+Buffer; &quot;&quot;)">
            <text:p/>
          </table:table-cell>
          <table:table-cell table:style-name="ce72"/>
          <table:table-cell table:style-name="ce138" table:formula="of:= IF(ISNUMBER([.D244]); [.D244] * (CopperResistivity * [.E244] / ([.G24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света заднего хода ‘2’</text:p>
          </table:table-cell>
          <table:table-cell table:style-name="ce72" office:value-type="string" calcext:value-type="string" table:number-columns-spanned="1" table:number-rows-spanned="2">
            <text:p>Розовый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72" table:formula="of:=IF(ISNUMBER([.E245]); [.E245]+Buffer; &quot;&quot;)" office:value-type="float" office:value="5.1" calcext:value-type="float" table:number-columns-spanned="1" table:number-rows-spanned="2">
            <text:p>5.1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фонарям света заднего ход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46]); [.E246]+Buffer; &quot;&quot;)">
            <text:p/>
          </table:covered-table-cell>
          <table:table-cell table:style-name="ce72"/>
          <table:table-cell table:style-name="ce138" table:formula="of:= IF(ISNUMBER([.D246]); [.D246] * (CopperResistivity * [.E246] / ([.G24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47]); [.E247]+Buffer; &quot;&quot;)">
            <text:p/>
          </table:table-cell>
          <table:table-cell table:style-name="ce72"/>
          <table:table-cell table:style-name="ce138" table:formula="of:= IF(ISNUMBER([.D247]); [.D247] * (CopperResistivity * [.E247] / ([.G24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Датчик аварийного падения уровня тормозной жидкости ‘1’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72" table:number-columns-spanned="1" table:number-rows-spanned="2"/>
          <table:table-cell table:style-name="ce72" table:formula="of:=IF(ISNUMBER([.E248]); [.E248]+Buffer; &quot;&quot;)" table:number-columns-spanned="1" table:number-rows-spanned="2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48]); [.D248] * (CopperResistivity * [.E248] / ([.G24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3.9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49]); [.E249]+Buffer; &quot;&quot;)">
            <text:p/>
          </table:covered-table-cell>
          <table:table-cell table:style-name="ce72" table:formula="of:=IF(ISNUMBER([.D249]); IF([.D249] &lt;= 1;     IF([.E249] &lt;= 7; 1;     IF([.E249] &lt;= 10; 1.5;     IF([.E249] &lt;= 17; 2.5;     IF([.E249] &lt;= 28; 4;     IF([.E249] &lt;= 42; 6; 10)))));  IF([.D249] &lt;= 2;     IF([.E249] &lt;= 1.5; 1;     IF([.E249] &lt;= 5; 1.5;     IF([.E249] &lt;= 8.5; 2.5;     IF([.E249] &lt;= 14; 4;     IF([.E249] &lt;= 21; 6; 10)))));  IF([.D249] &lt;= 4;     IF([.E249] &lt;= 1.5; 1;     IF([.E249] &lt;= 2.5; 1.5;     IF([.E249] &lt;= 4; 2.5;     IF([.E249] &lt;= 7; 4;     IF([.E249] &lt;= 10.5; 6; 10)))));  IF([.D249] &lt;= 6;     IF([.E249] &lt;= 1.5; 1.5;     IF([.E249] &lt;= 2.5; 2.5;     IF([.E249] &lt;= 4.5; 4;     IF([.E249] &lt;= 7; 6; 10))));  IF([.D249] &lt;= 10;     IF([.E249] &lt;= 1.5; 2.5;     IF([.E249] &lt;= 2.5; 4;     IF([.E249] &lt;= 4; 6;     IF([.E249] &lt;= 7; 10;     IF([.E249] &lt;= 10.5; 16;     IF([.E249] &lt;= 17.5; 25;     IF([.E249] &lt;= 24; 35; 50)))))));  IF([.D249] &lt;= 15;     IF([.E249] &lt;= 1; 2.5;     IF([.E249] &lt;= 1.5; 4;     IF([.E249] &lt;= 2.5; 6;     IF([.E249] &lt;= 4.5; 10;     IF([.E249] &lt;= 7; 16;     IF([.E249] &lt;= 11.5; 25;     IF([.E249] &lt;= 16; 35; 50)))))));  IF([.D249] &lt;= 25;     IF([.E249] &lt;= 1; 4;     IF([.E249] &lt;= 1.5; 6;     IF([.E249] &lt;= 2.5; 10;     IF([.E249] &lt;= 4; 16;     IF([.E249] &lt;= 7; 25;     IF([.E249] &lt;= 9.5; 35; 50))))));  IF([.D249] &lt;= 30;     IF([.E249] &lt;= 1; 6;     IF([.E249] &lt;= 2; 10;     IF([.E249] &lt;= 3.5; 16;     IF([.E249] &lt;= 5.4; 25;     IF([.E249] &lt;= 8; 35; 50)))));  IF([.D249] &lt;= 40;     IF([.E249] &lt;= 1.5; 10;     IF([.E249] &lt;= 2.5; 16;     IF([.E249] &lt;= 4; 25;     IF([.E249] &lt;= 6; 35; 50))));  &quot;Way too heavy&quot; ))))))))); &quot;&quot;)">
            <text:p/>
          </table:table-cell>
          <table:table-cell table:style-name="ce138" table:formula="of:= IF(ISNUMBER([.D249]); [.D249] * (CopperResistivity * [.E249] / ([.G24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50]); [.E250]+Buffer; &quot;&quot;)">
            <text:p/>
          </table:table-cell>
          <table:table-cell table:style-name="ce72"/>
          <table:table-cell table:style-name="ce138" table:formula="of:= IF(ISNUMBER([.D250]); [.D250] * (CopperResistivity * [.E250] / ([.G25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Датчик аварийного падения уровня тормозной жидкости ‘2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72" table:formula="of:=IF(ISNUMBER([.E251]); [.E251]+Buffer; &quot;&quot;)" office:value-type="float" office:value="1.95" calcext:value-type="float" table:number-columns-spanned="1" table:number-rows-spanned="2">
            <text:p>1.9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52]); [.E252]+Buffer; &quot;&quot;)">
            <text:p/>
          </table:covered-table-cell>
          <table:table-cell table:style-name="ce72"/>
          <table:table-cell table:style-name="ce138" table:formula="of:= IF(ISNUMBER([.D252]); [.D252] * (CopperResistivity * [.E252] / ([.G25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53]); [.E253]+Buffer; &quot;&quot;)">
            <text:p/>
          </table:table-cell>
          <table:table-cell table:style-name="ce72"/>
          <table:table-cell table:style-name="ce138" table:formula="of:= IF(ISNUMBER([.D253]); [.D253] * (CopperResistivity * [.E253] / ([.G25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зажигания ‘15/1’</text:p>
          </table:table-cell>
          <table:table-cell table:style-name="ce72" office:value-type="string" calcext:value-type="string" table:number-columns-spanned="1" table:number-rows-spanned="4">
            <text:p>Розовый (Белый)</text:p>
          </table:table-cell>
          <table:table-cell table:style-name="ce84" office:value-type="float" office:value="35" calcext:value-type="float" table:number-columns-spanned="1" table:number-rows-spanned="4">
            <text:p>35.00</text:p>
          </table:table-cell>
          <table:table-cell table:style-name="ce8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72" table:formula="of:=IF(ISNUMBER([.E254]); [.E254]+Buffer; &quot;&quot;)" office:value-type="float" office:value="4.25" calcext:value-type="float" table:number-columns-spanned="1" table:number-rows-spanned="4">
            <text:p>4.25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3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55]); [.E255]+Buffer; &quot;&quot;)">
            <text:p/>
          </table:covered-table-cell>
          <table:table-cell table:style-name="ce72"/>
          <table:table-cell table:style-name="ce138" table:formula="of:= IF(ISNUMBER([.D255]); [.D255] * (CopperResistivity * [.E255] / ([.G25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9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56]); [.E256]+Buffer; &quot;&quot;)">
            <text:p/>
          </table:covered-table-cell>
          <table:table-cell table:style-name="ce72"/>
          <table:table-cell table:style-name="ce138" table:formula="of:= IF(ISNUMBER([.D256]); [.D256] * (CopperResistivity * [.E256] / ([.G25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11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57]); [.E257]+Buffer; &quot;&quot;)">
            <text:p/>
          </table:covered-table-cell>
          <table:table-cell table:style-name="ce72"/>
          <table:table-cell table:style-name="ce138" table:formula="of:= IF(ISNUMBER([.D257]); [.D257] * (CopperResistivity * [.E257] / ([.G25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58]); [.E258]+Buffer; &quot;&quot;)">
            <text:p/>
          </table:table-cell>
          <table:table-cell table:style-name="ce72"/>
          <table:table-cell table:style-name="ce138" table:formula="of:= IF(ISNUMBER([.D258]); [.D258] * (CopperResistivity * [.E258] / ([.G25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зажигания ‘15/2’</text:p>
          </table:table-cell>
          <table:table-cell table:style-name="ce72" office:value-type="string" calcext:value-type="string" table:number-columns-spanned="1" table:number-rows-spanned="4">
            <text:p>Синий (Коричневый)</text:p>
          </table:table-cell>
          <table:table-cell table:style-name="ce84" office:value-type="float" office:value="35" calcext:value-type="float" table:number-columns-spanned="1" table:number-rows-spanned="4">
            <text:p>35.00</text:p>
          </table:table-cell>
          <table:table-cell table:style-name="ce8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72" table:formula="of:=IF(ISNUMBER([.E259]); [.E259]+Buffer; &quot;&quot;)" office:value-type="float" office:value="4.25" calcext:value-type="float" table:number-columns-spanned="1" table:number-rows-spanned="4">
            <text:p>4.25</text:p>
          </table:table-cell>
          <table:table-cell table:style-name="ce72" office:value-type="float" office:value="6" calcext:value-type="float">
            <text:p>6</text:p>
          </table:table-cell>
          <table:table-cell table:style-name="ce138" table:formula="of:= IF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6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60]); [.E260]+Buffer; &quot;&quot;)">
            <text:p/>
          </table:covered-table-cell>
          <table:table-cell table:style-name="ce72"/>
          <table:table-cell table:style-name="ce138" table:formula="of:= IF(ISNUMBER([.D260]); [.D260] * (CopperResistivity * [.E260] / ([.G26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3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61]); [.E261]+Buffer; &quot;&quot;)">
            <text:p/>
          </table:covered-table-cell>
          <table:table-cell table:style-name="ce72"/>
          <table:table-cell table:style-name="ce138" table:formula="of:= IF(ISNUMBER([.D261]); [.D261] * (CopperResistivity * [.E261] / ([.G26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2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62]); [.E262]+Buffer; &quot;&quot;)">
            <text:p/>
          </table:covered-table-cell>
          <table:table-cell table:style-name="ce72"/>
          <table:table-cell table:style-name="ce138" table:formula="of:= IF(ISNUMBER([.D262]); [.D262] * (CopperResistivity * [.E262] / ([.G26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63]); [.E263]+Buffer; &quot;&quot;)">
            <text:p/>
          </table:table-cell>
          <table:table-cell table:style-name="ce72"/>
          <table:table-cell table:style-name="ce138" table:formula="of:= IF(ISNUMBER([.D263]); [.D263] * (CopperResistivity * [.E263] / ([.G26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поворотников и света ‘1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264]); [.E264]+Buffer; &quot;&quot;)" office:value-type="float" office:value="2" calcext:value-type="float" table:number-columns-spanned="1" table:number-rows-spanned="2">
            <text:p>2</text:p>
          </table:table-cell>
          <table:table-cell table:style-name="ce72" table:formula="of:=IF(ISNUMBER([.D264]); IF([.D264] &lt;= 1;     IF([.E264] &lt;= 7; 1;     IF([.E264] &lt;= 10; 1.5;     IF([.E264] &lt;= 17; 2.5;     IF([.E264] &lt;= 28; 4;     IF([.E264] &lt;= 42; 6; 10)))));  IF([.D264] &lt;= 2;     IF([.E264] &lt;= 1.5; 1;     IF([.E264] &lt;= 5; 1.5;     IF([.E264] &lt;= 8.5; 2.5;     IF([.E264] &lt;= 14; 4;     IF([.E264] &lt;= 21; 6; 10)))));  IF([.D264] &lt;= 4;     IF([.E264] &lt;= 1.5; 1;     IF([.E264] &lt;= 2.5; 1.5;     IF([.E264] &lt;= 4; 2.5;     IF([.E264] &lt;= 7; 4;     IF([.E264] &lt;= 10.5; 6; 10)))));  IF([.D264] &lt;= 6;     IF([.E264] &lt;= 1.5; 1.5;     IF([.E264] &lt;= 2.5; 2.5;     IF([.E264] &lt;= 4.5; 4;     IF([.E264] &lt;= 7; 6; 10))));  IF([.D264] &lt;= 10;     IF([.E264] &lt;= 1.5; 2.5;     IF([.E264] &lt;= 2.5; 4;     IF([.E264] &lt;= 4; 6;     IF([.E264] &lt;= 7; 10;     IF([.E264] &lt;= 10.5; 16;     IF([.E264] &lt;= 17.5; 25;     IF([.E264] &lt;= 24; 35; 50)))))));  IF([.D264] &lt;= 15;     IF([.E264] &lt;= 1; 2.5;     IF([.E264] &lt;= 1.5; 4;     IF([.E264] &lt;= 2.5; 6;     IF([.E264] &lt;= 4.5; 10;     IF([.E264] &lt;= 7; 16;     IF([.E264] &lt;= 11.5; 25;     IF([.E264] &lt;= 16; 35; 50)))))));  IF([.D264] &lt;= 25;     IF([.E264] &lt;= 1; 4;     IF([.E264] &lt;= 1.5; 6;     IF([.E264] &lt;= 2.5; 10;     IF([.E264] &lt;= 4; 16;     IF([.E264] &lt;= 7; 25;     IF([.E264] &lt;= 9.5; 35; 50))))));  IF([.D264] &lt;= 30;     IF([.E264] &lt;= 1; 6;     IF([.E264] &lt;= 2; 10;     IF([.E264] &lt;= 3.5; 16;     IF([.E264] &lt;= 5.4; 25;     IF([.E264] &lt;= 8; 35; 50)))));  IF([.D264] &lt;= 40;     IF([.E264] &lt;= 1.5; 10;     IF([.E264] &lt;= 2.5; 16;     IF([.E264] &lt;= 4; 25;     IF([.E264] &lt;= 6; 35; 50))));  &quot;Way too heavy&quot; ))))))))); &quot;&quot;)" office:value-type="float" office:value="2.5" calcext:value-type="float">
            <text:p>2.5</text:p>
          </table:table-cell>
          <table:table-cell table:style-name="ce138" table:formula="of:= IF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65]); [.E265]+Buffer; &quot;&quot;)">
            <text:p/>
          </table:covered-table-cell>
          <table:table-cell table:style-name="ce72"/>
          <table:table-cell table:style-name="ce138" table:formula="of:= IF(ISNUMBER([.D265]); [.D265] * (CopperResistivity * [.E265] / ([.G26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66]); [.E266]+Buffer; &quot;&quot;)">
            <text:p/>
          </table:table-cell>
          <table:table-cell table:style-name="ce72"/>
          <table:table-cell table:style-name="ce138" table:formula="of:= IF(ISNUMBER([.D266]); [.D266] * (CopperResistivity * [.E266] / ([.G26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поворотников и света ‘4’</text:p>
          </table:table-cell>
          <table:table-cell table:style-name="ce72" office:value-type="string" calcext:value-type="string" table:number-columns-spanned="1" table:number-rows-spanned="2">
            <text:p>Бел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267]); [.E267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11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68]); [.E268]+Buffer; &quot;&quot;)">
            <text:p/>
          </table:covered-table-cell>
          <table:table-cell table:style-name="ce72"/>
          <table:table-cell table:style-name="ce138" table:formula="of:= IF(ISNUMBER([.D268]); [.D268] * (CopperResistivity * [.E268] / ([.G26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69]); [.E269]+Buffer; &quot;&quot;)">
            <text:p/>
          </table:table-cell>
          <table:table-cell table:style-name="ce72"/>
          <table:table-cell table:style-name="ce138" table:formula="of:= IF(ISNUMBER([.D269]); [.D269] * (CopperResistivity * [.E269] / ([.G26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поворотников и света ‘5’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270]); [.E270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ереключатель поворотников и света ‘6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71]); [.E271]+Buffer; &quot;&quot;)">
            <text:p/>
          </table:covered-table-cell>
          <table:covered-table-cell table:style-name="ce72"/>
          <table:table-cell table:style-name="ce138" table:formula="of:= IF(ISNUMBER([.D271]); [.D271] * (CopperResistivity * [.E271] / ([.G27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5’, вых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10" calcext:value-type="float">
            <text:p>10.00</text:p>
          </table:table-cell>
          <table:table-cell table:style-name="ce84" table:formula="of:=TorpedoWidth+Width+TorpedoWidth" office:value-type="float" office:value="2.8" calcext:value-type="float">
            <text:p>2.80</text:p>
          </table:table-cell>
          <table:table-cell table:style-name="ce72" table:formula="of:=IF(ISNUMBER([.E272]); [.E272]+Buffer; &quot;&quot;)" office:value-type="float" office:value="3.8" calcext:value-type="float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72]); [.D272] * (CopperResistivity * [.E272] / ([.G272] * 0.000001)) / 12; &quot;&quot;)" office:value-type="percentage" office:value="0.0168" calcext:value-type="percentage">
            <text:p>1.6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covered-table-cell table:style-name="ce72"/>
          <table:table-cell table:style-name="ce84" table:number-columns-repeated="2"/>
          <table:table-cell table:style-name="ce72"/>
          <table:table-cell table:style-name="ce84"/>
          <table:table-cell table:style-name="ce133"/>
          <table:table-cell table:style-name="ce72"/>
          <table:table-cell table:style-name="ce84" table:number-columns-repeated="2"/>
          <table:table-cell table:style-name="ce72" table:formula="of:=IF(ISNUMBER([.E273]); [.E273]+Buffer; &quot;&quot;)">
            <text:p/>
          </table:table-cell>
          <table:table-cell table:style-name="ce72"/>
          <table:table-cell table:style-name="ce143" table:formula="of:= IF(ISNUMBER([.D273]); [.D273] * (CopperResistivity * [.E273] / ([.G273] * 0.000001)) / 12; &quot;&quot;)">
            <text:p/>
          </table:table-cell>
          <table:table-cell table:style-name="ce72" table:number-columns-repeated="3"/>
          <table:table-cell table:number-columns-repeated="1007"/>
        </table:table-row>
        <table:table-row table:style-name="ro1">
          <table:covered-table-cell table:style-name="ce72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TorpedoWidth+Width/4+TorpedoWidth" office:value-type="float" office:value="1.45" calcext:value-type="float" table:number-columns-spanned="1" table:number-rows-spanned="2">
            <text:p>1.45</text:p>
          </table:table-cell>
          <table:table-cell table:style-name="ce72" table:formula="of:=IF(ISNUMBER([.E274]); [.E274]+Buffer; &quot;&quot;)" office:value-type="float" office:value="2.45" calcext:value-type="float" table:number-columns-spanned="1" table:number-rows-spanned="2">
            <text:p>2.45</text:p>
          </table:table-cell>
          <table:table-cell table:style-name="ce72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ЦПС ‘4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75]); [.E275]+Buffer; &quot;&quot;)">
            <text:p/>
          </table:covered-table-cell>
          <table:covered-table-cell table:style-name="ce72"/>
          <table:table-cell table:style-name="ce138" table:formula="of:= IF(ISNUMBER([.D275]); [.D275] * (CopperResistivity * [.E275] / ([.G27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9’, вход</text:p>
          </table:table-cell>
          <table:table-cell table:style-name="ce72" office:value-type="string" calcext:value-type="string">
            <text:p>Чёрный</text:p>
          </table:table-cell>
          <table:table-cell table:style-name="ce84" office:value-type="float" office:value="15" calcext:value-type="float">
            <text:p>15.00</text:p>
          </table:table-cell>
          <table:table-cell table:style-name="ce84" table:formula="of:=TorpedoWidth+Width/4+TorpedoWidth" office:value-type="float" office:value="1.45" calcext:value-type="float">
            <text:p>1.45</text:p>
          </table:table-cell>
          <table:table-cell table:style-name="ce72" table:formula="of:=IF(ISNUMBER([.E276]); [.E276]+Buffer; &quot;&quot;)" office:value-type="float" office:value="2.45" calcext:value-type="float">
            <text:p>2.4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76]); [.D276] * (CopperResistivity * [.E276] / ([.G276] * 0.000001)) / 12; &quot;&quot;)" office:value-type="percentage" office:value="0.01305" calcext:value-type="percentage">
            <text:p>1.3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repeated="2"/>
          <table:table-cell table:style-name="ce84" table:number-columns-repeated="2"/>
          <table:table-cell table:style-name="ce72" table:formula="of:=IF(ISNUMBER([.E277]); [.E277]+Buffer; &quot;&quot;)">
            <text:p/>
          </table:table-cell>
          <table:table-cell table:style-name="ce72"/>
          <table:table-cell table:style-name="ce138" table:formula="of:= IF(ISNUMBER([.D277]); [.D277] * (CopperResistivity * [.E277] / ([.G27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индикатора ручного тормоза ‘1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72" table:formula="of:=IF(ISNUMBER([.E278]); [.E278]+Buffer; &quot;&quot;)" office:value-type="float" office:value="4.4" calcext:value-type="float" table:number-columns-spanned="1" table:number-rows-spanned="2">
            <text:p>4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79]); [.E279]+Buffer; &quot;&quot;)">
            <text:p/>
          </table:covered-table-cell>
          <table:table-cell table:style-name="ce72"/>
          <table:table-cell table:style-name="ce138" table:formula="of:= IF(ISNUMBER([.D279]); [.D279] * (CopperResistivity * [.E279] / ([.G27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80]); [.E280]+Buffer; &quot;&quot;)">
            <text:p/>
          </table:table-cell>
          <table:table-cell table:style-name="ce72" table:formula="of:=IF(ISNUMBER([.D280]); IF([.D280] &lt;= 1;     IF([.E280] &lt;= 7; 1;     IF([.E280] &lt;= 10; 1.5;     IF([.E280] &lt;= 17; 2.5;     IF([.E280] &lt;= 28; 4;     IF([.E280] &lt;= 42; 6; 10)))));  IF([.D280] &lt;= 2;     IF([.E280] &lt;= 1.5; 1;     IF([.E280] &lt;= 5; 1.5;     IF([.E280] &lt;= 8.5; 2.5;     IF([.E280] &lt;= 14; 4;     IF([.E280] &lt;= 21; 6; 10)))));  IF([.D280] &lt;= 4;     IF([.E280] &lt;= 1.5; 1;     IF([.E280] &lt;= 2.5; 1.5;     IF([.E280] &lt;= 4; 2.5;     IF([.E280] &lt;= 7; 4;     IF([.E280] &lt;= 10.5; 6; 10)))));  IF([.D280] &lt;= 6;     IF([.E280] &lt;= 1.5; 1.5;     IF([.E280] &lt;= 2.5; 2.5;     IF([.E280] &lt;= 4.5; 4;     IF([.E280] &lt;= 7; 6; 10))));  IF([.D280] &lt;= 10;     IF([.E280] &lt;= 1.5; 2.5;     IF([.E280] &lt;= 2.5; 4;     IF([.E280] &lt;= 4; 6;     IF([.E280] &lt;= 7; 10;     IF([.E280] &lt;= 10.5; 16;     IF([.E280] &lt;= 17.5; 25;     IF([.E280] &lt;= 24; 35; 50)))))));  IF([.D280] &lt;= 15;     IF([.E280] &lt;= 1; 2.5;     IF([.E280] &lt;= 1.5; 4;     IF([.E280] &lt;= 2.5; 6;     IF([.E280] &lt;= 4.5; 10;     IF([.E280] &lt;= 7; 16;     IF([.E280] &lt;= 11.5; 25;     IF([.E280] &lt;= 16; 35; 50)))))));  IF([.D280] &lt;= 25;     IF([.E280] &lt;= 1; 4;     IF([.E280] &lt;= 1.5; 6;     IF([.E280] &lt;= 2.5; 10;     IF([.E280] &lt;= 4; 16;     IF([.E280] &lt;= 7; 25;     IF([.E280] &lt;= 9.5; 35; 50))))));  IF([.D280] &lt;= 30;     IF([.E280] &lt;= 1; 6;     IF([.E280] &lt;= 2; 10;     IF([.E280] &lt;= 3.5; 16;     IF([.E280] &lt;= 5.4; 25;     IF([.E280] &lt;= 8; 35; 50)))));  IF([.D280] &lt;= 40;     IF([.E280] &lt;= 1.5; 10;     IF([.E280] &lt;= 2.5; 16;     IF([.E280] &lt;= 4; 25;     IF([.E280] &lt;= 6; 35; 50))));  &quot;Way too heavy&quot; ))))))))); &quot;&quot;)">
            <text:p/>
          </table:table-cell>
          <table:table-cell table:style-name="ce138" table:formula="of:= IF(ISNUMBER([.D280]); [.D280] * (CopperResistivity * [.E280] / ([.G28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Выключатель индикатора ручного тормоза ‘2’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281]); [.E281]+Buffer; &quot;&quot;)" table:number-columns-spanned="1" table:number-rows-spanned="2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281]); [.D281] * (CopperResistivity * [.E281] / ([.G28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2.4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82]); [.E282]+Buffer; &quot;&quot;)">
            <text:p/>
          </table:covered-table-cell>
          <table:table-cell table:style-name="ce72" table:formula="of:=IF(ISNUMBER([.D282]); IF([.D282] &lt;= 1;     IF([.E282] &lt;= 7; 1;     IF([.E282] &lt;= 10; 1.5;     IF([.E282] &lt;= 17; 2.5;     IF([.E282] &lt;= 28; 4;     IF([.E282] &lt;= 42; 6; 10)))));  IF([.D282] &lt;= 2;     IF([.E282] &lt;= 1.5; 1;     IF([.E282] &lt;= 5; 1.5;     IF([.E282] &lt;= 8.5; 2.5;     IF([.E282] &lt;= 14; 4;     IF([.E282] &lt;= 21; 6; 10)))));  IF([.D282] &lt;= 4;     IF([.E282] &lt;= 1.5; 1;     IF([.E282] &lt;= 2.5; 1.5;     IF([.E282] &lt;= 4; 2.5;     IF([.E282] &lt;= 7; 4;     IF([.E282] &lt;= 10.5; 6; 10)))));  IF([.D282] &lt;= 6;     IF([.E282] &lt;= 1.5; 1.5;     IF([.E282] &lt;= 2.5; 2.5;     IF([.E282] &lt;= 4.5; 4;     IF([.E282] &lt;= 7; 6; 10))));  IF([.D282] &lt;= 10;     IF([.E282] &lt;= 1.5; 2.5;     IF([.E282] &lt;= 2.5; 4;     IF([.E282] &lt;= 4; 6;     IF([.E282] &lt;= 7; 10;     IF([.E282] &lt;= 10.5; 16;     IF([.E282] &lt;= 17.5; 25;     IF([.E282] &lt;= 24; 35; 50)))))));  IF([.D282] &lt;= 15;     IF([.E282] &lt;= 1; 2.5;     IF([.E282] &lt;= 1.5; 4;     IF([.E282] &lt;= 2.5; 6;     IF([.E282] &lt;= 4.5; 10;     IF([.E282] &lt;= 7; 16;     IF([.E282] &lt;= 11.5; 25;     IF([.E282] &lt;= 16; 35; 50)))))));  IF([.D282] &lt;= 25;     IF([.E282] &lt;= 1; 4;     IF([.E282] &lt;= 1.5; 6;     IF([.E282] &lt;= 2.5; 10;     IF([.E282] &lt;= 4; 16;     IF([.E282] &lt;= 7; 25;     IF([.E282] &lt;= 9.5; 35; 50))))));  IF([.D282] &lt;= 30;     IF([.E282] &lt;= 1; 6;     IF([.E282] &lt;= 2; 10;     IF([.E282] &lt;= 3.5; 16;     IF([.E282] &lt;= 5.4; 25;     IF([.E282] &lt;= 8; 35; 50)))));  IF([.D282] &lt;= 40;     IF([.E282] &lt;= 1.5; 10;     IF([.E282] &lt;= 2.5; 16;     IF([.E282] &lt;= 4; 25;     IF([.E282] &lt;= 6; 35; 50))));  &quot;Way too heavy&quot; ))))))))); &quot;&quot;)">
            <text:p/>
          </table:table-cell>
          <table:table-cell table:style-name="ce138" table:formula="of:= IF(ISNUMBER([.D282]); [.D282] * (CopperResistivity * [.E282] / ([.G28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83]); [.E283]+Buffer; &quot;&quot;)">
            <text:p/>
          </table:table-cell>
          <table:table-cell table:style-name="ce72"/>
          <table:table-cell table:style-name="ce138" table:formula="of:= IF(ISNUMBER([.D283]); [.D283] * (CopperResistivity * [.E283] / ([.G28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Мотор стеклоочистителя ‘1’</text:p>
          </table:table-cell>
          <table:table-cell table:style-name="ce72" office:value-type="string" calcext:value-type="string" table:number-columns-spanned="1" table:number-rows-spanned="2">
            <text:p>Коричнев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72" table:formula="of:=IF(ISNUMBER([.E284]); [.E284]+Buffer; &quot;&quot;)" office:value-type="float" office:value="5.6" calcext:value-type="float" table:number-columns-spanned="1" table:number-rows-spanned="2">
            <text:p>5.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ред лев ‘13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85]); [.E285]+Buffer; &quot;&quot;)">
            <text:p/>
          </table:covered-table-cell>
          <table:table-cell table:style-name="ce72"/>
          <table:table-cell table:style-name="ce138" table:formula="of:= IF(ISNUMBER([.D285]); [.D285] * (CopperResistivity * [.E285] / ([.G28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86]); [.E286]+Buffer; &quot;&quot;)">
            <text:p/>
          </table:table-cell>
          <table:table-cell table:style-name="ce72"/>
          <table:table-cell table:style-name="ce138" table:formula="of:= IF(ISNUMBER([.D286]); [.D286] * (CopperResistivity * [.E286] / ([.G28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задних ПТФ ‘T’ (не обязательно)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287]); [.E287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1" calcext:value-type="float" table:number-columns-spanned="1" table:number-rows-spanned="2">
            <text:p>1</text:p>
          </table:table-cell>
          <table:table-cell table:style-name="ce138" table:formula="of:= IF(ISNUMBER([.D287]); [.D287] * (CopperResistivity * [.E287] / ([.G287] * 0.000001)) / 12; &quot;&quot;)" office:value-type="percentage" office:value="0.00075" calcext:value-type="percentage">
            <text:p>0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88]); [.E288]+Buffer; &quot;&quot;)">
            <text:p/>
          </table:covered-table-cell>
          <table:covered-table-cell table:style-name="ce72"/>
          <table:table-cell table:style-name="ce138" table:formula="of:= IF(ISNUMBER([.D288]); [.D288] * (CopperResistivity * [.E288] / ([.G28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89]); [.E289]+Buffer; &quot;&quot;)">
            <text:p/>
          </table:table-cell>
          <table:table-cell table:style-name="ce72"/>
          <table:table-cell table:style-name="ce138" table:formula="of:= IF(ISNUMBER([.D289]); [.D289] * (CopperResistivity * [.E289] / ([.G28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задних ПТФ ‘H’</text:p>
          </table:table-cell>
          <table:table-cell table:style-name="ce72" office:value-type="string" calcext:value-type="string" table:number-columns-spanned="1" table:number-rows-spanned="3">
            <text:p>Чёрный</text:p>
          </table:table-cell>
          <table:table-cell table:style-name="ce84" office:value-type="float" office:value="1" calcext:value-type="float" table:number-columns-spanned="1" table:number-rows-spanned="3">
            <text:p>1.00</text:p>
          </table:table-cell>
          <table:table-cell table:style-name="ce8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72" table:formula="of:=IF(ISNUMBER([.E290]); [.E290]+Buffer; &quot;&quot;)" office:value-type="float" office:value="2" calcext:value-type="float" table:number-columns-spanned="1" table:number-rows-spanned="3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290]); [.D290] * (CopperResistivity * [.E290] / ([.G290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9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91]); [.E291]+Buffer; &quot;&quot;)">
            <text:p/>
          </table:covered-table-cell>
          <table:table-cell table:style-name="ce72"/>
          <table:table-cell table:style-name="ce138" table:formula="of:= IF(ISNUMBER([.D291]); [.D291] * (CopperResistivity * [.E291] / ([.G29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/>
          <table:covered-table-cell table:style-name="ce72"/>
          <table:covered-table-cell table:number-columns-repeated="2" table:style-name="ce84"/>
          <table:covered-table-cell table:style-name="ce72" table:formula="of:=IF(ISNUMBER([.E292]); [.E292]+Buffer; &quot;&quot;)">
            <text:p/>
          </table:covered-table-cell>
          <table:table-cell table:style-name="ce72"/>
          <table:table-cell table:style-name="ce138" table:formula="of:= IF(ISNUMBER([.D292]); [.D292] * (CopperResistivity * [.E292] / ([.G29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93]); [.E293]+Buffer; &quot;&quot;)">
            <text:p/>
          </table:table-cell>
          <table:table-cell table:style-name="ce72"/>
          <table:table-cell table:style-name="ce138" table:formula="of:= IF(ISNUMBER([.D293]); [.D293] * (CopperResistivity * [.E293] / ([.G29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сигнала торможения ‘1’</text:p>
          </table:table-cell>
          <table:table-cell table:style-name="ce72" office:value-type="string" calcext:value-type="string" table:number-columns-spanned="1" table:number-rows-spanned="2">
            <text:p>Оранжев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72" table:formula="of:=IF(ISNUMBER([.E294]); [.E294]+Buffer; &quot;&quot;)" office:value-type="float" office:value="4.3" calcext:value-type="float" table:number-columns-spanned="1" table:number-rows-spanned="2">
            <text:p>4.3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4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95]); [.E295]+Buffer; &quot;&quot;)">
            <text:p/>
          </table:covered-table-cell>
          <table:table-cell table:style-name="ce72"/>
          <table:table-cell table:style-name="ce138" table:formula="of:= IF(ISNUMBER([.D295]); [.D295] * (CopperResistivity * [.E295] / ([.G29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96]); [.E296]+Buffer; &quot;&quot;)">
            <text:p/>
          </table:table-cell>
          <table:table-cell table:style-name="ce72"/>
          <table:table-cell table:style-name="ce138" table:formula="of:= IF(ISNUMBER([.D296]); [.D296] * (CopperResistivity * [.E296] / ([.G29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сигнала торможения ‘2’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72" table:formula="of:=IF(ISNUMBER([.E297]); [.E297]+Buffer; &quot;&quot;)" office:value-type="float" office:value="3.7" calcext:value-type="float" table:number-columns-spanned="1" table:number-rows-spanned="2">
            <text:p>3.7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298]); [.E298]+Buffer; &quot;&quot;)">
            <text:p/>
          </table:covered-table-cell>
          <table:table-cell table:style-name="ce72"/>
          <table:table-cell table:style-name="ce138" table:formula="of:= IF(ISNUMBER([.D298]); [.D298] * (CopperResistivity * [.E298] / ([.G29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299]); [.E299]+Buffer; &quot;&quot;)">
            <text:p/>
          </table:table-cell>
          <table:table-cell table:style-name="ce72"/>
          <table:table-cell table:style-name="ce138" table:formula="of:= IF(ISNUMBER([.D299]); [.D299] * (CopperResistivity * [.E299] / ([.G29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Выключатель звуковых сигналов ‘масса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300]); [.E300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01]); [.E301]+Buffer; &quot;&quot;)">
            <text:p/>
          </table:covered-table-cell>
          <table:table-cell table:style-name="ce72"/>
          <table:table-cell table:style-name="ce138" table:formula="of:= IF(ISNUMBER([.D301]); [.D301] * (CopperResistivity * [.E301] / ([.G30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02]); [.E302]+Buffer; &quot;&quot;)">
            <text:p/>
          </table:table-cell>
          <table:table-cell table:style-name="ce72"/>
          <table:table-cell table:style-name="ce138" table:formula="of:= IF(ISNUMBER([.D302]); [.D302] * (CopperResistivity * [.E302] / ([.G30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ЦПС ‘3’</text:p>
          </table:table-cell>
          <table:table-cell table:style-name="ce72" office:value-type="string" calcext:value-type="string" table:number-columns-spanned="1" table:number-rows-spanned="2">
            <text:p>Синий (Чёрный)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03]); [.E303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303]); [.D303] * (CopperResistivity * [.E303] / ([.G303] * 0.000001)) / 12; &quot;&quot;)" office:value-type="percentage" office:value="0.0168" calcext:value-type="percentage">
            <text:p>1.6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6’, вход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04]); [.E304]+Buffer; &quot;&quot;)">
            <text:p/>
          </table:covered-table-cell>
          <table:covered-table-cell table:style-name="ce72" table:formula="of:=IF(ISNUMBER([.D304]); IF([.D304] &lt;= 1;     IF([.E304] &lt;= 7; 1;     IF([.E304] &lt;= 10; 1.5;     IF([.E304] &lt;= 17; 2.5;     IF([.E304] &lt;= 28; 4;     IF([.E304] &lt;= 42; 6; 10)))));  IF([.D304] &lt;= 2;     IF([.E304] &lt;= 1.5; 1;     IF([.E304] &lt;= 5; 1.5;     IF([.E304] &lt;= 8.5; 2.5;     IF([.E304] &lt;= 14; 4;     IF([.E304] &lt;= 21; 6; 10)))));  IF([.D304] &lt;= 4;     IF([.E304] &lt;= 1.5; 1;     IF([.E304] &lt;= 2.5; 1.5;     IF([.E304] &lt;= 4; 2.5;     IF([.E304] &lt;= 7; 4;     IF([.E304] &lt;= 10.5; 6; 10)))));  IF([.D304] &lt;= 6;     IF([.E304] &lt;= 1.5; 1.5;     IF([.E304] &lt;= 2.5; 2.5;     IF([.E304] &lt;= 4.5; 4;     IF([.E304] &lt;= 7; 6; 10))));  IF([.D304] &lt;= 10;     IF([.E304] &lt;= 1.5; 2.5;     IF([.E304] &lt;= 2.5; 4;     IF([.E304] &lt;= 4; 6;     IF([.E304] &lt;= 7; 10;     IF([.E304] &lt;= 10.5; 16;     IF([.E304] &lt;= 17.5; 25;     IF([.E304] &lt;= 24; 35; 50)))))));  IF([.D304] &lt;= 15;     IF([.E304] &lt;= 1; 2.5;     IF([.E304] &lt;= 1.5; 4;     IF([.E304] &lt;= 2.5; 6;     IF([.E304] &lt;= 4.5; 10;     IF([.E304] &lt;= 7; 16;     IF([.E304] &lt;= 11.5; 25;     IF([.E304] &lt;= 16; 35; 50)))))));  IF([.D304] &lt;= 25;     IF([.E304] &lt;= 1; 4;     IF([.E304] &lt;= 1.5; 6;     IF([.E304] &lt;= 2.5; 10;     IF([.E304] &lt;= 4; 16;     IF([.E304] &lt;= 7; 25;     IF([.E304] &lt;= 9.5; 35; 50))))));  IF([.D304] &lt;= 30;     IF([.E304] &lt;= 1; 6;     IF([.E304] &lt;= 2; 10;     IF([.E304] &lt;= 3.5; 16;     IF([.E304] &lt;= 5.4; 25;     IF([.E304] &lt;= 8; 35; 50)))));  IF([.D304] &lt;= 40;     IF([.E304] &lt;= 1.5; 10;     IF([.E304] &lt;= 2.5; 16;     IF([.E304] &lt;= 4; 25;     IF([.E304] &lt;= 6; 35; 50))));  &quot;Way too heavy&quot; ))))))))); &quot;&quot;)">
            <text:p/>
          </table:covered-table-cell>
          <table:table-cell table:style-name="ce138" table:formula="of:= IF(ISNUMBER([.D304]); [.D304] * (CopperResistivity * [.E304] / ([.G30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13’, вход</text:p>
          </table:table-cell>
          <table:table-cell table:style-name="ce72" office:value-type="string" calcext:value-type="string">
            <text:p>Синий (Чёрный)</text:p>
          </table:table-cell>
          <table:table-cell table:style-name="ce84" office:value-type="float" office:value="10" calcext:value-type="float">
            <text:p>10.00</text:p>
          </table:table-cell>
          <table:table-cell table:style-name="ce84" table:formula="of:=TorpedoWidth+Width+TorpedoWidth" office:value-type="float" office:value="2.8" calcext:value-type="float">
            <text:p>2.80</text:p>
          </table:table-cell>
          <table:table-cell table:style-name="ce72" table:formula="of:=IF(ISNUMBER([.E305]); [.E305]+Buffer; &quot;&quot;)" office:value-type="float" office:value="3.8" calcext:value-type="float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05]); [.D305] * (CopperResistivity * [.E305] / ([.G305] * 0.000001)) / 12; &quot;&quot;)" office:value-type="percentage" office:value="0.0168" calcext:value-type="percentage">
            <text:p>1.6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06]); [.E306]+Buffer; &quot;&quot;)">
            <text:p/>
          </table:table-cell>
          <table:table-cell table:style-name="ce72" table:formula="of:=IF(ISNUMBER([.D306]); IF([.D306] &lt;= 1;     IF([.E306] &lt;= 7; 1;     IF([.E306] &lt;= 10; 1.5;     IF([.E306] &lt;= 17; 2.5;     IF([.E306] &lt;= 28; 4;     IF([.E306] &lt;= 42; 6; 10)))));  IF([.D306] &lt;= 2;     IF([.E306] &lt;= 1.5; 1;     IF([.E306] &lt;= 5; 1.5;     IF([.E306] &lt;= 8.5; 2.5;     IF([.E306] &lt;= 14; 4;     IF([.E306] &lt;= 21; 6; 10)))));  IF([.D306] &lt;= 4;     IF([.E306] &lt;= 1.5; 1;     IF([.E306] &lt;= 2.5; 1.5;     IF([.E306] &lt;= 4; 2.5;     IF([.E306] &lt;= 7; 4;     IF([.E306] &lt;= 10.5; 6; 10)))));  IF([.D306] &lt;= 6;     IF([.E306] &lt;= 1.5; 1.5;     IF([.E306] &lt;= 2.5; 2.5;     IF([.E306] &lt;= 4.5; 4;     IF([.E306] &lt;= 7; 6; 10))));  IF([.D306] &lt;= 10;     IF([.E306] &lt;= 1.5; 2.5;     IF([.E306] &lt;= 2.5; 4;     IF([.E306] &lt;= 4; 6;     IF([.E306] &lt;= 7; 10;     IF([.E306] &lt;= 10.5; 16;     IF([.E306] &lt;= 17.5; 25;     IF([.E306] &lt;= 24; 35; 50)))))));  IF([.D306] &lt;= 15;     IF([.E306] &lt;= 1; 2.5;     IF([.E306] &lt;= 1.5; 4;     IF([.E306] &lt;= 2.5; 6;     IF([.E306] &lt;= 4.5; 10;     IF([.E306] &lt;= 7; 16;     IF([.E306] &lt;= 11.5; 25;     IF([.E306] &lt;= 16; 35; 50)))))));  IF([.D306] &lt;= 25;     IF([.E306] &lt;= 1; 4;     IF([.E306] &lt;= 1.5; 6;     IF([.E306] &lt;= 2.5; 10;     IF([.E306] &lt;= 4; 16;     IF([.E306] &lt;= 7; 25;     IF([.E306] &lt;= 9.5; 35; 50))))));  IF([.D306] &lt;= 30;     IF([.E306] &lt;= 1; 6;     IF([.E306] &lt;= 2; 10;     IF([.E306] &lt;= 3.5; 16;     IF([.E306] &lt;= 5.4; 25;     IF([.E306] &lt;= 8; 35; 50)))));  IF([.D306] &lt;= 40;     IF([.E306] &lt;= 1.5; 10;     IF([.E306] &lt;= 2.5; 16;     IF([.E306] &lt;= 4; 25;     IF([.E306] &lt;= 6; 35; 50))));  &quot;Way too heavy&quot; ))))))))); &quot;&quot;)">
            <text:p/>
          </table:table-cell>
          <table:table-cell table:style-name="ce138" table:formula="of:= IF(ISNUMBER([.D306]); [.D306] * (CopperResistivity * [.E306] / ([.G30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9" office:value-type="string" calcext:value-type="string">
            <text:p>ЦПС ‘7’</text:p>
          </table:table-cell>
          <table:table-cell table:style-name="ce72" office:value-type="string" calcext:value-type="string" table:number-columns-spanned="1" table:number-rows-spanned="2">
            <text:p>Dup</text:p>
          </table:table-cell>
          <table:table-cell table:style-name="ce84" table:number-columns-spanned="1" table:number-rows-spanned="2"/>
          <table:table-cell table:style-name="ce84" table:number-columns-spanned="1" table:number-rows-spanned="2"/>
          <table:table-cell table:style-name="ce72" table:formula="of:=IF(ISNUMBER([.E307]); [.E307]+Buffer; &quot;&quot;)" table:number-columns-spanned="1" table:number-rows-spanned="2">
            <text:p/>
          </table:table-cell>
          <table:table-cell table:style-name="ce72" office:value-type="string" calcext:value-type="string">
            <text:p>N/A</text:p>
          </table:table-cell>
          <table:table-cell table:style-name="ce138" table:formula="of:= IF(ISNUMBER([.D307]); [.D307] * (CopperResistivity * [.E307] / ([.G30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4" office:value-type="string" calcext:value-type="string">
            <text:p>Индикаторная доска ‘XP2.7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08]); [.E308]+Buffer; &quot;&quot;)">
            <text:p/>
          </table:covered-table-cell>
          <table:table-cell table:style-name="ce72" table:formula="of:=IF(ISNUMBER([.D308]); IF([.D308] &lt;= 1;     IF([.E308] &lt;= 7; 1;     IF([.E308] &lt;= 10; 1.5;     IF([.E308] &lt;= 17; 2.5;     IF([.E308] &lt;= 28; 4;     IF([.E308] &lt;= 42; 6; 10)))));  IF([.D308] &lt;= 2;     IF([.E308] &lt;= 1.5; 1;     IF([.E308] &lt;= 5; 1.5;     IF([.E308] &lt;= 8.5; 2.5;     IF([.E308] &lt;= 14; 4;     IF([.E308] &lt;= 21; 6; 10)))));  IF([.D308] &lt;= 4;     IF([.E308] &lt;= 1.5; 1;     IF([.E308] &lt;= 2.5; 1.5;     IF([.E308] &lt;= 4; 2.5;     IF([.E308] &lt;= 7; 4;     IF([.E308] &lt;= 10.5; 6; 10)))));  IF([.D308] &lt;= 6;     IF([.E308] &lt;= 1.5; 1.5;     IF([.E308] &lt;= 2.5; 2.5;     IF([.E308] &lt;= 4.5; 4;     IF([.E308] &lt;= 7; 6; 10))));  IF([.D308] &lt;= 10;     IF([.E308] &lt;= 1.5; 2.5;     IF([.E308] &lt;= 2.5; 4;     IF([.E308] &lt;= 4; 6;     IF([.E308] &lt;= 7; 10;     IF([.E308] &lt;= 10.5; 16;     IF([.E308] &lt;= 17.5; 25;     IF([.E308] &lt;= 24; 35; 50)))))));  IF([.D308] &lt;= 15;     IF([.E308] &lt;= 1; 2.5;     IF([.E308] &lt;= 1.5; 4;     IF([.E308] &lt;= 2.5; 6;     IF([.E308] &lt;= 4.5; 10;     IF([.E308] &lt;= 7; 16;     IF([.E308] &lt;= 11.5; 25;     IF([.E308] &lt;= 16; 35; 50)))))));  IF([.D308] &lt;= 25;     IF([.E308] &lt;= 1; 4;     IF([.E308] &lt;= 1.5; 6;     IF([.E308] &lt;= 2.5; 10;     IF([.E308] &lt;= 4; 16;     IF([.E308] &lt;= 7; 25;     IF([.E308] &lt;= 9.5; 35; 50))))));  IF([.D308] &lt;= 30;     IF([.E308] &lt;= 1; 6;     IF([.E308] &lt;= 2; 10;     IF([.E308] &lt;= 3.5; 16;     IF([.E308] &lt;= 5.4; 25;     IF([.E308] &lt;= 8; 35; 50)))));  IF([.D308] &lt;= 40;     IF([.E308] &lt;= 1.5; 10;     IF([.E308] &lt;= 2.5; 16;     IF([.E308] &lt;= 4; 25;     IF([.E308] &lt;= 6; 35; 50))));  &quot;Way too heavy&quot; ))))))))); &quot;&quot;)">
            <text:p/>
          </table:table-cell>
          <table:table-cell table:style-name="ce138" table:formula="of:= IF(ISNUMBER([.D308]); [.D308] * (CopperResistivity * [.E308] / ([.G30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09]); [.E309]+Buffer; &quot;&quot;)">
            <text:p/>
          </table:table-cell>
          <table:table-cell table:style-name="ce72"/>
          <table:table-cell table:style-name="ce138" table:formula="of:= IF(ISNUMBER([.D309]); [.D309] * (CopperResistivity * [.E309] / ([.G30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ЦПС ‘8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10]); [.E310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10]); [.D310] * (CopperResistivity * [.E310] / ([.G310] * 0.000001)) / 12; &quot;&quot;)" office:value-type="percentage" office:value="0.0084" calcext:value-type="percentage">
            <text:p>0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2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11]); [.E311]+Buffer; &quot;&quot;)">
            <text:p/>
          </table:covered-table-cell>
          <table:table-cell table:style-name="ce72"/>
          <table:table-cell table:style-name="ce138" table:formula="of:= IF(ISNUMBER([.D311]); [.D311] * (CopperResistivity * [.E311] / ([.G31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кабину к выключателям плафона</text:p>
          </table:table-cell>
          <table:table-cell table:style-name="ce72" office:value-type="string" calcext:value-type="string">
            <text:p>Чёрный</text:p>
          </table:table-cell>
          <table:table-cell table:style-name="ce84" office:value-type="float" office:value="5" calcext:value-type="float">
            <text:p>5.00</text:p>
          </table:table-cell>
          <table:table-cell table:style-name="ce84" table:formula="of:=TorpedoWidth+Width+Height+TorpedoWidth" office:value-type="float" office:value="3.3" calcext:value-type="float">
            <text:p>3.30</text:p>
          </table:table-cell>
          <table:table-cell table:style-name="ce72" table:formula="of:=IF(ISNUMBER([.E312]); [.E312]+Buffer; &quot;&quot;)" office:value-type="float" office:value="4.3" calcext:value-type="float">
            <text:p>4.3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12]); [.D312] * (CopperResistivity * [.E312] / ([.G312] * 0.000001)) / 12; &quot;&quot;)" office:value-type="percentage" office:value="0.0099" calcext:value-type="percentage">
            <text:p>0.99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13]); [.E313]+Buffer; &quot;&quot;)">
            <text:p/>
          </table:table-cell>
          <table:table-cell table:style-name="ce72"/>
          <table:table-cell table:style-name="ce138" table:formula="of:= IF(ISNUMBER([.D313]); [.D313] * (CopperResistivity * [.E313] / ([.G31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ЦПС ‘9’</text:p>
          </table:table-cell>
          <table:table-cell table:style-name="ce72" office:value-type="string" calcext:value-type="string" table:number-columns-spanned="1" table:number-rows-spanned="2">
            <text:p>Фиолетовый (Синий)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72" table:formula="of:=IF(ISNUMBER([.E314]); [.E314]+Buffer; &quot;&quot;)" office:value-type="float" office:value="4.2" calcext:value-type="float" table:number-columns-spanned="1" table:number-rows-spanned="2">
            <text:p>4.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кабину к плафону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15]); [.E315]+Buffer; &quot;&quot;)">
            <text:p/>
          </table:covered-table-cell>
          <table:table-cell table:style-name="ce72"/>
          <table:table-cell table:style-name="ce138" table:formula="of:= IF(ISNUMBER([.D315]); [.D315] * (CopperResistivity * [.E315] / ([.G31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16]); [.E316]+Buffer; &quot;&quot;)">
            <text:p/>
          </table:table-cell>
          <table:table-cell table:style-name="ce72"/>
          <table:table-cell table:style-name="ce138" table:formula="of:= IF(ISNUMBER([.D316]); [.D316] * (CopperResistivity * [.E316] / ([.G31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обогрева заднего стекла ‘L’</text:p>
          </table:table-cell>
          <table:table-cell table:style-name="ce72" office:value-type="string" calcext:value-type="string" table:number-columns-spanned="1" table:number-rows-spanned="2">
            <text:p>Фиолетовый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17]); [.E317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2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18]); [.E318]+Buffer; &quot;&quot;)">
            <text:p/>
          </table:covered-table-cell>
          <table:table-cell table:style-name="ce72"/>
          <table:table-cell table:style-name="ce138" table:formula="of:= IF(ISNUMBER([.D318]); [.D318] * (CopperResistivity * [.E318] / ([.G31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19]); [.E319]+Buffer; &quot;&quot;)">
            <text:p/>
          </table:table-cell>
          <table:table-cell table:style-name="ce72"/>
          <table:table-cell table:style-name="ce138" table:formula="of:= IF(ISNUMBER([.D319]); [.D319] * (CopperResistivity * [.E319] / ([.G31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обогрева заднего стекла ‘V’</text:p>
          </table:table-cell>
          <table:table-cell table:style-name="ce72" office:value-type="string" calcext:value-type="string" table:number-columns-spanned="1" table:number-rows-spanned="2">
            <text:p>Жёлтый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320]); [.E320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обогрева заднего стекла ‘D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21]); [.E321]+Buffer; &quot;&quot;)">
            <text:p/>
          </table:covered-table-cell>
          <table:table-cell table:style-name="ce72"/>
          <table:table-cell table:style-name="ce138" table:formula="of:= IF(ISNUMBER([.D321]); [.D321] * (CopperResistivity * [.E321] / ([.G32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22]); [.E322]+Buffer; &quot;&quot;)">
            <text:p/>
          </table:table-cell>
          <table:table-cell table:style-name="ce72"/>
          <table:table-cell table:style-name="ce138" table:formula="of:= IF(ISNUMBER([.D322]); [.D322] * (CopperResistivity * [.E322] / ([.G32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обогрева заднего стекла ‘U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323]); [.E323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24]); [.E324]+Buffer; &quot;&quot;)">
            <text:p/>
          </table:covered-table-cell>
          <table:table-cell table:style-name="ce72"/>
          <table:table-cell table:style-name="ce138" table:formula="of:= IF(ISNUMBER([.D324]); [.D324] * (CopperResistivity * [.E324] / ([.G32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25]); [.E325]+Buffer; &quot;&quot;)">
            <text:p/>
          </table:table-cell>
          <table:table-cell table:style-name="ce72"/>
          <table:table-cell table:style-name="ce138" table:formula="of:= IF(ISNUMBER([.D325]); [.D325] * (CopperResistivity * [.E325] / ([.G32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обогрева заднего стекла ‘I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72" table:formula="of:=IF(ISNUMBER([.E326]); [.E326]+Buffer; &quot;&quot;)" office:value-type="float" office:value="6" calcext:value-type="float" table:number-columns-spanned="1" table:number-rows-spanned="2">
            <text:p>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кабину к элементам обогрева заднего стекла ‘1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27]); [.E327]+Buffer; &quot;&quot;)">
            <text:p/>
          </table:covered-table-cell>
          <table:table-cell table:style-name="ce72"/>
          <table:table-cell table:style-name="ce138" table:formula="of:= IF(ISNUMBER([.D327]); [.D327] * (CopperResistivity * [.E327] / ([.G32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28]); [.E328]+Buffer; &quot;&quot;)">
            <text:p/>
          </table:table-cell>
          <table:table-cell table:style-name="ce72"/>
          <table:table-cell table:style-name="ce138" table:formula="of:= IF(ISNUMBER([.D328]); [.D328] * (CopperResistivity * [.E328] / ([.G32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1.1’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72" table:formula="of:=IF(ISNUMBER([.E329]); [.E329]+Buffer; &quot;&quot;)" office:value-type="float" office:value="6.4" calcext:value-type="float" table:number-columns-spanned="1" table:number-rows-spanned="2">
            <text:p>6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Датчик t ОЖ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30]); [.E330]+Buffer; &quot;&quot;)">
            <text:p/>
          </table:covered-table-cell>
          <table:table-cell table:style-name="ce72"/>
          <table:table-cell table:style-name="ce138" table:formula="of:= IF(ISNUMBER([.D330]); [.D330] * (CopperResistivity * [.E330] / ([.G33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31]); [.E331]+Buffer; &quot;&quot;)">
            <text:p/>
          </table:table-cell>
          <table:table-cell table:style-name="ce72"/>
          <table:table-cell table:style-name="ce138" table:formula="of:= IF(ISNUMBER([.D331]); [.D331] * (CopperResistivity * [.E331] / ([.G33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1.2’</text:p>
          </table:table-cell>
          <table:table-cell table:style-name="ce72" office:value-type="string" calcext:value-type="string" table:number-columns-spanned="1" table:number-rows-spanned="2">
            <text:p>Зелё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72" table:formula="of:=IF(ISNUMBER([.E332]); [.E332]+Buffer; &quot;&quot;)" office:value-type="float" office:value="6.4" calcext:value-type="float" table:number-columns-spanned="1" table:number-rows-spanned="2">
            <text:p>6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Датчик перегрева ОЖ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33]); [.E333]+Buffer; &quot;&quot;)">
            <text:p/>
          </table:covered-table-cell>
          <table:table-cell table:style-name="ce72"/>
          <table:table-cell table:style-name="ce138" table:formula="of:= IF(ISNUMBER([.D333]); [.D333] * (CopperResistivity * [.E333] / ([.G33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34]); [.E334]+Buffer; &quot;&quot;)">
            <text:p/>
          </table:table-cell>
          <table:table-cell table:style-name="ce72"/>
          <table:table-cell table:style-name="ce138" table:formula="of:= IF(ISNUMBER([.D334]); [.D334] * (CopperResistivity * [.E334] / ([.G33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1.3’</text:p>
          </table:table-cell>
          <table:table-cell table:style-name="ce72" office:value-type="string" calcext:value-type="string" table:number-columns-spanned="1" table:number-rows-spanned="2">
            <text:p>Сер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72" table:formula="of:=IF(ISNUMBER([.E335]); [.E335]+Buffer; &quot;&quot;)" office:value-type="float" office:value="6.4" calcext:value-type="float" table:number-columns-spanned="1" table:number-rows-spanned="2">
            <text:p>6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Датчик аварийного падения P масл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36]); [.E336]+Buffer; &quot;&quot;)">
            <text:p/>
          </table:covered-table-cell>
          <table:table-cell table:style-name="ce72"/>
          <table:table-cell table:style-name="ce138" table:formula="of:= IF(ISNUMBER([.D336]); [.D336] * (CopperResistivity * [.E336] / ([.G33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37]); [.E337]+Buffer; &quot;&quot;)">
            <text:p/>
          </table:table-cell>
          <table:table-cell table:style-name="ce72" table:formula="of:=IF(ISNUMBER([.D337]); IF([.D337] &lt;= 1;     IF([.E337] &lt;= 7; 1;     IF([.E337] &lt;= 10; 1.5;     IF([.E337] &lt;= 17; 2.5;     IF([.E337] &lt;= 28; 4;     IF([.E337] &lt;= 42; 6; 10)))));  IF([.D337] &lt;= 2;     IF([.E337] &lt;= 1.5; 1;     IF([.E337] &lt;= 5; 1.5;     IF([.E337] &lt;= 8.5; 2.5;     IF([.E337] &lt;= 14; 4;     IF([.E337] &lt;= 21; 6; 10)))));  IF([.D337] &lt;= 4;     IF([.E337] &lt;= 1.5; 1;     IF([.E337] &lt;= 2.5; 1.5;     IF([.E337] &lt;= 4; 2.5;     IF([.E337] &lt;= 7; 4;     IF([.E337] &lt;= 10.5; 6; 10)))));  IF([.D337] &lt;= 6;     IF([.E337] &lt;= 1.5; 1.5;     IF([.E337] &lt;= 2.5; 2.5;     IF([.E337] &lt;= 4.5; 4;     IF([.E337] &lt;= 7; 6; 10))));  IF([.D337] &lt;= 10;     IF([.E337] &lt;= 1.5; 2.5;     IF([.E337] &lt;= 2.5; 4;     IF([.E337] &lt;= 4; 6;     IF([.E337] &lt;= 7; 10;     IF([.E337] &lt;= 10.5; 16;     IF([.E337] &lt;= 17.5; 25;     IF([.E337] &lt;= 24; 35; 50)))))));  IF([.D337] &lt;= 15;     IF([.E337] &lt;= 1; 2.5;     IF([.E337] &lt;= 1.5; 4;     IF([.E337] &lt;= 2.5; 6;     IF([.E337] &lt;= 4.5; 10;     IF([.E337] &lt;= 7; 16;     IF([.E337] &lt;= 11.5; 25;     IF([.E337] &lt;= 16; 35; 50)))))));  IF([.D337] &lt;= 25;     IF([.E337] &lt;= 1; 4;     IF([.E337] &lt;= 1.5; 6;     IF([.E337] &lt;= 2.5; 10;     IF([.E337] &lt;= 4; 16;     IF([.E337] &lt;= 7; 25;     IF([.E337] &lt;= 9.5; 35; 50))))));  IF([.D337] &lt;= 30;     IF([.E337] &lt;= 1; 6;     IF([.E337] &lt;= 2; 10;     IF([.E337] &lt;= 3.5; 16;     IF([.E337] &lt;= 5.4; 25;     IF([.E337] &lt;= 8; 35; 50)))));  IF([.D337] &lt;= 40;     IF([.E337] &lt;= 1.5; 10;     IF([.E337] &lt;= 2.5; 16;     IF([.E337] &lt;= 4; 25;     IF([.E337] &lt;= 6; 35; 50))));  &quot;Way too heavy&quot; ))))))))); &quot;&quot;)">
            <text:p/>
          </table:table-cell>
          <table:table-cell table:style-name="ce138" table:formula="of:= IF(ISNUMBER([.D337]); [.D337] * (CopperResistivity * [.E337] / ([.G33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1.4’</text:p>
          </table:table-cell>
          <table:table-cell table:style-name="ce72" office:value-type="string" calcext:value-type="string" table:number-columns-spanned="1" table:number-rows-spanned="2">
            <text:p>Коричнев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72" table:formula="of:=IF(ISNUMBER([.E338]); [.E338]+Buffer; &quot;&quot;)" office:value-type="float" office:value="6.4" calcext:value-type="float" table:number-columns-spanned="1" table:number-rows-spanned="2">
            <text:p>6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Датчик P масл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39]); [.E339]+Buffer; &quot;&quot;)">
            <text:p/>
          </table:covered-table-cell>
          <table:table-cell table:style-name="ce72"/>
          <table:table-cell table:style-name="ce138" table:formula="of:= IF(ISNUMBER([.D339]); [.D339] * (CopperResistivity * [.E339] / ([.G33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40]); [.E340]+Buffer; &quot;&quot;)">
            <text:p/>
          </table:table-cell>
          <table:table-cell table:style-name="ce72"/>
          <table:table-cell table:style-name="ce138" table:formula="of:= IF(ISNUMBER([.D340]); [.D340] * (CopperResistivity * [.E340] / ([.G34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1.5’</text:p>
          </table:table-cell>
          <table:table-cell table:style-name="ce72" office:value-type="string" calcext:value-type="string" table:number-columns-spanned="1" table:number-rows-spanned="2">
            <text:p>Жёлт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72" table:formula="of:=IF(ISNUMBER([.E341]); [.E341]+Buffer; &quot;&quot;)" office:value-type="float" office:value="5.1" calcext:value-type="float" table:number-columns-spanned="1" table:number-rows-spanned="2">
            <text:p>5.1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41]); [.D341] * (CopperResistivity * [.E341] / ([.G341] * 0.000001)) / 12; &quot;&quot;)" office:value-type="percentage" office:value="0.03075" calcext:value-type="percentage">
            <text:p>3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дачику указателя уровня топлив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42]); [.E342]+Buffer; &quot;&quot;)">
            <text:p/>
          </table:covered-table-cell>
          <table:table-cell table:style-name="ce72"/>
          <table:table-cell table:style-name="ce138" table:formula="of:= IF(ISNUMBER([.D342]); [.D342] * (CopperResistivity * [.E342] / ([.G34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43]); [.E343]+Buffer; &quot;&quot;)">
            <text:p/>
          </table:table-cell>
          <table:table-cell table:style-name="ce72"/>
          <table:table-cell table:style-name="ce138" table:formula="of:= IF(ISNUMBER([.D343]); [.D343] * (CopperResistivity * [.E343] / ([.G34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1.6’</text:p>
          </table:table-cell>
          <table:table-cell table:style-name="ce72" office:value-type="string" calcext:value-type="string" table:number-columns-spanned="1" table:number-rows-spanned="2">
            <text:p>Оранжевый (Красный)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72" table:formula="of:=IF(ISNUMBER([.E344]); [.E344]+Buffer; &quot;&quot;)" office:value-type="float" office:value="5.1" calcext:value-type="float" table:number-columns-spanned="1" table:number-rows-spanned="2">
            <text:p>5.1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44]); [.D344] * (CopperResistivity * [.E344] / ([.G344] * 0.000001)) / 12; &quot;&quot;)" office:value-type="percentage" office:value="0.03075" calcext:value-type="percentage">
            <text:p>3.0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багажник к дачику указателя уровня топлива (лампочка)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45]); [.E345]+Buffer; &quot;&quot;)">
            <text:p/>
          </table:covered-table-cell>
          <table:table-cell table:style-name="ce72"/>
          <table:table-cell table:style-name="ce138" table:formula="of:= IF(ISNUMBER([.D345]); [.D345] * (CopperResistivity * [.E345] / ([.G34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46]); [.E346]+Buffer; &quot;&quot;)">
            <text:p/>
          </table:table-cell>
          <table:table-cell table:style-name="ce72"/>
          <table:table-cell table:style-name="ce138" table:formula="of:= IF(ISNUMBER([.D346]); [.D346] * (CopperResistivity * [.E346] / ([.G34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1.11’</text:p>
          </table:table-cell>
          <table:table-cell table:style-name="ce72" office:value-type="string" calcext:value-type="string" table:number-columns-spanned="1" table:number-rows-spanned="2">
            <text:p>Белый (Коричневый)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47]); [.E347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Реле контрольных ламп ‘87’</text:p>
          </table:table-cell>
          <table:covered-table-cell table:number-columns-repeated="3" table:style-name="ce72"/>
          <table:covered-table-cell table:style-name="ce72" table:formula="of:=IF(ISNUMBER([.E348]); [.E348]+Buffer; &quot;&quot;)">
            <text:p/>
          </table:covered-table-cell>
          <table:table-cell table:style-name="ce72"/>
          <table:table-cell table:style-name="ce138" table:formula="of:= IF(ISNUMBER([.D348]); [.D348] * (CopperResistivity * [.E348] / ([.G34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repeated="2"/>
          <table:table-cell table:style-name="ce84" table:number-columns-repeated="2"/>
          <table:table-cell table:style-name="ce72" table:formula="of:=IF(ISNUMBER([.E349]); [.E349]+Buffer; &quot;&quot;)">
            <text:p/>
          </table:table-cell>
          <table:table-cell table:style-name="ce72"/>
          <table:table-cell table:style-name="ce138" table:formula="of:= IF(ISNUMBER([.D349]); [.D349] * (CopperResistivity * [.E349] / ([.G34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2.2’</text:p>
          </table:table-cell>
          <table:table-cell table:style-name="ce72" office:value-type="string" calcext:value-type="string" table:number-columns-spanned="1" table:number-rows-spanned="2">
            <text:p>Зелё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350]); [.E350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поворотников и света ‘3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51]); [.E351]+Buffer; &quot;&quot;)">
            <text:p/>
          </table:covered-table-cell>
          <table:table-cell table:style-name="ce72"/>
          <table:table-cell table:style-name="ce138" table:formula="of:= IF(ISNUMBER([.D351]); [.D351] * (CopperResistivity * [.E351] / ([.G35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52]); [.E352]+Buffer; &quot;&quot;)">
            <text:p/>
          </table:table-cell>
          <table:table-cell table:style-name="ce72"/>
          <table:table-cell table:style-name="ce138" table:formula="of:= IF(ISNUMBER([.D352]); [.D352] * (CopperResistivity * [.E352] / ([.G35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2.3’</text:p>
          </table:table-cell>
          <table:table-cell table:style-name="ce72" office:value-type="string" calcext:value-type="string" table:number-columns-spanned="1" table:number-rows-spanned="2">
            <text:p>Жёлт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353]); [.E353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поворотников и света ‘2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54]); [.E354]+Buffer; &quot;&quot;)">
            <text:p/>
          </table:covered-table-cell>
          <table:table-cell table:style-name="ce72"/>
          <table:table-cell table:style-name="ce138" table:formula="of:= IF(ISNUMBER([.D354]); [.D354] * (CopperResistivity * [.E354] / ([.G35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55]); [.E355]+Buffer; &quot;&quot;)">
            <text:p/>
          </table:table-cell>
          <table:table-cell table:style-name="ce72"/>
          <table:table-cell table:style-name="ce138" table:formula="of:= IF(ISNUMBER([.D355]); [.D355] * (CopperResistivity * [.E355] / ([.G35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2.4’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72" table:formula="of:=IF(ISNUMBER([.E356]); [.E356]+Buffer; &quot;&quot;)" office:value-type="float" office:value="6" calcext:value-type="float" table:number-columns-spanned="1" table:number-rows-spanned="2">
            <text:p>6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Выключатель индикатора ручного тормоза ‘2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57]); [.E357]+Buffer; &quot;&quot;)">
            <text:p/>
          </table:covered-table-cell>
          <table:table-cell table:style-name="ce72"/>
          <table:table-cell table:style-name="ce138" table:formula="of:= IF(ISNUMBER([.D357]); [.D357] * (CopperResistivity * [.E357] / ([.G35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58]); [.E358]+Buffer; &quot;&quot;)">
            <text:p/>
          </table:table-cell>
          <table:table-cell table:style-name="ce72"/>
          <table:table-cell table:style-name="ce138" table:formula="of:= IF(ISNUMBER([.D358]); [.D358] * (CopperResistivity * [.E358] / ([.G35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2.5’</text:p>
          </table:table-cell>
          <table:table-cell table:style-name="ce72" office:value-type="string" calcext:value-type="string" table:number-columns-spanned="1" table:number-rows-spanned="2">
            <text:p>Оранжев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59]); [.E359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3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60]); [.E360]+Buffer; &quot;&quot;)">
            <text:p/>
          </table:covered-table-cell>
          <table:table-cell table:style-name="ce72"/>
          <table:table-cell table:style-name="ce138" table:formula="of:= IF(ISNUMBER([.D360]); [.D360] * (CopperResistivity * [.E360] / ([.G36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61]); [.E361]+Buffer; &quot;&quot;)">
            <text:p/>
          </table:table-cell>
          <table:table-cell table:style-name="ce72"/>
          <table:table-cell table:style-name="ce138" table:formula="of:= IF(ISNUMBER([.D361]); [.D361] * (CopperResistivity * [.E361] / ([.G36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2.7’</text:p>
          </table:table-cell>
          <table:table-cell table:style-name="ce72" office:value-type="string" calcext:value-type="string" table:number-columns-spanned="1" table:number-rows-spanned="2">
            <text:p>Розовый (Красный)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72" table:formula="of:=IF(ISNUMBER([.E362]); [.E362]+Buffer; &quot;&quot;)" office:value-type="float" office:value="2.5" calcext:value-type="float" table:number-columns-spanned="1" table:number-rows-spanned="2">
            <text:p>2.5</text:p>
          </table:table-cell>
          <table:table-cell table:style-name="ce72" office:value-type="float" office:value="1.5" calcext:value-type="float">
            <text:p>1.5</text:p>
          </table:table-cell>
          <table:table-cell table:style-name="ce138" table:formula="of:= IF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ЦПС ‘7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63]); [.E363]+Buffer; &quot;&quot;)">
            <text:p/>
          </table:covered-table-cell>
          <table:table-cell table:style-name="ce72"/>
          <table:table-cell table:style-name="ce138" table:formula="of:= IF(ISNUMBER([.D363]); [.D363] * (CopperResistivity * [.E363] / ([.G36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64]); [.E364]+Buffer; &quot;&quot;)">
            <text:p/>
          </table:table-cell>
          <table:table-cell table:style-name="ce72"/>
          <table:table-cell table:style-name="ce138" table:formula="of:= IF(ISNUMBER([.D364]); [.D364] * (CopperResistivity * [.E364] / ([.G36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2.8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65]); [.E365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6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66]); [.E366]+Buffer; &quot;&quot;)">
            <text:p/>
          </table:covered-table-cell>
          <table:table-cell table:style-name="ce72"/>
          <table:table-cell table:style-name="ce138" table:formula="of:= IF(ISNUMBER([.D366]); [.D366] * (CopperResistivity * [.E366] / ([.G36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67]); [.E367]+Buffer; &quot;&quot;)">
            <text:p/>
          </table:table-cell>
          <table:table-cell table:style-name="ce72"/>
          <table:table-cell table:style-name="ce138" table:formula="of:= IF(ISNUMBER([.D367]); [.D367] * (CopperResistivity * [.E367] / ([.G36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3.1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368]); [.E368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69]); [.E369]+Buffer; &quot;&quot;)">
            <text:p/>
          </table:covered-table-cell>
          <table:table-cell table:style-name="ce72"/>
          <table:table-cell table:style-name="ce138" table:formula="of:= IF(ISNUMBER([.D369]); [.D369] * (CopperResistivity * [.E369] / ([.G36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70]); [.E370]+Buffer; &quot;&quot;)">
            <text:p/>
          </table:table-cell>
          <table:table-cell table:style-name="ce72"/>
          <table:table-cell table:style-name="ce138" table:formula="of:= IF(ISNUMBER([.D370]); [.D370] * (CopperResistivity * [.E370] / ([.G37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3.2’</text:p>
          </table:table-cell>
          <table:table-cell table:style-name="ce72" office:value-type="string" calcext:value-type="string" table:number-columns-spanned="1" table:number-rows-spanned="3">
            <text:p>Красный</text:p>
          </table:table-cell>
          <table:table-cell table:style-name="ce84" office:value-type="float" office:value="5" calcext:value-type="float" table:number-columns-spanned="1" table:number-rows-spanned="3">
            <text:p>5.00</text:p>
          </table:table-cell>
          <table:table-cell table:style-name="ce84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72" table:formula="of:=IF(ISNUMBER([.E371]); [.E371]+Buffer; &quot;&quot;)" office:value-type="float" office:value="3.8" calcext:value-type="float" table:number-columns-spanned="1" table:number-rows-spanned="3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Индикаторная доска ‘XP3.8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72]); [.E372]+Buffer; &quot;&quot;)">
            <text:p/>
          </table:covered-table-cell>
          <table:table-cell table:style-name="ce72"/>
          <table:table-cell table:style-name="ce138" table:formula="of:= IF(ISNUMBER([.D372]); [.D372] * (CopperResistivity * [.E372] / ([.G37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3’, вых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73]); [.E373]+Buffer; &quot;&quot;)">
            <text:p/>
          </table:covered-table-cell>
          <table:table-cell table:style-name="ce72"/>
          <table:table-cell table:style-name="ce138" table:formula="of:= IF(ISNUMBER([.D373]); [.D373] * (CopperResistivity * [.E373] / ([.G37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74]); [.E374]+Buffer; &quot;&quot;)">
            <text:p/>
          </table:table-cell>
          <table:table-cell table:style-name="ce72"/>
          <table:table-cell table:style-name="ce138" table:formula="of:= IF(ISNUMBER([.D374]); [.D374] * (CopperResistivity * [.E374] / ([.G37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3.3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72" table:formula="of:=IF(ISNUMBER([.E375]); [.E375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76]); [.E376]+Buffer; &quot;&quot;)">
            <text:p/>
          </table:covered-table-cell>
          <table:table-cell table:style-name="ce72"/>
          <table:table-cell table:style-name="ce138" table:formula="of:= IF(ISNUMBER([.D376]); [.D376] * (CopperResistivity * [.E376] / ([.G37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77]); [.E377]+Buffer; &quot;&quot;)">
            <text:p/>
          </table:table-cell>
          <table:table-cell table:style-name="ce72"/>
          <table:table-cell table:style-name="ce138" table:formula="of:= IF(ISNUMBER([.D377]); [.D377] * (CopperResistivity * [.E377] / ([.G37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3.5’</text:p>
          </table:table-cell>
          <table:table-cell table:style-name="ce72" office:value-type="string" calcext:value-type="string" table:number-columns-spanned="1" table:number-rows-spanned="2">
            <text:p>Коричнев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78]); [.E378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ЭБУ к тахометру ‘2.4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79]); [.E379]+Buffer; &quot;&quot;)">
            <text:p/>
          </table:covered-table-cell>
          <table:table-cell table:style-name="ce72"/>
          <table:table-cell table:style-name="ce138" table:formula="of:= IF(ISNUMBER([.D379]); [.D379] * (CopperResistivity * [.E379] / ([.G37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80]); [.E380]+Buffer; &quot;&quot;)">
            <text:p/>
          </table:table-cell>
          <table:table-cell table:style-name="ce72"/>
          <table:table-cell table:style-name="ce138" table:formula="of:= IF(ISNUMBER([.D380]); [.D380] * (CopperResistivity * [.E380] / ([.G38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3.7’</text:p>
          </table:table-cell>
          <table:table-cell table:style-name="ce72" office:value-type="string" calcext:value-type="string" table:number-columns-spanned="1" table:number-rows-spanned="2">
            <text:p>Розов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72" table:formula="of:=IF(ISNUMBER([.E381]); [.E381]+Buffer; &quot;&quot;)" office:value-type="float" office:value="6.35" calcext:value-type="float" table:number-columns-spanned="1" table:number-rows-spanned="2">
            <text:p>6.3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81]); [.D381] * (CopperResistivity * [.E381] / ([.G381] * 0.000001)) / 12; &quot;&quot;)" office:value-type="percentage" office:value="0.01605" calcext:value-type="percentage">
            <text:p>1.6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Генератор ‘D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82]); [.E382]+Buffer; &quot;&quot;)">
            <text:p/>
          </table:covered-table-cell>
          <table:table-cell table:style-name="ce72"/>
          <table:table-cell table:style-name="ce138" table:formula="of:= IF(ISNUMBER([.D382]); [.D382] * (CopperResistivity * [.E382] / ([.G38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83]); [.E383]+Buffer; &quot;&quot;)">
            <text:p/>
          </table:table-cell>
          <table:table-cell table:style-name="ce72"/>
          <table:table-cell table:style-name="ce138" table:formula="of:= IF(ISNUMBER([.D383]); [.D383] * (CopperResistivity * [.E383] / ([.G38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3.9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72" table:formula="of:=IF(ISNUMBER([.E384]); [.E384]+Buffer; &quot;&quot;)" office:value-type="float" office:value="3.95" calcext:value-type="float" table:number-columns-spanned="1" table:number-rows-spanned="2">
            <text:p>3.95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3" office:value-type="string" calcext:value-type="string">
            <text:p>Датчик аварийного падения уровня тормозной жидкости ‘1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85]); [.E385]+Buffer; &quot;&quot;)">
            <text:p/>
          </table:covered-table-cell>
          <table:table-cell table:style-name="ce72"/>
          <table:table-cell table:style-name="ce138" table:formula="of:= IF(ISNUMBER([.D385]); [.D385] * (CopperResistivity * [.E385] / ([.G38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86]); [.E386]+Buffer; &quot;&quot;)">
            <text:p/>
          </table:table-cell>
          <table:table-cell table:style-name="ce72"/>
          <table:table-cell table:style-name="ce138" table:formula="of:= IF(ISNUMBER([.D386]); [.D386] * (CopperResistivity * [.E386] / ([.G38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3.10’</text:p>
          </table:table-cell>
          <table:table-cell table:style-name="ce72" office:value-type="string" calcext:value-type="string" table:number-columns-spanned="1" table:number-rows-spanned="2">
            <text:p>Жёлт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72" table:formula="of:=IF(ISNUMBER([.E387]); [.E387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Датчик спидометра ‘2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88]); [.E388]+Buffer; &quot;&quot;)">
            <text:p/>
          </table:covered-table-cell>
          <table:table-cell table:style-name="ce72"/>
          <table:table-cell table:style-name="ce138" table:formula="of:= IF(ISNUMBER([.D388]); [.D388] * (CopperResistivity * [.E388] / ([.G38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repeated="2"/>
          <table:table-cell table:style-name="ce84" table:number-columns-repeated="2"/>
          <table:table-cell table:style-name="ce72" table:formula="of:=IF(ISNUMBER([.E389]); [.E389]+Buffer; &quot;&quot;)">
            <text:p/>
          </table:table-cell>
          <table:table-cell table:style-name="ce72"/>
          <table:table-cell table:style-name="ce138" table:formula="of:= IF(ISNUMBER([.D389]); [.D389] * (CopperResistivity * [.E389] / ([.G38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4.1’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72" table:formula="of:=IF(ISNUMBER([.E390]); [.E390]+Buffer; &quot;&quot;)" office:value-type="float" office:value="4.3" calcext:value-type="float" table:number-columns-spanned="1" table:number-rows-spanned="2">
            <text:p>4.3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ЭБУ к лампе диагностики ‘2.1’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391]); [.D391] * (CopperResistivity * [.E391] / ([.G39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392]); [.E392]+Buffer; &quot;&quot;)">
            <text:p/>
          </table:table-cell>
          <table:table-cell table:style-name="ce72"/>
          <table:table-cell table:style-name="ce138" table:formula="of:= IF(ISNUMBER([.D392]); [.D392] * (CopperResistivity * [.E392] / ([.G39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Индикаторная доска ‘XP4.2’</text:p>
          </table:table-cell>
          <table:table-cell table:style-name="ce72" office:value-type="string" calcext:value-type="string" table:number-columns-spanned="1" table:number-rows-spanned="2">
            <text:p>Сини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72" table:formula="of:=IF(ISNUMBER([.E393]); [.E393]+Buffer; &quot;&quot;)" office:value-type="float" office:value="4.3" calcext:value-type="float" table:number-columns-spanned="1" table:number-rows-spanned="2">
            <text:p>4.3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На ЭБУ к лампе диагностики ‘2.2’</text:p>
          </table:table-cell>
          <table:covered-table-cell table:style-name="ce72"/>
          <table:covered-table-cell table:number-columns-repeated="2" table:style-name="ce84"/>
          <table:covered-table-cell table:style-name="ce72" table:formula="of:=IF(ISNUMBER([.E394]); [.E394]+Buffer; &quot;&quot;)">
            <text:p/>
          </table:covered-table-cell>
          <table:table-cell table:style-name="ce72"/>
          <table:table-cell table:style-name="ce138" table:formula="of:= IF(ISNUMBER([.D394]); [.D394] * (CopperResistivity * [.E394] / ([.G39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72" table:number-columns-spanned="6" table:number-rows-spanned="1"/>
          <table:covered-table-cell table:number-columns-repeated="2" table:style-name="ce72"/>
          <table:covered-table-cell table:number-columns-repeated="2" table:style-name="ce84"/>
          <table:covered-table-cell table:style-name="ce72" table:formula="of:=IF(ISNUMBER([.E395]); [.E395]+Buffer; &quot;&quot;)">
            <text:p/>
          </table:covered-table-cell>
          <table:table-cell table:style-name="ce72"/>
          <table:table-cell table:style-name="ce138" table:formula="of:= IF(ISNUMBER([.D395]); [.D395] * (CopperResistivity * [.E395] / ([.G39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73" office:value-type="string" calcext:value-type="string" table:number-columns-spanned="1" table:number-rows-spanned="14">
            <text:p>Антенна</text:p>
          </table:table-cell>
          <table:table-cell table:style-name="ce72" table:number-columns-repeated="2"/>
          <table:table-cell table:style-name="ce84" table:number-columns-repeated="2"/>
          <table:table-cell table:style-name="ce72" table:formula="of:=IF(ISNUMBER([.E396]); [.E396]+Buffer; &quot;&quot;)">
            <text:p/>
          </table:table-cell>
          <table:table-cell table:style-name="ce72"/>
          <table:table-cell table:style-name="ce138" table:formula="of:= IF(ISNUMBER([.D396]); [.D396] * (CopperResistivity * [.E396] / ([.G39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антенны ‘H’</text:p>
          </table:table-cell>
          <table:table-cell table:style-name="ce84" office:value-type="string" calcext:value-type="string" table:number-columns-spanned="1" table:number-rows-spanned="3">
            <text:p>Чёрный</text:p>
          </table:table-cell>
          <table:table-cell table:style-name="ce84" office:value-type="float" office:value="10" calcext:value-type="float" table:number-columns-spanned="1" table:number-rows-spanned="3">
            <text:p>10.00</text:p>
          </table:table-cell>
          <table:table-cell table:style-name="ce8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72" table:formula="of:=IF(ISNUMBER([.E397]); [.E397]+Buffer; &quot;&quot;)" office:value-type="float" office:value="3.4" calcext:value-type="float" table:number-columns-spanned="1" table:number-rows-spanned="3">
            <text:p>3.4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антенны ‘S’</text:p>
          </table:table-cell>
          <table:covered-table-cell table:number-columns-repeated="3" table:style-name="ce84"/>
          <table:covered-table-cell table:style-name="ce72" table:formula="of:=IF(ISNUMBER([.E398]); [.E398]+Buffer; &quot;&quot;)">
            <text:p/>
          </table:covered-table-cell>
          <table:table-cell table:style-name="ce72"/>
          <table:table-cell table:style-name="ce138" table:formula="of:= IF(ISNUMBER([.D398]); [.D398] * (CopperResistivity * [.E398] / ([.G39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отор антенны ‘1’</text:p>
          </table:table-cell>
          <table:covered-table-cell table:number-columns-repeated="3" table:style-name="ce84"/>
          <table:covered-table-cell table:style-name="ce72" table:formula="of:=IF(ISNUMBER([.E399]); [.E399]+Buffer; &quot;&quot;)">
            <text:p/>
          </table:covered-table-cell>
          <table:table-cell table:style-name="ce72"/>
          <table:table-cell table:style-name="ce138" table:formula="of:= IF(ISNUMBER([.D399]); [.D399] * (CopperResistivity * [.E399] / ([.G39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400]); [.E400]+Buffer; &quot;&quot;)">
            <text:p/>
          </table:table-cell>
          <table:table-cell table:style-name="ce72"/>
          <table:table-cell table:style-name="ce138" table:formula="of:= IF(ISNUMBER([.D400]); [.D400] * (CopperResistivity * [.E400] / ([.G40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антенны ‘L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72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72" table:formula="of:=IF(ISNUMBER([.E401]); [.E401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style-name="ce84"/>
          <table:covered-table-cell table:style-name="ce72"/>
          <table:covered-table-cell table:style-name="ce72" table:formula="of:=IF(ISNUMBER([.E402]); [.E402]+Buffer; &quot;&quot;)">
            <text:p/>
          </table:covered-table-cell>
          <table:table-cell table:style-name="ce72"/>
          <table:table-cell table:style-name="ce138" table:formula="of:= IF(ISNUMBER([.D402]); [.D402] * (CopperResistivity * [.E402] / ([.G40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403]); [.E403]+Buffer; &quot;&quot;)">
            <text:p/>
          </table:table-cell>
          <table:table-cell table:style-name="ce72"/>
          <table:table-cell table:style-name="ce138" table:formula="of:= IF(ISNUMBER([.D403]); [.D403] * (CopperResistivity * [.E403] / ([.G40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антенны ‘T’</text:p>
          </table:table-cell>
          <table:table-cell table:style-name="ce84" office:value-type="string" calcext:value-type="string" table:number-columns-spanned="1" table:number-rows-spanned="3">
            <text:p>Чёрный</text:p>
          </table:table-cell>
          <table:table-cell table:style-name="ce84" office:value-type="float" office:value="10" calcext:value-type="float" table:number-columns-spanned="1" table:number-rows-spanned="3">
            <text:p>10.00</text:p>
          </table:table-cell>
          <table:table-cell table:style-name="ce8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72" table:formula="of:=IF(ISNUMBER([.E404]); [.E404]+Buffer; &quot;&quot;)" office:value-type="float" office:value="3.4" calcext:value-type="float" table:number-columns-spanned="1" table:number-rows-spanned="3">
            <text:p>3.4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ереключатель антенны ‘U’</text:p>
          </table:table-cell>
          <table:covered-table-cell table:number-columns-repeated="3" table:style-name="ce84"/>
          <table:covered-table-cell table:style-name="ce72" table:formula="of:=IF(ISNUMBER([.E405]); [.E405]+Buffer; &quot;&quot;)">
            <text:p/>
          </table:covered-table-cell>
          <table:table-cell table:style-name="ce72"/>
          <table:table-cell table:style-name="ce138" table:formula="of:= IF(ISNUMBER([.D405]); [.D405] * (CopperResistivity * [.E405] / ([.G40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отор антенны ‘2’</text:p>
          </table:table-cell>
          <table:covered-table-cell table:number-columns-repeated="3" table:style-name="ce84"/>
          <table:covered-table-cell table:style-name="ce72" table:formula="of:=IF(ISNUMBER([.E406]); [.E406]+Buffer; &quot;&quot;)">
            <text:p/>
          </table:covered-table-cell>
          <table:table-cell table:style-name="ce72"/>
          <table:table-cell table:style-name="ce138" table:formula="of:= IF(ISNUMBER([.D406]); [.D406] * (CopperResistivity * [.E406] / ([.G40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spanned="4" table:number-rows-spanned="1"/>
          <table:covered-table-cell table:style-name="ce72"/>
          <table:covered-table-cell table:number-columns-repeated="2" table:style-name="ce84"/>
          <table:table-cell table:style-name="ce72" table:formula="of:=IF(ISNUMBER([.E407]); [.E407]+Buffer; &quot;&quot;)">
            <text:p/>
          </table:table-cell>
          <table:table-cell table:style-name="ce72"/>
          <table:table-cell table:style-name="ce138" table:formula="of:= IF(ISNUMBER([.D407]); [.D407] * (CopperResistivity * [.E407] / ([.G40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Переключатель антенны ‘I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72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72" table:formula="of:=IF(ISNUMBER([.E408]); [.E408]+Buffer; &quot;&quot;)" office:value-type="float" office:value="3.8" calcext:value-type="float" table:number-columns-spanned="1" table:number-rows-spanned="2">
            <text:p>3.8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Пред пр ‘10’, вых</text:p>
          </table:table-cell>
          <table:covered-table-cell table:style-name="ce72"/>
          <table:covered-table-cell table:style-name="ce84"/>
          <table:covered-table-cell table:style-name="ce72"/>
          <table:covered-table-cell table:style-name="ce72" table:formula="of:=IF(ISNUMBER([.E409]); [.E409]+Buffer; &quot;&quot;)">
            <text:p/>
          </table:covered-table-cell>
          <table:table-cell table:style-name="ce72"/>
          <table:table-cell table:style-name="ce138" table:formula="of:= IF(ISNUMBER([.D409]); [.D409] * (CopperResistivity * [.E409] / ([.G40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72" table:number-columns-spanned="6" table:number-rows-spanned="1"/>
          <table:covered-table-cell table:number-columns-repeated="3" table:style-name="ce72"/>
          <table:covered-table-cell table:style-name="ce84"/>
          <table:covered-table-cell table:style-name="ce72"/>
          <table:table-cell table:style-name="ce72"/>
          <table:table-cell table:style-name="ce138" table:formula="of:= IF(ISNUMBER([.D410]); [.D410] * (CopperResistivity * [.E410] / ([.G41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20">
            <text:p>ПТФ Передние</text:p>
          </table:table-cell>
          <table:table-cell table:style-name="ce72" table:number-columns-repeated="3"/>
          <table:table-cell table:style-name="ce84"/>
          <table:table-cell table:style-name="ce72" table:number-columns-repeated="2"/>
          <table:table-cell table:style-name="ce138" table:formula="of:= IF(ISNUMBER([.D411]); [.D411] * (CopperResistivity * [.E411] / ([.G41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9" office:value-type="string" calcext:value-type="string">
            <text:p>Выключатель ПТФ ‘L’</text:p>
          </table:table-cell>
          <table:table-cell table:style-name="ce72" office:value-type="string" calcext:value-type="string" table:number-columns-spanned="1" table:number-rows-spanned="2">
            <text:p>Зелё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84" table:formula="of:=TorpedoWidth+Width/2+Height+TorpedoWidth" office:value-type="float" office:value="2.4" calcext:value-type="float" table:number-columns-spanned="1" table:number-rows-spanned="2">
            <text:p>2.40</text:p>
          </table:table-cell>
          <table:table-cell table:style-name="ce72" table:formula="of:=IF(ISNUMBER([.E412]); [.E412]+Buffer; &quot;&quot;)" office:value-type="float" office:value="3.4" calcext:value-type="float" table:number-columns-spanned="1" table:number-rows-spanned="2">
            <text:p>3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412]); [.D412] * (CopperResistivity * [.E412] / ([.G412] * 0.000001)) / 12; &quot;&quot;)" office:value-type="percentage" office:value="0.0036" calcext:value-type="percentage">
            <text:p>0.3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12" office:value-type="string" calcext:value-type="string">
            <text:p>Реле ПТФ ‘86’</text:p>
          </table:table-cell>
          <table:covered-table-cell table:number-columns-repeated="4" table:style-name="ce72"/>
          <table:table-cell table:style-name="ce72"/>
          <table:table-cell table:style-name="ce138" table:formula="of:= IF(ISNUMBER([.D413]); [.D413] * (CopperResistivity * [.E413] / ([.G41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table:number-columns-spanned="4" table:number-rows-spanned="1"/>
          <table:covered-table-cell table:number-columns-repeated="2" table:style-name="ce72"/>
          <table:covered-table-cell table:style-name="ce84"/>
          <table:table-cell table:style-name="ce72" table:formula="of:=IF(ISNUMBER([.E414]); [.E414]+Buffer; &quot;&quot;)">
            <text:p/>
          </table:table-cell>
          <table:table-cell table:style-name="ce72"/>
          <table:table-cell table:style-name="ce138" table:formula="of:= IF(ISNUMBER([.D414]); [.D414] * (CopperResistivity * [.E414] / ([.G41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9" office:value-type="string" calcext:value-type="string">
            <text:p>Выключатель ПТФ ‘H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72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72" table:formula="of:=IF(ISNUMBER([.E415]); [.E415]+Buffer; &quot;&quot;)" office:value-type="float" office:value="3.4" calcext:value-type="float" table:number-columns-spanned="1" table:number-rows-spanned="2">
            <text:p>3.4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415]); [.D415] * (CopperResistivity * [.E415] / ([.G415] * 0.000001)) / 12; &quot;&quot;)" office:value-type="percentage" office:value="0.0036" calcext:value-type="percentage">
            <text:p>0.36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12" office:value-type="string" calcext:value-type="string">
            <text:p>Пред пр ‘6’, вых</text:p>
          </table:table-cell>
          <table:covered-table-cell table:number-columns-repeated="4" table:style-name="ce72"/>
          <table:table-cell table:style-name="ce72"/>
          <table:table-cell table:style-name="ce138" table:formula="of:= IF(ISNUMBER([.D416]); [.D416] * (CopperResistivity * [.E416] / ([.G41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83" table:number-columns-spanned="4" table:number-rows-spanned="1"/>
          <table:covered-table-cell table:number-columns-repeated="2" table:style-name="ce83"/>
          <table:covered-table-cell table:style-name="ce28"/>
          <table:table-cell table:style-name="ce72" table:formula="of:=IF(ISNUMBER([.E417]); [.E417]+Buffer; &quot;&quot;)">
            <text:p/>
          </table:table-cell>
          <table:table-cell table:style-name="ce72"/>
          <table:table-cell table:style-name="ce138" table:formula="of:= IF(ISNUMBER([.D417]); [.D417] * (CopperResistivity * [.E417] / ([.G417] * 0.000001)) / 12; &quot;&quot;)">
            <text:p/>
          </table:table-cell>
          <table:table-cell table:style-name="ce83" table:number-columns-repeated="3"/>
          <table:table-cell table:style-name="ce40" table:number-columns-repeated="1013"/>
        </table:table-row>
        <table:table-row table:style-name="ro1">
          <table:covered-table-cell table:style-name="ce70"/>
          <table:table-cell table:style-name="ce9" office:value-type="string" calcext:value-type="string">
            <text:p>Выключатель ПТФ ‘лампа-1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72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72" table:formula="of:=IF(ISNUMBER([.E418]); [.E418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office:value-type="string" calcext:value-type="string">
            <text:p>Масса</text:p>
          </table:table-cell>
          <table:covered-table-cell table:number-columns-repeated="4" table:style-name="ce72"/>
          <table:table-cell table:style-name="ce72"/>
          <table:table-cell table:style-name="ce138" table:formula="of:= IF(ISNUMBER([.D419]); [.D419] * (CopperResistivity * [.E419] / ([.G419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table:number-columns-spanned="4" table:number-rows-spanned="1"/>
          <table:covered-table-cell table:number-columns-repeated="2" table:style-name="ce72"/>
          <table:covered-table-cell table:style-name="ce84"/>
          <table:table-cell table:style-name="ce72" table:formula="of:=IF(ISNUMBER([.E420]); [.E420]+Buffer; &quot;&quot;)">
            <text:p/>
          </table:table-cell>
          <table:table-cell table:style-name="ce72"/>
          <table:table-cell table:style-name="ce138" table:formula="of:= IF(ISNUMBER([.D420]); [.D420] * (CopperResistivity * [.E420] / ([.G42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9" office:value-type="string" calcext:value-type="string">
            <text:p>Реле ПТФ ‘85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1" calcext:value-type="float" table:number-columns-spanned="1" table:number-rows-spanned="2">
            <text:p>1.00</text:p>
          </table:table-cell>
          <table:table-cell table:style-name="ce72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72" table:formula="of:=IF(ISNUMBER([.E421]); [.E421]+Buffer; &quot;&quot;)" office:value-type="float" office:value="2" calcext:value-type="float" table:number-columns-spanned="1" table:number-rows-spanned="2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office:value-type="string" calcext:value-type="string">
            <text:p>Масса</text:p>
          </table:table-cell>
          <table:covered-table-cell table:number-columns-repeated="4" table:style-name="ce72"/>
          <table:table-cell table:style-name="ce72"/>
          <table:table-cell table:style-name="ce138" table:formula="of:= IF(ISNUMBER([.D422]); [.D422] * (CopperResistivity * [.E422] / ([.G422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table:number-columns-spanned="4" table:number-rows-spanned="1"/>
          <table:covered-table-cell table:number-columns-repeated="2" table:style-name="ce72"/>
          <table:covered-table-cell table:style-name="ce84"/>
          <table:table-cell table:style-name="ce72" table:formula="of:=IF(ISNUMBER([.E423]); [.E423]+Buffer; &quot;&quot;)">
            <text:p/>
          </table:table-cell>
          <table:table-cell table:style-name="ce72"/>
          <table:table-cell table:style-name="ce138" table:formula="of:= IF(ISNUMBER([.D423]); [.D423] * (CopperResistivity * [.E423] / ([.G42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9" office:value-type="string" calcext:value-type="string">
            <text:p>Реле ПТФ ‘30’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10" calcext:value-type="float" table:number-columns-spanned="1" table:number-rows-spanned="2">
            <text:p>10.00</text:p>
          </table:table-cell>
          <table:table-cell table:style-name="ce8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424]); [.E424]+Buffer; &quot;&quot;)" office:value-type="float" office:value="1.5" calcext:value-type="float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12" office:value-type="string" calcext:value-type="string">
            <text:p>Пред пр ‘1’, вых</text:p>
          </table:table-cell>
          <table:covered-table-cell table:number-columns-repeated="3" table:style-name="ce72"/>
          <table:table-cell table:style-name="ce72" table:formula="of:=IF(ISNUMBER([.E425]); [.E425]+Buffer; &quot;&quot;)">
            <text:p/>
          </table:table-cell>
          <table:table-cell table:style-name="ce72"/>
          <table:table-cell table:style-name="ce138" table:formula="of:= IF(ISNUMBER([.D425]); [.D425] * (CopperResistivity * [.E425] / ([.G42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table:number-columns-spanned="4" table:number-rows-spanned="1"/>
          <table:covered-table-cell table:number-columns-repeated="2" table:style-name="ce72"/>
          <table:covered-table-cell table:style-name="ce84"/>
          <table:table-cell table:style-name="ce72" table:formula="of:=IF(ISNUMBER([.E426]); [.E426]+Buffer; &quot;&quot;)">
            <text:p/>
          </table:table-cell>
          <table:table-cell table:style-name="ce72"/>
          <table:table-cell table:style-name="ce138" table:formula="of:= IF(ISNUMBER([.D426]); [.D426] * (CopperResistivity * [.E426] / ([.G42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10" office:value-type="string" calcext:value-type="string">
            <text:p>Реле ПТФ ‘87’</text:p>
          </table:table-cell>
          <table:table-cell table:style-name="ce72" office:value-type="string" calcext:value-type="string" table:number-columns-spanned="1" table:number-rows-spanned="2">
            <text:p>Фиолетовый</text:p>
          </table:table-cell>
          <table:table-cell table:style-name="ce84" table:formula="of:=CEILING(55/12) * 1.5" office:value-type="float" office:value="7.5" calcext:value-type="float" table:number-columns-spanned="1" table:number-rows-spanned="2">
            <text:p>7.50</text:p>
          </table:table-cell>
          <table:table-cell table:style-name="ce72" table:formula="of:=TorpedoWidth+Width+Len1+Width" office:value-type="float" office:value="5.4" calcext:value-type="float" table:number-columns-spanned="1" table:number-rows-spanned="2">
            <text:p>5.4</text:p>
          </table:table-cell>
          <table:table-cell table:style-name="ce72" table:formula="of:=IF(ISNUMBER([.E427]); [.E427]+Buffer; &quot;&quot;)" office:value-type="float" office:value="6.4" calcext:value-type="float" table:number-columns-spanned="1" table:number-rows-spanned="2">
            <text:p>6.4</text:p>
          </table:table-cell>
          <table:table-cell table:style-name="ce72" office:value-type="float" office:value="2.5" calcext:value-type="float" table:number-columns-spanned="1" table:number-rows-spanned="2">
            <text:p>2.5</text:p>
          </table:table-cell>
          <table:table-cell table:style-name="ce138" table:formula="of:= IF(ISNUMBER([.D427]); [.D427] * (CopperResistivity * [.E427] / ([.G427] * 0.000001)) / 12; &quot;&quot;)" office:value-type="percentage" office:value="0.0243" calcext:value-type="percentage">
            <text:p>2.43%</text:p>
          </table:table-cell>
          <table:table-cell table:style-name="ce72" table:number-columns-repeated="2"/>
          <table:table-cell table:style-name="ce143"/>
          <table:table-cell table:style-name="ce72" table:number-columns-repeated="3"/>
          <table:table-cell table:number-columns-repeated="1010"/>
        </table:table-row>
        <table:table-row table:style-name="ro1">
          <table:covered-table-cell table:style-name="ce70"/>
          <table:table-cell office:value-type="string" calcext:value-type="string">
            <text:p>ПТФ левая</text:p>
          </table:table-cell>
          <table:covered-table-cell table:number-columns-repeated="5" table:style-name="ce72"/>
          <table:table-cell table:style-name="ce138" table:formula="of:= IF(ISNUMBER([.D428]); [.D428] * (CopperResistivity * [.E428] / ([.G42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office:value-type="string" calcext:value-type="string">
            <text:p>ПТФ правая</text:p>
          </table:table-cell>
          <table:table-cell table:style-name="ce72" office:value-type="string" calcext:value-type="string">
            <text:p>Фиолетовый</text:p>
          </table:table-cell>
          <table:table-cell table:style-name="ce84" table:formula="of:=CEILING(55/12) * 1.5" office:value-type="float" office:value="7.5" calcext:value-type="float">
            <text:p>7.50</text:p>
          </table:table-cell>
          <table:table-cell table:style-name="ce72" table:formula="of:=TorpedoWidth+Width+Len1+Width" office:value-type="float" office:value="5.4" calcext:value-type="float">
            <text:p>5.4</text:p>
          </table:table-cell>
          <table:table-cell table:style-name="ce72" table:formula="of:=IF(ISNUMBER([.E429]); [.E429]+Buffer; &quot;&quot;)" office:value-type="float" office:value="6.4" calcext:value-type="float">
            <text:p>6.4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29]); [.D429] * (CopperResistivity * [.E429] / ([.G429] * 0.000001)) / 12; &quot;&quot;)" office:value-type="percentage" office:value="0.0243" calcext:value-type="percentage">
            <text:p>2.43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0"/>
          <table:table-cell table:style-name="ce72" office:value-type="string" calcext:value-type="string">
            <text:p>Выключатель ПТФ ‘лампа-2’</text:p>
          </table:table-cell>
          <table:table-cell table:style-name="ce72" office:value-type="string" calcext:value-type="string">
            <text:p>Фиолетовый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TorpedoWidth+Width/2+TorpedoWidth" office:value-type="float" office:value="1.9" calcext:value-type="float">
            <text:p>1.9</text:p>
          </table:table-cell>
          <table:table-cell table:style-name="ce72" table:formula="of:=IF(ISNUMBER([.E430]); [.E430]+Buffer; &quot;&quot;)" office:value-type="float" office:value="2.9" calcext:value-type="float">
            <text:p>2.9</text:p>
          </table:table-cell>
          <table:table-cell table:style-name="ce72" office:value-type="float" office:value="1" calcext:value-type="float">
            <text:p>1</text:p>
          </table:table-cell>
          <table:table-cell table:style-name="ce138" table:formula="of:= IF(ISNUMBER([.D430]); [.D430] * (CopperResistivity * [.E430] / ([.G430] * 0.000001)) / 12; &quot;&quot;)" office:value-type="percentage" office:value="0.00285" calcext:value-type="percentage">
            <text:p>0.29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72" table:number-columns-spanned="5" table:number-rows-spanned="1"/>
          <table:covered-table-cell table:number-columns-repeated="3" table:style-name="ce72"/>
          <table:covered-table-cell table:style-name="ce84"/>
          <table:table-cell table:style-name="ce72" table:formula="of:=IF(ISNUMBER([.E431]); [.E431]+Buffer; &quot;&quot;)">
            <text:p/>
          </table:table-cell>
          <table:table-cell table:style-name="ce72"/>
          <table:table-cell table:style-name="ce138" table:formula="of:= IF(ISNUMBER([.D431]); [.D431] * (CopperResistivity * [.E431] / ([.G43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73" office:value-type="string" calcext:value-type="string" table:number-columns-spanned="1" table:number-rows-spanned="6">
            <text:p>ЭБН</text:p>
          </table:table-cell>
          <table:table-cell table:style-name="ce9" office:value-type="string" calcext:value-type="string">
            <text:p>ЭБН ‘питание’</text:p>
          </table:table-cell>
          <table:table-cell table:style-name="ce72" office:value-type="string" calcext:value-type="string" table:number-columns-spanned="1" table:number-rows-spanned="3">
            <text:p>Красный</text:p>
          </table:table-cell>
          <table:table-cell table:style-name="ce84" office:value-type="float" office:value="5" calcext:value-type="float" table:number-columns-spanned="1" table:number-rows-spanned="3">
            <text:p>5.00</text:p>
          </table:table-cell>
          <table:table-cell table:style-name="ce84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72" table:formula="of:=IF(ISNUMBER([.E432]); [.E432]+Buffer; &quot;&quot;)" office:value-type="float" office:value="6" calcext:value-type="float" table:number-columns-spanned="1" table:number-rows-spanned="3">
            <text:p>6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1’, вход</text:p>
          </table:table-cell>
          <table:covered-table-cell table:number-columns-repeated="2" table:style-name="ce72"/>
          <table:covered-table-cell table:style-name="ce84"/>
          <table:covered-table-cell table:style-name="ce72"/>
          <table:table-cell table:style-name="ce72"/>
          <table:table-cell table:style-name="ce138" table:formula="of:= IF(ISNUMBER([.D433]); [.D433] * (CopperResistivity * [.E433] / ([.G43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На ЭБУ к топливному насосу ‘2.3’</text:p>
          </table:table-cell>
          <table:covered-table-cell table:number-columns-repeated="2" table:style-name="ce72"/>
          <table:covered-table-cell table:style-name="ce84"/>
          <table:covered-table-cell table:style-name="ce72"/>
          <table:table-cell table:style-name="ce72"/>
          <table:table-cell table:style-name="ce138" table:formula="of:= IF(ISNUMBER([.D434]); [.D434] * (CopperResistivity * [.E434] / ([.G43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repeated="3"/>
          <table:table-cell table:style-name="ce84"/>
          <table:table-cell table:style-name="ce72" table:formula="of:=IF(ISNUMBER([.E435]); [.E435]+Buffer; &quot;&quot;)">
            <text:p/>
          </table:table-cell>
          <table:table-cell table:style-name="ce72"/>
          <table:table-cell table:style-name="ce138" table:formula="of:= IF(ISNUMBER([.D435]); [.D435] * (CopperResistivity * [.E435] / ([.G435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ЭБН ‘масса’</text:p>
          </table:table-cell>
          <table:table-cell table:style-name="ce72" office:value-type="string" calcext:value-type="string" table:number-columns-spanned="1" table:number-rows-spanned="2">
            <text:p>Чёрный</text:p>
          </table:table-cell>
          <table:table-cell table:style-name="ce84" office:value-type="float" office:value="5" calcext:value-type="float" table:number-columns-spanned="1" table:number-rows-spanned="2">
            <text:p>5.00</text:p>
          </table:table-cell>
          <table:table-cell table:style-name="ce84" table:formula="of:=Height" office:value-type="float" office:value="0.5" calcext:value-type="float" table:number-columns-spanned="1" table:number-rows-spanned="2">
            <text:p>0.50</text:p>
          </table:table-cell>
          <table:table-cell table:style-name="ce72" table:formula="of:=IF(ISNUMBER([.E436]); [.E436]+Buffer; &quot;&quot;)" office:value-type="float" office:value="1.5" calcext:value-type="float" table:number-columns-spanned="1" table:number-rows-spanned="2">
            <text:p>1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office:value-type="string" calcext:value-type="string">
            <text:p>Масса</text:p>
          </table:table-cell>
          <table:covered-table-cell table:style-name="ce72"/>
          <table:covered-table-cell table:number-columns-repeated="2" table:style-name="ce84"/>
          <table:covered-table-cell table:style-name="ce72"/>
          <table:table-cell table:style-name="ce72"/>
          <table:table-cell table:style-name="ce138" table:formula="of:= IF(ISNUMBER([.D437]); [.D437] * (CopperResistivity * [.E437] / ([.G437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72" table:number-columns-spanned="5" table:number-rows-spanned="1"/>
          <table:covered-table-cell table:number-columns-repeated="3" table:style-name="ce72"/>
          <table:covered-table-cell table:style-name="ce84"/>
          <table:table-cell table:style-name="ce72" table:formula="of:=IF(ISNUMBER([.E438]); [.E438]+Buffer; &quot;&quot;)">
            <text:p/>
          </table:table-cell>
          <table:table-cell table:style-name="ce72"/>
          <table:table-cell table:style-name="ce138" table:formula="of:= IF(ISNUMBER([.D438]); [.D438] * (CopperResistivity * [.E438] / ([.G438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table-cell table:style-name="ce73" office:value-type="string" calcext:value-type="string" table:number-columns-spanned="1" table:number-rows-spanned="8">
            <text:p>Колодка ЭБУ</text:p>
          </table:table-cell>
          <table:table-cell table:style-name="ce9" office:value-type="string" calcext:value-type="string">
            <text:p>ЭБУ +12В АКБ ‘1.2’</text:p>
          </table:table-cell>
          <table:table-cell table:style-name="ce72" office:value-type="string" calcext:value-type="string" table:number-columns-spanned="1" table:number-rows-spanned="2">
            <text:p>Красный</text:p>
          </table:table-cell>
          <table:table-cell table:style-name="ce84" office:value-type="float" office:value="20" calcext:value-type="float" table:number-columns-spanned="1" table:number-rows-spanned="2">
            <text:p>20.00</text:p>
          </table:table-cell>
          <table:table-cell table:style-name="ce8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72" table:formula="of:=IF(ISNUMBER([.E439]); [.E439]+Buffer; &quot;&quot;)" office:value-type="float" office:value="2.5" calcext:value-type="float" table:number-columns-spanned="1" table:number-rows-spanned="2">
            <text:p>2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7’, вых</text:p>
          </table:table-cell>
          <table:covered-table-cell table:number-columns-repeated="2" table:style-name="ce72"/>
          <table:covered-table-cell table:style-name="ce84"/>
          <table:covered-table-cell table:style-name="ce72"/>
          <table:table-cell table:style-name="ce72"/>
          <table:table-cell table:style-name="ce138" table:formula="of:= IF(ISNUMBER([.D440]); [.D440] * (CopperResistivity * [.E440] / ([.G440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repeated="3"/>
          <table:table-cell table:style-name="ce84"/>
          <table:table-cell table:style-name="ce72" table:formula="of:=IF(ISNUMBER([.E441]); [.E441]+Buffer; &quot;&quot;)">
            <text:p/>
          </table:table-cell>
          <table:table-cell table:style-name="ce72"/>
          <table:table-cell table:style-name="ce138" table:formula="of:= IF(ISNUMBER([.D441]); [.D441] * (CopperResistivity * [.E441] / ([.G441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ЭБУ Вывод 15 ‘1.1’</text:p>
          </table:table-cell>
          <table:table-cell table:style-name="ce72" office:value-type="string" calcext:value-type="string" table:number-columns-spanned="1" table:number-rows-spanned="2">
            <text:p>Белый</text:p>
          </table:table-cell>
          <table:table-cell table:style-name="ce84" office:value-type="float" office:value="15" calcext:value-type="float" table:number-columns-spanned="1" table:number-rows-spanned="2">
            <text:p>15.00</text:p>
          </table:table-cell>
          <table:table-cell table:style-name="ce8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72" table:formula="of:=IF(ISNUMBER([.E442]); [.E442]+Buffer; &quot;&quot;)" office:value-type="float" office:value="2.5" calcext:value-type="float" table:number-columns-spanned="1" table:number-rows-spanned="2">
            <text:p>2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пр ‘9’, вых</text:p>
          </table:table-cell>
          <table:covered-table-cell table:number-columns-repeated="2" table:style-name="ce72"/>
          <table:covered-table-cell table:style-name="ce84"/>
          <table:covered-table-cell table:style-name="ce72"/>
          <table:table-cell table:style-name="ce72"/>
          <table:table-cell table:style-name="ce138" table:formula="of:= IF(ISNUMBER([.D443]); [.D443] * (CopperResistivity * [.E443] / ([.G443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72" table:number-columns-repeated="3"/>
          <table:table-cell table:style-name="ce84"/>
          <table:table-cell table:style-name="ce72" table:formula="of:=IF(ISNUMBER([.E444]); [.E444]+Buffer; &quot;&quot;)">
            <text:p/>
          </table:table-cell>
          <table:table-cell table:style-name="ce72"/>
          <table:table-cell table:style-name="ce138" table:formula="of:= IF(ISNUMBER([.D444]); [.D444] * (CopperResistivity * [.E444] / ([.G444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9" office:value-type="string" calcext:value-type="string">
            <text:p>ЭБУ Лямбда-зонд ‘2.7’</text:p>
          </table:table-cell>
          <table:table-cell table:style-name="ce72" office:value-type="string" calcext:value-type="string" table:number-columns-spanned="1" table:number-rows-spanned="2">
            <text:p>Оранжевый</text:p>
          </table:table-cell>
          <table:table-cell table:style-name="ce72" office:value-type="float" office:value="5" calcext:value-type="float" table:number-columns-spanned="1" table:number-rows-spanned="2">
            <text:p>5</text:p>
          </table:table-cell>
          <table:table-cell table:style-name="ce8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72" table:formula="of:=IF(ISNUMBER([.E445]); [.E445]+Buffer; &quot;&quot;)" office:value-type="float" office:value="2.5" calcext:value-type="float" table:number-columns-spanned="1" table:number-rows-spanned="2">
            <text:p>2.5</text:p>
          </table:table-cell>
          <table:table-cell table:style-name="ce72" office:value-type="float" office:value="2.5" calcext:value-type="float">
            <text:p>2.5</text:p>
          </table:table-cell>
          <table:table-cell table:style-name="ce138" table:formula="of:= IF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72" table:number-columns-repeated="3"/>
          <table:table-cell table:number-columns-repeated="1013"/>
        </table:table-row>
        <table:table-row table:style-name="ro1">
          <table:covered-table-cell table:style-name="ce72"/>
          <table:table-cell table:style-name="ce12" office:value-type="string" calcext:value-type="string">
            <text:p>Пред лев ‘11’, вых</text:p>
          </table:table-cell>
          <table:covered-table-cell table:number-columns-repeated="2" table:style-name="ce72"/>
          <table:covered-table-cell table:style-name="ce84"/>
          <table:covered-table-cell table:style-name="ce72"/>
          <table:table-cell table:style-name="ce72"/>
          <table:table-cell table:style-name="ce138" table:formula="of:= IF(ISNUMBER([.D446]); [.D446] * (CopperResistivity * [.E446] / ([.G446] * 0.000001)) / 12; &quot;&quot;)">
            <text:p/>
          </table:table-cell>
          <table:table-cell table:style-name="ce72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I68:'Schematic chart'.I68 'Schematic chart'.H2:'Schematic chart'.H446">
            <calcext:condition calcext:apply-style-name="Voltage Loss" calcext:value="&gt;0.03" calcext:base-cell-address="'Schematic chart'.H2"/>
          </calcext:conditional-format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</calcext:conditional-formats>
      </table:table>
      <table:table table:name="Pivot Table_Schematic chart_2" table:style-name="ta1">
        <table:table-column table:style-name="co1" table:default-cell-style-name="ce142"/>
        <table:table-column table:style-name="co2" table:default-cell-style-name="ce147"/>
        <table:table-column table:style-name="co10" table:default-cell-style-name="ce147"/>
        <table:table-column table:style-name="co11" table:default-cell-style-name="ce147"/>
        <table:table-column table:style-name="co12" table:default-cell-style-name="ce147"/>
        <table:table-column table:style-name="co9" table:default-cell-style-name="ce154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39" office:value-type="string" calcext:value-type="string">
            <text:p>Коса</text:p>
          </table:table-cell>
          <table:table-cell table:style-name="ce146" office:value-type="string" calcext:value-type="string">
            <text:p>Цепь/путь</text:p>
          </table:table-cell>
          <table:table-cell table:style-name="ce146" office:value-type="string" calcext:value-type="string">
            <text:p>Цвет</text:p>
          </table:table-cell>
          <table:table-cell table:style-name="ce146" office:value-type="string" calcext:value-type="string">
            <text:p>Сечение, мм2</text:p>
          </table:table-cell>
          <table:table-cell table:style-name="ce146" office:value-type="string" calcext:value-type="string">
            <text:p>Длина с запасом, м</text:p>
          </table:table-cell>
          <table:table-cell table:style-name="ce153" office:value-type="string" calcext:value-type="string">
            <text:p>(empty)</text:p>
          </table:table-cell>
        </table:table-row>
        <table:table-row table:style-name="ro1">
          <table:table-cell table:style-name="ce140" office:value-type="string" calcext:value-type="string">
            <text:p>Антенна</text:p>
          </table:table-cell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141" office:value-type="string" calcext:value-type="string">
            <text:p>Капот + торпеда</text:p>
          </table:table-cell>
          <table:table-cell office:value-type="string" calcext:value-type="string">
            <text:p>Выключатель задних ПТФ ‘H’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L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T’ (не обязательно)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0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2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лев ‘12’, вых</text:p>
          </table:table-cell>
          <table:table-cell table:style-name="ce148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9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50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ых</text:p>
          </table:table-cell>
          <table:table-cell office:value-type="string" calcext:value-type="string">
            <text:p>Коричн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table-cell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лев ‘5’, вых</text:p>
          </table:table-cell>
          <table:table-cell table:style-name="ce148"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50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6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лев ‘8’, вых</text:p>
          </table:table-cell>
          <table:table-cell table:style-name="ce148" office:value-type="string" calcext:value-type="string">
            <text:p>Красный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1.5" calcext:value-type="float">
            <text:p>1.5</text:p>
          </table:table-cell>
          <table:table-cell table:style-name="ce155"/>
        </table:table-row>
        <table:table-row table:style-name="ro1">
          <table:table-cell/>
          <table:table-cell table:style-name="ce149" table:number-columns-repeated="2"/>
          <table:table-cell table:style-name="ce150"/>
          <table:table-cell table:style-name="ce150" office:value-type="string" calcext:value-type="string">
            <text:p>(empty)</text:p>
          </table:table-cell>
          <table:table-cell table:style-name="ce156"/>
        </table:table-row>
        <table:table-row table:style-name="ro1">
          <table:table-cell/>
          <table:table-cell table:style-name="ce150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лев ‘9’, вход</text:p>
          </table:table-cell>
          <table:table-cell table:style-name="ce148" office:value-type="string" calcext:value-type="string">
            <text:p>Чёрный</text:p>
          </table:table-cell>
          <table:table-cell table:style-name="ce148" office:value-type="float" office:value="2.5" calcext:value-type="float">
            <text:p>2.5</text:p>
          </table:table-cell>
          <table:table-cell table:style-name="ce148" office:value-type="float" office:value="2.45" calcext:value-type="float">
            <text:p>2.45</text:p>
          </table:table-cell>
          <table:table-cell table:style-name="ce155"/>
        </table:table-row>
        <table:table-row table:style-name="ro1">
          <table:table-cell/>
          <table:table-cell table:style-name="ce150" table:number-columns-repeated="3"/>
          <table:table-cell table:style-name="ce150" office:value-type="string" calcext:value-type="string">
            <text:p>(empty)</text:p>
          </table:table-cell>
          <table:table-cell table:style-name="ce156"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table-cell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1’, вход (от разветвления 2)</text:p>
          </table:table-cell>
          <table:table-cell table:style-name="ce148" office:value-type="string" calcext:value-type="string">
            <text:p>Серый (Красный)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150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ых</text:p>
          </table:table-cell>
          <table:table-cell office:value-type="string" calcext:value-type="string">
            <text:p>Бел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13’, вход</text:p>
          </table:table-cell>
          <table:table-cell table:style-name="ce148"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/>
          <table:table-cell table:style-name="ce150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13’, вых</text:p>
          </table:table-cell>
          <table:table-cell office:value-type="string" calcext:value-type="string">
            <text:p>Жёлт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50"/>
          <table:table-cell office:value-type="string" calcext:value-type="string">
            <text:p>Коричневый</text:p>
          </table:table-cell>
          <table:table-cell office:value-type="float" office:value="1.5" calcext:value-type="float">
            <text:p>1.5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ых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3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3’, вых</text:p>
          </table:table-cell>
          <table:table-cell table:style-name="ce148" office:value-type="string" calcext:value-type="string">
            <text:p>Красный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50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5’, вых</text:p>
          </table:table-cell>
          <table:table-cell table:style-name="ce148" office:value-type="string" calcext:value-type="string">
            <text:p>Красный</text:p>
          </table:table-cell>
          <table:table-cell table:style-name="ce148" office:value-type="float" office:value="2.5" calcext:value-type="float">
            <text:p>2.5</text:p>
          </table:table-cell>
          <table:table-cell table:style-name="ce148" office:value-type="float" office:value="3.8" calcext:value-type="float">
            <text:p>3.8</text:p>
          </table:table-cell>
          <table:table-cell table:style-name="ce155"/>
        </table:table-row>
        <table:table-row table:style-name="ro1">
          <table:table-cell/>
          <table:table-cell table:style-name="ce150" table:number-columns-repeated="3"/>
          <table:table-cell table:style-name="ce150" office:value-type="string" calcext:value-type="string">
            <text:p>(empty)</text:p>
          </table:table-cell>
          <table:table-cell table:style-name="ce156"/>
        </table:table-row>
        <table:table-row table:style-name="ro1">
          <table:table-cell/>
          <table:table-cell office:value-type="string" calcext:value-type="string">
            <text:p>Пред пр ‘6’, вход</text:p>
          </table:table-cell>
          <table:table-cell office:value-type="string" calcext:value-type="string">
            <text:p>Синий (Чёрный)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6’, вых</text:p>
          </table:table-cell>
          <table:table-cell table:style-name="ce148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50" table:number-columns-repeated="2"/>
          <table:table-cell office:value-type="float" office:value="2.5" calcext:value-type="float">
            <text:p>2.5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table-cell office:value-type="string" calcext:value-type="string">
            <text:p>Жёлт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8’, вход (от разветвления 2)</text:p>
          </table:table-cell>
          <table:table-cell table:style-name="ce148" office:value-type="string" calcext:value-type="string">
            <text:p>Красный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.5" calcext:value-type="float">
            <text:p>1.5</text:p>
          </table:table-cell>
          <table:table-cell table:style-name="ce155"/>
        </table:table-row>
        <table:table-row table:style-name="ro1">
          <table:table-cell/>
          <table:table-cell table:style-name="ce150" table:number-columns-repeated="3"/>
          <table:table-cell table:style-name="ce150" office:value-type="string" calcext:value-type="string">
            <text:p>(empty)</text:p>
          </table:table-cell>
          <table:table-cell table:style-name="ce156"/>
        </table:table-row>
        <table:table-row table:style-name="ro1">
          <table:table-cell/>
          <table:table-cell office:value-type="string" calcext:value-type="string">
            <text:p>Пред пр ‘9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5’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6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7’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4"/>
          <table:table-cell office:value-type="string" calcext:value-type="string">
            <text:p>Реле задних ПТФ ‘87’ (тот же)</text:p>
          </table:table-cell>
          <table:table-cell office:value-type="string" calcext:value-type="string">
            <text:p>Фиолетовый (Синий)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41" office:value-type="string" calcext:value-type="string">
            <text:p>Колодка ЭБУ</text:p>
          </table:table-cell>
          <table:table-cell office:value-type="string" calcext:value-type="string">
            <text:p>Пред лев ‘11’, вых</text:p>
          </table:table-cell>
          <table:table-cell office:value-type="string" calcext:value-type="string">
            <text:p>Оранжевый</text:p>
          </table:table-cell>
          <table:table-cell table:number-columns-repeated="2"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лев ‘7’, вых</text:p>
          </table:table-cell>
          <table:table-cell table:style-name="ce148" office:value-type="string" calcext:value-type="string">
            <text:p>Красный</text:p>
          </table:table-cell>
          <table:table-cell table:number-columns-repeated="2" table:style-name="ce148" office:value-type="float" office:value="2.5" calcext:value-type="float">
            <text:p>2.5</text:p>
          </table:table-cell>
          <table:table-cell table:style-name="ce155"/>
        </table:table-row>
        <table:table-row table:style-name="ro1">
          <table:table-cell/>
          <table:table-cell table:style-name="ce150" table:number-columns-repeated="3"/>
          <table:table-cell table:style-name="ce150" office:value-type="string" calcext:value-type="string">
            <text:p>(empty)</text:p>
          </table:table-cell>
          <table:table-cell table:style-name="ce156"/>
        </table:table-row>
        <table:table-row table:style-name="ro1">
          <table:table-cell/>
          <table:table-cell table:style-name="ce148" office:value-type="string" calcext:value-type="string">
            <text:p>Пред пр ‘9’, вых</text:p>
          </table:table-cell>
          <table:table-cell table:style-name="ce148" office:value-type="string" calcext:value-type="string">
            <text:p>Белый</text:p>
          </table:table-cell>
          <table:table-cell table:number-columns-repeated="2" table:style-name="ce148" office:value-type="float" office:value="2.5" calcext:value-type="float">
            <text:p>2.5</text:p>
          </table:table-cell>
          <table:table-cell table:style-name="ce155"/>
        </table:table-row>
        <table:table-row table:style-name="ro1">
          <table:table-cell table:style-name="ce144"/>
          <table:table-cell table:style-name="ce150" table:number-columns-repeated="3"/>
          <table:table-cell table:style-name="ce150" office:value-type="string" calcext:value-type="string">
            <text:p>(empty)</text:p>
          </table:table-cell>
          <table:table-cell table:style-name="ce156"/>
        </table:table-row>
        <table:table-row table:style-name="ro1">
          <table:table-cell table:style-name="ce141" office:value-type="string" calcext:value-type="string">
            <text:p>ПТФ Передние</text:p>
          </table:table-cell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148" office:value-type="string" calcext:value-type="string">
            <text:p>Пред пр ‘6’, вых</text:p>
          </table:table-cell>
          <table:table-cell table:style-name="ce148" office:value-type="string" calcext:value-type="string">
            <text:p>Чёрный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.4" calcext:value-type="float">
            <text:p>3.4</text:p>
          </table:table-cell>
          <table:table-cell table:style-name="ce155"/>
        </table:table-row>
        <table:table-row table:style-name="ro1">
          <table:table-cell table:style-name="ce144"/>
          <table:table-cell table:style-name="ce150" table:number-columns-repeated="3"/>
          <table:table-cell table:style-name="ce150" office:value-type="string" calcext:value-type="string">
            <text:p>(empty)</text:p>
          </table:table-cell>
          <table:table-cell table:style-name="ce156"/>
        </table:table-row>
        <table:table-row table:style-name="ro1">
          <table:table-cell table:style-name="ce140" office:value-type="string" calcext:value-type="string">
            <text:p>ЭБН</text:p>
          </table:table-cell>
          <table:table-cell office:value-type="string" calcext:value-type="string">
            <text:p>Пред лев ‘11’, вход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5" office:value-type="string" calcext:value-type="string">
            <text:p>Total Result</text:p>
          </table:table-cell>
          <table:table-cell table:style-name="ce151" table:number-columns-repeated="3"/>
          <table:table-cell table:style-name="ce152"/>
          <table:table-cell table:style-name="ce157"/>
        </table:table-row>
      </table:table>
      <table:table table:name="Pivot Table_Schematic chart_1" table:style-name="ta1">
        <table:table-column table:style-name="co11" table:default-cell-style-name="ce142"/>
        <table:table-column table:style-name="co10" table:default-cell-style-name="ce149"/>
        <table:table-column table:style-name="co13" table:default-cell-style-name="ce164"/>
        <table:table-column table:style-name="co14" table:default-cell-style-name="ce174"/>
        <table:table-row table:style-name="ro1">
          <table:table-cell table:style-name="ce158"/>
          <table:table-cell table:style-name="ce160"/>
          <table:table-cell table:style-name="ce146" office:value-type="string" calcext:value-type="string">
            <text:p>Data</text:p>
          </table:table-cell>
          <table:table-cell table:style-name="ce171"/>
        </table:table-row>
        <table:table-row table:style-name="ro1">
          <table:table-cell table:style-name="ce159" office:value-type="string" calcext:value-type="string">
            <text:p>Сечение, мм2</text:p>
          </table:table-cell>
          <table:table-cell table:style-name="ce161" office:value-type="string" calcext:value-type="string">
            <text:p>Цвет</text:p>
          </table:table-cell>
          <table:table-cell table:style-name="ce162" office:value-type="string" calcext:value-type="string">
            <text:p>Sum - Длина, м</text:p>
          </table:table-cell>
          <table:table-cell table:style-name="ce172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table:style-name="ce148" office:value-type="string" calcext:value-type="string">
            <text:p>Жёлтый</text:p>
          </table:table-cell>
          <table:table-cell table:style-name="ce163" office:value-type="float" office:value="7.5" calcext:value-type="float">
            <text:p>7.50</text:p>
          </table:table-cell>
          <table:table-cell table:style-name="ce173"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3" calcext:value-type="float">
            <text:p>9.30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0.75" calcext:value-type="float">
            <text:p>10.75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.9" calcext:value-type="float">
            <text:p>1.9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9.2" calcext:value-type="float">
            <text:p>9.2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.9" calcext:value-type="float">
            <text:p>1.9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144"/>
          <table:table-cell table:style-name="ce150" office:value-type="string" calcext:value-type="string">
            <text:p>Чёрный</text:p>
          </table:table-cell>
          <table:table-cell table:style-name="ce165" office:value-type="float" office:value="28.8" calcext:value-type="float">
            <text:p>28.80</text:p>
          </table:table-cell>
          <table:table-cell table:style-name="ce175" office:value-type="float" office:value="49.8" calcext:value-type="float">
            <text:p>49.8</text:p>
          </table:table-cell>
        </table:table-row>
        <table:table-row table:style-name="ro1">
          <table:table-cell table:style-name="ce141" office:value-type="float" office:value="1.5" calcext:value-type="float">
            <text:p>1.5</text:p>
          </table:table-cell>
          <table:table-cell table:style-name="ce148" office:value-type="string" calcext:value-type="string">
            <text:p>Белый (Коричневый)</text:p>
          </table:table-cell>
          <table:table-cell table:style-name="ce163" office:value-type="float" office:value="2.8" calcext:value-type="float">
            <text:p>2.80</text:p>
          </table:table-cell>
          <table:table-cell table:style-name="ce173"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144"/>
          <table:table-cell table:style-name="ce150" office:value-type="string" calcext:value-type="string">
            <text:p>Чёрный (Серый)</text:p>
          </table:table-cell>
          <table:table-cell table:style-name="ce165" office:value-type="float" office:value="2.5" calcext:value-type="float">
            <text:p>2.50</text:p>
          </table:table-cell>
          <table:table-cell table:style-name="ce175" office:value-type="float" office:value="5.5" calcext:value-type="float">
            <text:p>5.5</text:p>
          </table:table-cell>
        </table:table-row>
        <table:table-row table:style-name="ro1">
          <table:table-cell table:style-name="ce141" office:value-type="float" office:value="2.5" calcext:value-type="float">
            <text:p>2.5</text:p>
          </table:table-cell>
          <table:table-cell table:style-name="ce148" office:value-type="string" calcext:value-type="string">
            <text:p>Белый</text:p>
          </table:table-cell>
          <table:table-cell table:style-name="ce163" office:value-type="float" office:value="4.3" calcext:value-type="float">
            <text:p>4.30</text:p>
          </table:table-cell>
          <table:table-cell table:style-name="ce173"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6" calcext:value-type="float">
            <text:p>11.60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8.3" calcext:value-type="float">
            <text:p>18.30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Синий (Чёрный)</text:p>
          </table:table-cell>
          <table:table-cell office:value-type="float" office:value="5.6" calcext:value-type="float">
            <text:p>5.6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8.6" calcext:value-type="float">
            <text:p>18.60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table:style-name="ce144"/>
          <table:table-cell table:style-name="ce150" office:value-type="string" calcext:value-type="string">
            <text:p>Чёрный</text:p>
          </table:table-cell>
          <table:table-cell table:style-name="ce165" office:value-type="float" office:value="36.2" calcext:value-type="float">
            <text:p>36.20</text:p>
          </table:table-cell>
          <table:table-cell table:style-name="ce175" office:value-type="float" office:value="54.2" calcext:value-type="float">
            <text:p>54.2</text:p>
          </table:table-cell>
        </table:table-row>
        <table:table-row table:style-name="ro1">
          <table:table-cell table:style-name="ce141" office:value-type="float" office:value="4" calcext:value-type="float">
            <text:p>4</text:p>
          </table:table-cell>
          <table:table-cell table:style-name="ce148" office:value-type="string" calcext:value-type="string">
            <text:p>Зелёный (Красный)</text:p>
          </table:table-cell>
          <table:table-cell table:style-name="ce163" office:value-type="float" office:value="0.5" calcext:value-type="float">
            <text:p>0.50</text:p>
          </table:table-cell>
          <table:table-cell table:style-name="ce173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44"/>
          <table:table-cell table:style-name="ce150" office:value-type="string" calcext:value-type="string">
            <text:p>Серый (Красный)</text:p>
          </table:table-cell>
          <table:table-cell table:style-name="ce165" office:value-type="float" office:value="2.95" calcext:value-type="float">
            <text:p>2.95</text:p>
          </table:table-cell>
          <table:table-cell table:style-name="ce175" office:value-type="float" office:value="6.95" calcext:value-type="float">
            <text:p>6.95</text:p>
          </table:table-cell>
        </table:table-row>
        <table:table-row table:style-name="ro1">
          <table:table-cell table:style-name="ce141" office:value-type="float" office:value="6" calcext:value-type="float">
            <text:p>6</text:p>
          </table:table-cell>
          <table:table-cell table:style-name="ce148" office:value-type="string" calcext:value-type="string">
            <text:p>Белый</text:p>
          </table:table-cell>
          <table:table-cell table:style-name="ce163" office:value-type="float" office:value="1.45" calcext:value-type="float">
            <text:p>1.45</text:p>
          </table:table-cell>
          <table:table-cell table:style-name="ce173"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Зелёный (Белый)</text:p>
          </table:table-cell>
          <table:table-cell office:value-type="float" office:value="1.4" calcext:value-type="float">
            <text:p>1.4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.45" calcext:value-type="float">
            <text:p>1.4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style-name="ce144"/>
          <table:table-cell table:style-name="ce150" office:value-type="string" calcext:value-type="string">
            <text:p>Чёрный (Коричневый)</text:p>
          </table:table-cell>
          <table:table-cell table:style-name="ce165" office:value-type="float" office:value="1.4" calcext:value-type="float">
            <text:p>1.40</text:p>
          </table:table-cell>
          <table:table-cell table:style-name="ce175" office:value-type="float" office:value="2.4" calcext:value-type="float">
            <text:p>2.4</text:p>
          </table:table-cell>
        </table:table-row>
        <table:table-row table:style-name="ro1">
          <table:table-cell table:style-name="ce141" office:value-type="float" office:value="10" calcext:value-type="float">
            <text:p>10</text:p>
          </table:table-cell>
          <table:table-cell table:style-name="ce148" office:value-type="string" calcext:value-type="string">
            <text:p>Красный</text:p>
          </table:table-cell>
          <table:table-cell table:style-name="ce163" office:value-type="float" office:value="2.3" calcext:value-type="float">
            <text:p>2.30</text:p>
          </table:table-cell>
          <table:table-cell table:style-name="ce173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144"/>
          <table:table-cell table:style-name="ce150" office:value-type="string" calcext:value-type="string">
            <text:p>Чёрный</text:p>
          </table:table-cell>
          <table:table-cell table:style-name="ce165" office:value-type="float" office:value="1.9" calcext:value-type="float">
            <text:p>1.90</text:p>
          </table:table-cell>
          <table:table-cell table:style-name="ce175" office:value-type="float" office:value="2.9" calcext:value-type="float">
            <text:p>2.9</text:p>
          </table:table-cell>
        </table:table-row>
        <table:table-row table:style-name="ro1">
          <table:table-cell table:style-name="ce140" office:value-type="float" office:value="16" calcext:value-type="float">
            <text:p>16</text:p>
          </table:table-cell>
          <table:table-cell table:style-name="ce147" office:value-type="string" calcext:value-type="string">
            <text:p>Красный</text:p>
          </table:table-cell>
          <table:table-cell table:style-name="ce166" office:value-type="float" office:value="1.8" calcext:value-type="float">
            <text:p>1.80</text:p>
          </table:table-cell>
          <table:table-cell table:style-name="ce176" office:value-type="float" office:value="2.8" calcext:value-type="float">
            <text:p>2.8</text:p>
          </table:table-cell>
        </table:table-row>
        <table:table-row table:style-name="ro1">
          <table:table-cell table:style-name="ce140" office:value-type="float" office:value="25" calcext:value-type="float">
            <text:p>25</text:p>
          </table:table-cell>
          <table:table-cell table:style-name="ce147" office:value-type="string" calcext:value-type="string">
            <text:p>Чёрный</text:p>
          </table:table-cell>
          <table:table-cell table:style-name="ce166" office:value-type="float" office:value="4.4" calcext:value-type="float">
            <text:p>4.40</text:p>
          </table:table-cell>
          <table:table-cell table:style-name="ce176" office:value-type="float" office:value="5.4" calcext:value-type="float">
            <text:p>5.4</text:p>
          </table:table-cell>
        </table:table-row>
        <table:table-row table:style-name="ro1">
          <table:table-cell table:style-name="ce140" office:value-type="string" calcext:value-type="string">
            <text:p>(empty)</text:p>
          </table:table-cell>
          <table:table-cell table:style-name="ce147" office:value-type="string" calcext:value-type="string">
            <text:p>(empty)</text:p>
          </table:table-cell>
          <table:table-cell table:style-name="ce167"/>
          <table:table-cell table:style-name="ce177"/>
        </table:table-row>
        <table:table-row table:style-name="ro1">
          <table:table-cell table:style-name="ce141" office:value-type="string" calcext:value-type="string">
            <text:p>N/A</text:p>
          </table:table-cell>
          <table:table-cell table:style-name="ce148" office:value-type="string" calcext:value-type="string">
            <text:p>Dup</text:p>
          </table:table-cell>
          <table:table-cell table:style-name="ce168"/>
          <table:table-cell table:style-name="ce178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169"/>
          <table:table-cell table:style-name="ce179"/>
        </table:table-row>
        <table:table-row table:style-name="ro1">
          <table:table-cell table:style-name="ce144"/>
          <table:table-cell table:style-name="ce150" office:value-type="string" calcext:value-type="string">
            <text:p>Три провода</text:p>
          </table:table-cell>
          <table:table-cell table:style-name="ce165" office:value-type="float" office:value="8.4" calcext:value-type="float">
            <text:p>8.40</text:p>
          </table:table-cell>
          <table:table-cell table:style-name="ce175" office:value-type="float" office:value="9.4" calcext:value-type="float">
            <text:p>9.4</text:p>
          </table:table-cell>
        </table:table-row>
        <table:table-row table:style-name="ro1">
          <table:table-cell table:style-name="ce140" office:value-type="string" calcext:value-type="string">
            <text:p>ШИНА БПР</text:p>
          </table:table-cell>
          <table:table-cell table:style-name="ce147" office:value-type="string" calcext:value-type="string">
            <text:p>N/A</text:p>
          </table:table-cell>
          <table:table-cell table:style-name="ce166" office:value-type="float" office:value="1.8" calcext:value-type="float">
            <text:p>1.80</text:p>
          </table:table-cell>
          <table:table-cell table:style-name="ce176" office:value-type="float" office:value="2.8" calcext:value-type="float">
            <text:p>2.8</text:p>
          </table:table-cell>
        </table:table-row>
        <table:table-row table:style-name="ro1">
          <table:table-cell table:style-name="ce140" office:value-type="string" calcext:value-type="string">
            <text:p>(empty)</text:p>
          </table:table-cell>
          <table:table-cell table:style-name="ce147" office:value-type="string" calcext:value-type="string">
            <text:p>(empty)</text:p>
          </table:table-cell>
          <table:table-cell table:style-name="ce167"/>
          <table:table-cell table:style-name="ce177"/>
        </table:table-row>
        <table:table-row table:style-name="ro1">
          <table:table-cell table:style-name="ce145" office:value-type="string" calcext:value-type="string">
            <text:p>Total Result</text:p>
          </table:table-cell>
          <table:table-cell table:style-name="ce152"/>
          <table:table-cell table:style-name="ce170" office:value-type="float" office:value="345.7" calcext:value-type="float">
            <text:p>345.70</text:p>
          </table:table-cell>
          <table:table-cell table:style-name="ce180" office:value-type="float" office:value="494.7" calcext:value-type="float">
            <text:p>494.7</text:p>
          </table:table-cell>
        </table:table-row>
      </table:table>
      <table:table table:name="Variables and notions" table:style-name="ta1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переносится под капот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Повторители поворота разводятся от основных поворотников под капотом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Фонарь подкапотной лампы выводится напрямую от БПР через отдельный предохранитель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Силовые провода заводятся в кабину отдельно по месту (от БПР до каждого ‘Разветвление 1’)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81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181" office:value-type="string" calcext:value-type="string">
            <text:p>Длина, м</text:p>
          </table:table-cell>
          <table:table-cell table:style-name="ce181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129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129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129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129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182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129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129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129" office:value-type="float" office:value="1" calcext:value-type="float">
            <text:p>1.0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182" office:value-type="float" office:value="0.000000018" calcext:value-type="float">
            <text:p>0.0000000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1" office:value-type="string" calcext:value-type="string">
            <text:p>Обозначения в цепях</text:p>
          </table:table-cell>
          <table:table-cell table:style-name="ce181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183"/>
        <table:table-column table:style-name="co23" table:default-cell-style-name="ce185"/>
        <table:table-row table:style-name="ro1">
          <table:table-cell table:style-name="ce181" office:value-type="string" calcext:value-type="string" table:number-columns-spanned="3" table:number-rows-spanned="1">
            <text:p>Конечные потребители/источники</text:p>
          </table:table-cell>
          <table:covered-table-cell/>
          <table:covered-table-cell table:style-name="Default"/>
          <table:table-cell table:style-name="ce181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181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ce184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Муфта компрессора кондиционера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ентилятор кондиционера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ЭБН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ЭБУ</text:p>
          </table:table-cell>
          <table:table-cell table:style-name="ce186"/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table:style-name="Default" office:value-type="string" calcext:value-type="string">
            <text:p>Фонарь задний на крыле (Л+П)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Фонарь задний на крышке багажника (Л+П)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Освещение номерного знака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Освещение в багажнике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table-cell table:style-name="ce181" office:value-type="string" calcext:value-type="string" table:number-columns-spanned="3" table:number-rows-spanned="1">
            <text:p>Реле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17"/>
          <table:table-cell table:style-name="ce181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Реле вентилятора кондиционера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Реле муфты компрессора кондиционера</text:p>
          </table:table-cell>
          <table:table-cell table:style-name="ce186"/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table:style-name="Default"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181" office:value-type="string" calcext:value-type="string" table:number-columns-spanned="3" table:number-rows-spanned="1">
            <text:p>Датчики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12"/>
          <table:table-cell table:style-name="ce181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187" office:value-type="string" calcext:value-type="string">
            <text:p>Багажник</text:p>
          </table:table-cell>
        </table:table-row>
        <table:table-row table:style-name="ro1">
          <table:table-cell table:style-name="ce181" office:value-type="string" calcext:value-type="string" table:number-columns-spanned="3" table:number-rows-spanned="1">
            <text:p>Кнопки/переключатели</text:p>
          </table:table-cell>
          <table:covered-table-cell/>
          <table:covered-table-cell table:style-name="Default"/>
          <table:table-cell table:style-name="Default"/>
        </table:table-row>
        <table:table-row table:style-name="ro1">
          <table:table-cell table:number-columns-spanned="1" table:number-rows-spanned="25"/>
          <table:table-cell table:style-name="ce181" office:value-type="string" calcext:value-type="string" table:number-columns-spanned="2" table:number-rows-spanned="1">
            <text:p>Капот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Кабина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186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188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антенны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ЭСП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ыключатель обогрева сидений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Переключатель корректора фар</text:p>
          </table:table-cell>
          <table:table-cell table:style-name="ce186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Выключатель кондиционера</text:p>
          </table:table-cell>
          <table:table-cell table:style-name="ce186"/>
        </table:table-row>
        <table:table-row table:style-name="ro1">
          <table:covered-table-cell/>
          <table:table-cell table:style-name="ce181" office:value-type="string" calcext:value-type="string" table:number-columns-spanned="2" table:number-rows-spanned="1">
            <text:p>Багажник</text:p>
          </table:table-cell>
          <table:covered-table-cell table:style-name="Default"/>
          <table:table-cell table:style-name="Default"/>
        </table:table-row>
        <table:table-row table:style-name="ro1">
          <table:covered-table-cell/>
          <table:table-cell/>
          <table:table-cell table:style-name="Default"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81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89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89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89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89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24"/>
        <table:named-range table:name="CopperResistivity" table:base-cell-address="$'Variables and notions'.$B$15" table:cell-range-address="$'Variables and notions'.$B$27"/>
        <table:named-range table:name="Corner" table:base-cell-address="$'Variables and notions'.$B$3" table:cell-range-address="$'Variables and notions'.$D$22"/>
        <table:named-range table:name="Height" table:base-cell-address="$'Variables and notions'.$B$3" table:cell-range-address="$'Variables and notions'.$D$21"/>
        <table:named-range table:name="Len1" table:base-cell-address="$'Variables and notions'.$B$3" table:cell-range-address="$'Variables and notions'.$D$17"/>
        <table:named-range table:name="Len2" table:base-cell-address="$'Variables and notions'.$B$3" table:cell-range-address="$'Variables and notions'.$D$18"/>
        <table:named-range table:name="Len3" table:base-cell-address="$'Variables and notions'.$B$3" table:cell-range-address="$'Variables and notions'.$D$19"/>
        <table:named-range table:name="TorpedoWidth" table:base-cell-address="$'Variables and notions'.$B$3" table:cell-range-address="$'Variables and notions'.$D$23"/>
        <table:named-range table:name="Width" table:base-cell-address="$'Variables and notions'.$B$3" table:cell-range-address="$'Variables and notions'.$D$20"/>
      </table:named-expressions>
      <table:data-pilot-tables>
        <table:data-pilot-table table:name="DataPilot1" table:application-data="" table:target-range-address="'Pivot Table_Schematic chart_1'.A1:'Pivot Table_Schematic chart_1'.D55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1.5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4.6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chematic chart_2'.A1:'Pivot Table_Schematic chart_2'.F76" table:buttons="'Pivot Table_Schematic chart_2'.A1 'Pivot Table_Schematic chart_2'.A3 'Pivot Table_Schematic chart_2'.B3 'Pivot Table_Schematic chart_2'.C3 'Pivot Table_Schematic chart_2'.D3 'Pivot Table_Schematic chart_2'.E3" table:ignore-empty-rows="true" table:identify-categories="tru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са" table:orientation="row" table:used-hierarchy="0" table:function="auto">
            <table:data-pilot-level table:show-empty="false" calcext:repeat-item-labels="false">
              <table:data-pilot-members>
                <table:data-pilot-member table:name="Антенна" table:display="true" table:show-details="true"/>
                <table:data-pilot-member table:name="Капот + торпеда" table:display="true" table:show-details="true"/>
                <table:data-pilot-member table:name="Колодка ЭБУ" table:display="true" table:show-details="true"/>
                <table:data-pilot-member table:name="ПТФ Передние" table:display="true" table:show-details="true"/>
                <table:data-pilot-member table:name="ЭБН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пь/путь" table:orientation="row" table:used-hierarchy="0" table:function="auto">
            <table:data-pilot-level table:show-empty="false" calcext:repeat-item-labels="false">
              <table:data-pilot-members>
                <table:data-pilot-member table:name="N/A" table:display="false" table:show-details="true"/>
                <table:data-pilot-member table:name="АКБ ‘-’" table:display="false" table:show-details="true"/>
                <table:data-pilot-member table:name="АКБ ‘+’" table:display="false" table:show-details="true"/>
                <table:data-pilot-member table:name="БПР ‘40 А’  (до разветвления 1)" table:display="false" table:show-details="true"/>
                <table:data-pilot-member table:name="БПР ‘40 А’ ?" table:display="false" table:show-details="true"/>
                <table:data-pilot-member table:name="БПР ‘60 А’" table:display="false" table:show-details="true"/>
                <table:data-pilot-member table:name="БПР ‘60 А’ (тот же) (до разветвления 1)" table:display="false" table:show-details="true"/>
                <table:data-pilot-member table:name="БПР ‘90 А’" table:display="false" table:show-details="true"/>
                <table:data-pilot-member table:name="БПР ‘шина’" table:display="false" table:show-details="true"/>
                <table:data-pilot-member table:name="Вентилятор охлаждения ‘-’" table:display="false" table:show-details="true"/>
                <table:data-pilot-member table:name="Вентилятор охлаждения ‘+’" table:display="false" table:show-details="true"/>
                <table:data-pilot-member table:name="Вентилятор печки" table:display="false" table:show-details="true"/>
                <table:data-pilot-member table:name="Втягивающее реле ‘управление’" table:display="false" table:show-details="true"/>
                <table:data-pilot-member table:name="Выключатель задних ПТФ ‘лампа-1’" table:display="false" table:show-details="true"/>
                <table:data-pilot-member table:name="Выключатель задних ПТФ ‘лампа-2’" table:display="false" table:show-details="true"/>
                <table:data-pilot-member table:name="Выключатель зажигания ‘15/1’" table:display="false" table:show-details="true"/>
                <table:data-pilot-member table:name="Выключатель зажигания ‘15/2’" table:display="false" table:show-details="true"/>
                <table:data-pilot-member table:name="Выключатель зажигания ‘30’ (от разветвления 1)" table:display="false" table:show-details="true"/>
                <table:data-pilot-member table:name="Выключатель зажигания ‘30/1’ (от разветвления 1)" table:display="false" table:show-details="true"/>
                <table:data-pilot-member table:name="Выключатель зажигания ‘50’" table:display="false" table:show-details="true"/>
                <table:data-pilot-member table:name="Выключатель звуковых сигналов" table:display="false" table:show-details="true"/>
                <table:data-pilot-member table:name="Выключатель звуковых сигналов ‘масса’" table:display="false" table:show-details="true"/>
                <table:data-pilot-member table:name="Выключатель индикатора ручного тормоза ‘1’" table:display="false" table:show-details="true"/>
                <table:data-pilot-member table:name="Выключатель индикатора ручного тормоза ‘2’" table:display="false" table:show-details="true"/>
                <table:data-pilot-member table:name="Выключатель ПТФ ‘H’" table:display="false" table:show-details="true"/>
                <table:data-pilot-member table:name="Выключатель ПТФ ‘L’" table:display="false" table:show-details="true"/>
                <table:data-pilot-member table:name="Выключатель ПТФ ‘лампа-1’" table:display="false" table:show-details="true"/>
                <table:data-pilot-member table:name="Выключатель ПТФ ‘лампа-2’" table:display="false" table:show-details="true"/>
                <table:data-pilot-member table:name="Выключатель света заднего хода ‘1’" table:display="false" table:show-details="true"/>
                <table:data-pilot-member table:name="Выключатель света заднего хода ‘2’" table:display="false" table:show-details="true"/>
                <table:data-pilot-member table:name="Выключатель сигнала торможения ‘1’" table:display="false" table:show-details="true"/>
                <table:data-pilot-member table:name="Выключатель сигнала торможения ‘2’" table:display="false" table:show-details="true"/>
                <table:data-pilot-member table:name="Генератор ‘B+’" table:display="false" table:show-details="true"/>
                <table:data-pilot-member table:name="Генератор ‘D’" table:display="false" table:show-details="true"/>
                <table:data-pilot-member table:name="Датчик P масла" table:display="false" table:show-details="true"/>
                <table:data-pilot-member table:name="Датчик t ОЖ" table:display="false" table:show-details="true"/>
                <table:data-pilot-member table:name="Датчик аварийного падения P масла" table:display="false" table:show-details="true"/>
                <table:data-pilot-member table:name="Датчик аварийного падения уровня тормозной жидкости ‘1’" table:display="false" table:show-details="true"/>
                <table:data-pilot-member table:name="Датчик аварийного падения уровня тормозной жидкости ‘2’" table:display="false" table:show-details="true"/>
                <table:data-pilot-member table:name="Датчик включения вентилятора охлаждения ‘1’" table:display="false" table:show-details="true"/>
                <table:data-pilot-member table:name="Датчик включения вентилятора охлаждения ‘2’" table:display="false" table:show-details="true"/>
                <table:data-pilot-member table:name="Датчик перегрева ОЖ" table:display="false" table:show-details="true"/>
                <table:data-pilot-member table:name="Датчик спидометра ‘1’" table:display="false" table:show-details="true"/>
                <table:data-pilot-member table:name="Датчик спидометра ‘2’" table:display="false" table:show-details="true"/>
                <table:data-pilot-member table:name="Датчик спидометра ‘3’" table:display="false" table:show-details="true"/>
                <table:data-pilot-member table:name="Индикаторная доска ‘XP1.1’" table:display="false" table:show-details="true"/>
                <table:data-pilot-member table:name="Индикаторная доска ‘XP1.11’" table:display="false" table:show-details="true"/>
                <table:data-pilot-member table:name="Индикаторная доска ‘XP1.2’" table:display="false" table:show-details="true"/>
                <table:data-pilot-member table:name="Индикаторная доска ‘XP1.3’" table:display="false" table:show-details="true"/>
                <table:data-pilot-member table:name="Индикаторная доска ‘XP1.4’" table:display="false" table:show-details="true"/>
                <table:data-pilot-member table:name="Индикаторная доска ‘XP1.5’" table:display="false" table:show-details="true"/>
                <table:data-pilot-member table:name="Индикаторная доска ‘XP1.6’" table:display="false" table:show-details="true"/>
                <table:data-pilot-member table:name="Индикаторная доска ‘XP2.2’" table:display="false" table:show-details="true"/>
                <table:data-pilot-member table:name="Индикаторная доска ‘XP2.3’" table:display="false" table:show-details="true"/>
                <table:data-pilot-member table:name="Индикаторная доска ‘XP2.4’" table:display="false" table:show-details="true"/>
                <table:data-pilot-member table:name="Индикаторная доска ‘XP2.5’" table:display="false" table:show-details="true"/>
                <table:data-pilot-member table:name="Индикаторная доска ‘XP2.7’" table:display="false" table:show-details="true"/>
                <table:data-pilot-member table:name="Индикаторная доска ‘XP2.8’" table:display="false" table:show-details="true"/>
                <table:data-pilot-member table:name="Индикаторная доска ‘XP3.1’" table:display="false" table:show-details="true"/>
                <table:data-pilot-member table:name="Индикаторная доска ‘XP3.10’" table:display="false" table:show-details="true"/>
                <table:data-pilot-member table:name="Индикаторная доска ‘XP3.2’" table:display="false" table:show-details="true"/>
                <table:data-pilot-member table:name="Индикаторная доска ‘XP3.3’" table:display="false" table:show-details="true"/>
                <table:data-pilot-member table:name="Индикаторная доска ‘XP3.5’" table:display="false" table:show-details="true"/>
                <table:data-pilot-member table:name="Индикаторная доска ‘XP3.7’" table:display="false" table:show-details="true"/>
                <table:data-pilot-member table:name="Индикаторная доска ‘XP3.8’" table:display="false" table:show-details="true"/>
                <table:data-pilot-member table:name="Индикаторная доска ‘XP3.9’" table:display="false" table:show-details="true"/>
                <table:data-pilot-member table:name="Индикаторная доска ‘XP4.1’" table:display="false" table:show-details="true"/>
                <table:data-pilot-member table:name="Индикаторная доска ‘XP4.2’" table:display="false" table:show-details="true"/>
                <table:data-pilot-member table:name="Клаксон 1" table:display="false" table:show-details="true"/>
                <table:data-pilot-member table:name="Клаксон 2" table:display="false" table:show-details="true"/>
                <table:data-pilot-member table:name="Лампа шкатулки ‘-’" table:display="false" table:show-details="true"/>
                <table:data-pilot-member table:name="Лампа шкатулки ‘+’" table:display="false" table:show-details="true"/>
                <table:data-pilot-member table:name="Левая фара ‘1’" table:display="false" table:show-details="true"/>
                <table:data-pilot-member table:name="Левая фара ‘2’ (ближний)" table:display="false" table:show-details="true"/>
                <table:data-pilot-member table:name="Левая фара ‘3’ (габарит)" table:display="false" table:show-details="true"/>
                <table:data-pilot-member table:name="Левая фара ‘4’ (дальний)" table:display="false" table:show-details="true"/>
                <table:data-pilot-member table:name="Левая фара ‘поворот-масса’" table:display="false" table:show-details="true"/>
                <table:data-pilot-member table:name="Левая фара ‘поворот’" table:display="false" table:show-details="true"/>
                <table:data-pilot-member table:name="Масса" table:display="false" table:show-details="true"/>
                <table:data-pilot-member table:name="Масса (силовой)" table:display="false" table:show-details="true"/>
                <table:data-pilot-member table:name="Мотор антенны ‘1’" table:display="false" table:show-details="true"/>
                <table:data-pilot-member table:name="Мотор антенны ‘2’" table:display="false" table:show-details="true"/>
                <table:data-pilot-member table:name="Мотор стеклоочистителя ‘1’" table:display="false" table:show-details="true"/>
                <table:data-pilot-member table:name="На багажник к дачику указателя уровня топлива" table:display="false" table:show-details="true"/>
                <table:data-pilot-member table:name="На багажник к дачику указателя уровня топлива (лампочка)" table:display="false" table:show-details="true"/>
                <table:data-pilot-member table:name="На багажник к задним ПТФ" table:display="false" table:show-details="true"/>
                <table:data-pilot-member table:name="На багажник к левому заднему габариту" table:display="false" table:show-details="true"/>
                <table:data-pilot-member table:name="На багажник к левому заднему повороту" table:display="false" table:show-details="true"/>
                <table:data-pilot-member table:name="На багажник к освежению багажника" table:display="false" table:show-details="true"/>
                <table:data-pilot-member table:name="На багажник к подсветке номерного знака" table:display="false" table:show-details="true"/>
                <table:data-pilot-member table:name="На багажник к правому заднему габариту" table:display="false" table:show-details="true"/>
                <table:data-pilot-member table:name="На багажник к правому заднему повороту (от переключателя поворотников)" table:display="false" table:show-details="true"/>
                <table:data-pilot-member table:name="На багажник к сигналам торможения и доп-сигналу торможения" table:display="false" table:show-details="true"/>
                <table:data-pilot-member table:name="На багажник к фонарям света заднего хода" table:display="false" table:show-details="true"/>
                <table:data-pilot-member table:name="На кабину к выключателям плафона" table:display="false" table:show-details="true"/>
                <table:data-pilot-member table:name="На кабину к плафону" table:display="false" table:show-details="true"/>
                <table:data-pilot-member table:name="На кабину к элементам обогрева заднего стекла ‘1’" table:display="false" table:show-details="true"/>
                <table:data-pilot-member table:name="На кабину к элементам обогрева заднего стекла ‘общая точка’" table:display="false" table:show-details="true"/>
                <table:data-pilot-member table:name="На ЭБУ к лампе диагностики ‘2.1’" table:display="false" table:show-details="true"/>
                <table:data-pilot-member table:name="На ЭБУ к лампе диагностики ‘2.2’" table:display="false" table:show-details="true"/>
                <table:data-pilot-member table:name="На ЭБУ к тахометру ‘2.4’" table:display="false" table:show-details="true"/>
                <table:data-pilot-member table:name="На ЭБУ к топливному насосу ‘2.3’" table:display="false" table:show-details="true"/>
                <table:data-pilot-member table:name="Насос омывайки" table:display="false" table:show-details="true"/>
                <table:data-pilot-member table:name="Насос омывайки – масса" table:display="false" table:show-details="true"/>
                <table:data-pilot-member table:name="Переключатель антенны ‘H’" table:display="false" table:show-details="true"/>
                <table:data-pilot-member table:name="Переключатель антенны ‘I’" table:display="false" table:show-details="true"/>
                <table:data-pilot-member table:name="Переключатель антенны ‘L’" table:display="false" table:show-details="true"/>
                <table:data-pilot-member table:name="Переключатель антенны ‘S’" table:display="false" table:show-details="true"/>
                <table:data-pilot-member table:name="Переключатель антенны ‘T’" table:display="false" table:show-details="true"/>
                <table:data-pilot-member table:name="Переключатель антенны ‘U’" table:display="false" table:show-details="true"/>
                <table:data-pilot-member table:name="Переключатель дворников ‘53c’" table:display="false" table:show-details="true"/>
                <table:data-pilot-member table:name="Переключатель корректора фар" table:display="false" table:show-details="true"/>
                <table:data-pilot-member table:name="Переключатель обогрева заднего стекла ‘D’" table:display="false" table:show-details="true"/>
                <table:data-pilot-member table:name="Переключатель обогрева заднего стекла ‘H’" table:display="false" table:show-details="true"/>
                <table:data-pilot-member table:name="Переключатель обогрева заднего стекла ‘I’" table:display="false" table:show-details="true"/>
                <table:data-pilot-member table:name="Переключатель обогрева заднего стекла ‘L’" table:display="false" table:show-details="true"/>
                <table:data-pilot-member table:name="Переключатель обогрева заднего стекла ‘U’" table:display="false" table:show-details="true"/>
                <table:data-pilot-member table:name="Переключатель обогрева заднего стекла ‘V’" table:display="false" table:show-details="true"/>
                <table:data-pilot-member table:name="Переключатель обогрева заднего стекла ‘лампа-1’" table:display="false" table:show-details="true"/>
                <table:data-pilot-member table:name="Переключатель поворотников и света" table:display="false" table:show-details="true"/>
                <table:data-pilot-member table:name="Переключатель поворотников и света ‘1’" table:display="false" table:show-details="true"/>
                <table:data-pilot-member table:name="Переключатель поворотников и света ‘2’" table:display="false" table:show-details="true"/>
                <table:data-pilot-member table:name="Переключатель поворотников и света ‘3’" table:display="false" table:show-details="true"/>
                <table:data-pilot-member table:name="Переключатель поворотников и света ‘4’" table:display="false" table:show-details="true"/>
                <table:data-pilot-member table:name="Переключатель поворотников и света ‘5’" table:display="false" table:show-details="true"/>
                <table:data-pilot-member table:name="Переключатель поворотников и света ‘6’" table:display="false" table:show-details="true"/>
                <table:data-pilot-member table:name="Переключатель поворотников и света ‘7’" table:display="false" table:show-details="true"/>
                <table:data-pilot-member table:name="Переключатель поворотников и света ‘8’" table:display="false" table:show-details="true"/>
                <table:data-pilot-member table:name="Переключатель поворотников и света ‘9’" table:display="false" table:show-details="true"/>
                <table:data-pilot-member table:name="Повторитель поворота левый" table:display="false" table:show-details="true"/>
                <table:data-pilot-member table:name="Повторитель поворота левый ‘масса’" table:display="false" table:show-details="true"/>
                <table:data-pilot-member table:name="Повторитель поворота правый" table:display="false" table:show-details="true"/>
                <table:data-pilot-member table:name="Повторитель поворота правый ‘масса’" table:display="false" table:show-details="true"/>
                <table:data-pilot-member table:name="Правая фара ‘1’" table:display="false" table:show-details="true"/>
                <table:data-pilot-member table:name="Правая фара ‘2’ (ближний)" table:display="false" table:show-details="true"/>
                <table:data-pilot-member table:name="Правая фара ‘3’ (габарит)" table:display="false" table:show-details="true"/>
                <table:data-pilot-member table:name="Правая фара ‘4’ (дальний)" table:display="false" table:show-details="true"/>
                <table:data-pilot-member table:name="Правая фара ‘поворот-масса’" table:display="false" table:show-details="true"/>
                <table:data-pilot-member table:name="Правая фара ‘поворот’" table:display="false" table:show-details="true"/>
                <table:data-pilot-member table:name="Пред лев ‘1’, вход (от разветвления 2)" table:display="true" table:show-details="true"/>
                <table:data-pilot-member table:name="Пред лев ‘10’, вход (от разветвления 2)" table:display="true" table:show-details="true"/>
                <table:data-pilot-member table:name="Пред лев ‘11’, вход" table:display="true" table:show-details="true"/>
                <table:data-pilot-member table:name="Пред лев ‘11’, вых" table:display="true" table:show-details="true"/>
                <table:data-pilot-member table:name="Пред лев ‘12’, вход (от разветвления 2)" table:display="true" table:show-details="true"/>
                <table:data-pilot-member table:name="Пред лев ‘12’, вых" table:display="true" table:show-details="true"/>
                <table:data-pilot-member table:name="Пред лев ‘13’, вход" table:display="true" table:show-details="true"/>
                <table:data-pilot-member table:name="Пред лев ‘13’, вых" table:display="true" table:show-details="true"/>
                <table:data-pilot-member table:name="Пред лев ‘2’, вход" table:display="true" table:show-details="true"/>
                <table:data-pilot-member table:name="Пред лев ‘2’, вых" table:display="true" table:show-details="true"/>
                <table:data-pilot-member table:name="Пред лев ‘3’, вход" table:display="true" table:show-details="true"/>
                <table:data-pilot-member table:name="Пред лев ‘3’, вых" table:display="true" table:show-details="true"/>
                <table:data-pilot-member table:name="Пред лев ‘4’, вход" table:display="true" table:show-details="true"/>
                <table:data-pilot-member table:name="Пред лев ‘4’, вых" table:display="true" table:show-details="true"/>
                <table:data-pilot-member table:name="Пред лев ‘5’, вход" table:display="true" table:show-details="true"/>
                <table:data-pilot-member table:name="Пред лев ‘5’, вых" table:display="true" table:show-details="true"/>
                <table:data-pilot-member table:name="Пред лев ‘6’, вход" table:display="true" table:show-details="true"/>
                <table:data-pilot-member table:name="Пред лев ‘7’, вход (от разветвления 2)" table:display="true" table:show-details="true"/>
                <table:data-pilot-member table:name="Пред лев ‘7’, вых" table:display="true" table:show-details="true"/>
                <table:data-pilot-member table:name="Пред лев ‘8’, вход (от разветвления 2)" table:display="true" table:show-details="true"/>
                <table:data-pilot-member table:name="Пред лев ‘8’, вых" table:display="true" table:show-details="true"/>
                <table:data-pilot-member table:name="Пред лев ‘9’, вход" table:display="true" table:show-details="true"/>
                <table:data-pilot-member table:name="Пред лев ‘9’, вых" table:display="true" table:show-details="true"/>
                <table:data-pilot-member table:name="Пред пр ‘1’, вход (от разветвления 2)" table:display="true" table:show-details="true"/>
                <table:data-pilot-member table:name="Пред пр ‘1’, вых" table:display="true" table:show-details="true"/>
                <table:data-pilot-member table:name="Пред пр ‘10’, вых" table:display="true" table:show-details="true"/>
                <table:data-pilot-member table:name="Пред пр ‘11’, вход" table:display="true" table:show-details="true"/>
                <table:data-pilot-member table:name="Пред пр ‘11’, вых" table:display="true" table:show-details="true"/>
                <table:data-pilot-member table:name="Пред пр ‘13’, вход" table:display="true" table:show-details="true"/>
                <table:data-pilot-member table:name="Пред пр ‘13’, вых" table:display="true" table:show-details="true"/>
                <table:data-pilot-member table:name="Пред пр ‘2’, вход" table:display="true" table:show-details="true"/>
                <table:data-pilot-member table:name="Пред пр ‘2’, вых" table:display="true" table:show-details="true"/>
                <table:data-pilot-member table:name="Пред пр ‘3’, вход" table:display="true" table:show-details="true"/>
                <table:data-pilot-member table:name="Пред пр ‘3’, вых" table:display="true" table:show-details="true"/>
                <table:data-pilot-member table:name="Пред пр ‘4’, вход (от разветвления 2)" table:display="true" table:show-details="true"/>
                <table:data-pilot-member table:name="Пред пр ‘4’, вых" table:display="true" table:show-details="true"/>
                <table:data-pilot-member table:name="Пред пр ‘5’, вход (от разветвления 2)" table:display="true" table:show-details="true"/>
                <table:data-pilot-member table:name="Пред пр ‘5’, вых" table:display="true" table:show-details="true"/>
                <table:data-pilot-member table:name="Пред пр ‘6’, вход" table:display="true" table:show-details="true"/>
                <table:data-pilot-member table:name="Пред пр ‘6’, вых" table:display="true" table:show-details="true"/>
                <table:data-pilot-member table:name="Пред пр ‘7’, вход (от разветвления 2)" table:display="true" table:show-details="true"/>
                <table:data-pilot-member table:name="Пред пр ‘7’, вых" table:display="true" table:show-details="true"/>
                <table:data-pilot-member table:name="Пред пр ‘8’, вход (от разветвления 2)" table:display="true" table:show-details="true"/>
                <table:data-pilot-member table:name="Пред пр ‘9’, вход" table:display="true" table:show-details="true"/>
                <table:data-pilot-member table:name="Пред пр ‘9’, вых" table:display="true" table:show-details="true"/>
                <table:data-pilot-member table:name="Прерыватель поворотников" table:display="false" table:show-details="true"/>
                <table:data-pilot-member table:name="Прикуриватель ‘+’" table:display="false" table:show-details="true"/>
                <table:data-pilot-member table:name="Прикуриватель ‘подсветка’" table:display="false" table:show-details="true"/>
                <table:data-pilot-member table:name="ПТФ левая" table:display="false" table:show-details="true"/>
                <table:data-pilot-member table:name="ПТФ правая" table:display="false" table:show-details="true"/>
                <table:data-pilot-member table:name="Разветвление 1 – разветвление 2" table:display="false" table:show-details="true"/>
                <table:data-pilot-member table:name="Реле ближнего света ‘30’ (от разветвления 2)" table:display="false" table:show-details="true"/>
                <table:data-pilot-member table:name="Реле ближнего света ‘85’" table:display="false" table:show-details="true"/>
                <table:data-pilot-member table:name="Реле ближнего света ‘86’" table:display="false" table:show-details="true"/>
                <table:data-pilot-member table:name="Реле ближнего света ‘87’" table:display="false" table:show-details="true"/>
                <table:data-pilot-member table:name="Реле вентилятора охлаждения ‘30’" table:display="false" table:show-details="true"/>
                <table:data-pilot-member table:name="Реле вентилятора охлаждения ‘85’" table:display="false" table:show-details="true"/>
                <table:data-pilot-member table:name="Реле вентилятора охлаждения ‘86’" table:display="false" table:show-details="true"/>
                <table:data-pilot-member table:name="Реле вентилятора охлаждения ‘87’" table:display="false" table:show-details="true"/>
                <table:data-pilot-member table:name="Реле дальнего света ‘30’ (от разветвления 2)" table:display="false" table:show-details="true"/>
                <table:data-pilot-member table:name="Реле дальнего света ‘85’" table:display="false" table:show-details="true"/>
                <table:data-pilot-member table:name="Реле дальнего света ‘86’" table:display="false" table:show-details="true"/>
                <table:data-pilot-member table:name="Реле дальнего света ‘87’" table:display="false" table:show-details="true"/>
                <table:data-pilot-member table:name="Реле задних ПТФ ‘2’" table:display="false" table:show-details="true"/>
                <table:data-pilot-member table:name="Реле клаксонов ‘30’" table:display="false" table:show-details="true"/>
                <table:data-pilot-member table:name="Реле клаксонов ‘85’" table:display="false" table:show-details="true"/>
                <table:data-pilot-member table:name="Реле клаксонов ‘86’" table:display="false" table:show-details="true"/>
                <table:data-pilot-member table:name="Реле клаксонов ‘87’" table:display="false" table:show-details="true"/>
                <table:data-pilot-member table:name="Реле контрольных ламп ‘30’" table:display="false" table:show-details="true"/>
                <table:data-pilot-member table:name="Реле контрольных ламп ‘85’" table:display="false" table:show-details="true"/>
                <table:data-pilot-member table:name="Реле контрольных ламп ‘86’" table:display="false" table:show-details="true"/>
                <table:data-pilot-member table:name="Реле контрольных ламп ‘87’" table:display="false" table:show-details="true"/>
                <table:data-pilot-member table:name="Реле обогрева заднего стекла ‘30’" table:display="false" table:show-details="true"/>
                <table:data-pilot-member table:name="Реле обогрева заднего стекла ‘85’" table:display="false" table:show-details="true"/>
                <table:data-pilot-member table:name="Реле обогрева заднего стекла ‘86’" table:display="false" table:show-details="true"/>
                <table:data-pilot-member table:name="Реле обогрева заднего стекла ‘87’" table:display="false" table:show-details="true"/>
                <table:data-pilot-member table:name="Реле ПТФ ‘30’" table:display="false" table:show-details="true"/>
                <table:data-pilot-member table:name="Реле ПТФ ‘85’" table:display="false" table:show-details="true"/>
                <table:data-pilot-member table:name="Реле ПТФ ‘86’" table:display="false" table:show-details="true"/>
                <table:data-pilot-member table:name="Реле ПТФ ‘87’" table:display="false" table:show-details="true"/>
                <table:data-pilot-member table:name="Реле стартера ‘30’" table:display="false" table:show-details="true"/>
                <table:data-pilot-member table:name="Реле стартера ‘85’" table:display="false" table:show-details="true"/>
                <table:data-pilot-member table:name="Реле стартера ‘86’" table:display="false" table:show-details="true"/>
                <table:data-pilot-member table:name="Реле стартера ‘87’" table:display="false" table:show-details="true"/>
                <table:data-pilot-member table:name="Стартер ‘+’ (силовой)" table:display="false" table:show-details="true"/>
                <table:data-pilot-member table:name="Фонарь подкапотный" table:display="false" table:show-details="true"/>
                <table:data-pilot-member table:name="ЦПС ‘1’ (от разветвления 1)" table:display="false" table:show-details="true"/>
                <table:data-pilot-member table:name="ЦПС ‘3’" table:display="false" table:show-details="true"/>
                <table:data-pilot-member table:name="ЦПС ‘4’" table:display="false" table:show-details="true"/>
                <table:data-pilot-member table:name="ЦПС ‘5’" table:display="false" table:show-details="true"/>
                <table:data-pilot-member table:name="ЦПС ‘7’" table:display="false" table:show-details="true"/>
                <table:data-pilot-member table:name="ЦПС ‘8’" table:display="false" table:show-details="true"/>
                <table:data-pilot-member table:name="ЦПС ‘9’" table:display="false" table:show-details="true"/>
                <table:data-pilot-member table:name="ЭБН ‘масса’" table:display="false" table:show-details="true"/>
                <table:data-pilot-member table:name="ЭБН ‘питание’" table:display="false" table:show-details="true"/>
                <table:data-pilot-member table:name="ЭБУ +12В АКБ ‘1.2’" table:display="false" table:show-details="true"/>
                <table:data-pilot-member table:name="ЭБУ Вывод 15 ‘1.1’" table:display="false" table:show-details="true"/>
                <table:data-pilot-member table:name="ЭБУ Лямбда-зонд ‘2.7’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row" table:used-hierarchy="0" table:function="auto">
            <table:data-pilot-level table:show-empty="false" calcext:repeat-item-labels="false">
              <table:data-pilot-members>
                <table:data-pilot-member table:name="1.45" table:display="true" table:show-details="true"/>
                <table:data-pilot-member table:name="1.5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3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4.6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05:34:32.117476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4-01-29T00:17:00.108227501</dc:date>
    <meta:editing-duration>P2DT22H26M38S</meta:editing-duration>
    <meta:editing-cycles>1079</meta:editing-cycles>
    <meta:generator>LibreOffice/7.5.3.2$Linux_X86_64 LibreOffice_project/50$Build-2</meta:generator>
    <meta:document-statistic meta:table-count="6" meta:cell-count="2472" meta:object-count="0"/>
  </office:meta>
</office:document-meta>
</file>